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18.733cm"/>
        </style:tab-stops>
      </style:paragraph-properties>
      <style:text-properties fo:font-size="14pt" officeooo:paragraph-rsid="00587d6d" style:font-size-asian="14pt" style:font-size-complex="14pt"/>
    </style:style>
    <style:style style:name="P2" style:family="paragraph" style:parent-style-name="Standard">
      <style:text-properties fo:font-size="14pt" officeooo:paragraph-rsid="00587d6d" style:font-size-asian="14pt" style:font-size-complex="14pt"/>
    </style:style>
    <style:style style:name="P3" style:family="paragraph" style:parent-style-name="Standard">
      <style:text-properties fo:font-size="14pt" officeooo:rsid="00559eea" officeooo:paragraph-rsid="005a6ecc" style:font-size-asian="14pt" style:font-size-complex="14pt"/>
    </style:style>
    <style:style style:name="P4" style:family="paragraph" style:parent-style-name="Standard">
      <style:text-properties fo:font-size="14pt" officeooo:rsid="005601e1" officeooo:paragraph-rsid="005a6ecc" style:font-size-asian="14pt" style:font-size-complex="14pt"/>
    </style:style>
    <style:style style:name="P5" style:family="paragraph" style:parent-style-name="Standard">
      <style:text-properties fo:font-size="14pt" officeooo:rsid="005601e1" officeooo:paragraph-rsid="005ac96c" style:font-size-asian="14pt" style:font-size-complex="14pt"/>
    </style:style>
    <style:style style:name="P6" style:family="paragraph" style:parent-style-name="Standard">
      <style:text-properties fo:font-size="14pt" officeooo:rsid="00578dde" officeooo:paragraph-rsid="005a6ecc" style:font-size-asian="14pt" style:font-size-complex="14pt"/>
    </style:style>
    <style:style style:name="P7" style:family="paragraph" style:parent-style-name="Standard">
      <style:text-properties fo:font-size="14pt" officeooo:rsid="005ca17c" officeooo:paragraph-rsid="005ca17c" style:font-size-asian="14pt" style:font-size-complex="14pt"/>
    </style:style>
    <style:style style:name="P8" style:family="paragraph" style:parent-style-name="Standard">
      <style:text-properties fo:font-size="14pt" officeooo:rsid="005ee90a" officeooo:paragraph-rsid="005ee90a" style:font-size-asian="14pt" style:font-size-complex="14pt"/>
    </style:style>
    <style:style style:name="P9" style:family="paragraph" style:parent-style-name="Standard">
      <style:text-properties fo:font-size="14pt" officeooo:rsid="005f9dfd" officeooo:paragraph-rsid="005f9dfd" style:font-size-asian="14pt" style:font-size-complex="14pt"/>
    </style:style>
    <style:style style:name="P10" style:family="paragraph" style:parent-style-name="Standard">
      <style:paragraph-properties fo:text-align="start" style:justify-single-word="false"/>
      <style:text-properties fo:font-size="14pt" officeooo:paragraph-rsid="005fb53e" style:font-size-asian="14pt" style:font-size-complex="14pt"/>
    </style:style>
    <style:style style:name="P11" style:family="paragraph" style:parent-style-name="Standard">
      <style:text-properties fo:font-size="14pt" officeooo:rsid="005fb53e" officeooo:paragraph-rsid="005fb53e" style:font-size-asian="14pt" style:font-size-complex="14pt"/>
    </style:style>
    <style:style style:name="P12" style:family="paragraph" style:parent-style-name="Standard">
      <style:text-properties fo:font-size="14pt" officeooo:rsid="005fb53e" officeooo:paragraph-rsid="0061dd90" style:font-size-asian="14pt" style:font-size-complex="14pt"/>
    </style:style>
    <style:style style:name="P13" style:family="paragraph" style:parent-style-name="Standard">
      <style:text-properties fo:font-size="14pt" officeooo:rsid="0084a806" officeooo:paragraph-rsid="005fb53e" style:font-size-asian="14pt" style:font-size-complex="14pt"/>
    </style:style>
    <style:style style:name="P14" style:family="paragraph" style:parent-style-name="Standard">
      <style:text-properties fo:font-size="14pt" officeooo:rsid="00620097" officeooo:paragraph-rsid="00620097" style:font-size-asian="14pt" style:font-size-complex="14pt"/>
    </style:style>
    <style:style style:name="P15" style:family="paragraph" style:parent-style-name="Standard">
      <style:text-properties fo:font-size="14pt" officeooo:paragraph-rsid="00aee3c4" style:font-size-asian="14pt" style:font-size-complex="14pt"/>
    </style:style>
    <style:style style:name="P16" style:family="paragraph" style:parent-style-name="Standard">
      <style:text-properties fo:font-size="14pt" officeooo:rsid="004d5b64" officeooo:paragraph-rsid="00d01f81" style:font-size-asian="14pt" style:font-size-complex="14pt"/>
    </style:style>
    <style:style style:name="P17" style:family="paragraph" style:parent-style-name="Standard">
      <style:text-properties fo:font-size="14pt" officeooo:rsid="0045cff8" officeooo:paragraph-rsid="00d01f81" style:font-size-asian="14pt" style:font-size-complex="14pt"/>
    </style:style>
    <style:style style:name="P18" style:family="paragraph" style:parent-style-name="Standard">
      <style:text-properties fo:font-size="14pt" officeooo:rsid="0045cff8" officeooo:paragraph-rsid="00e03f79" style:font-size-asian="14pt" style:font-size-complex="14pt"/>
    </style:style>
    <style:style style:name="P19" style:family="paragraph" style:parent-style-name="Standard">
      <style:text-properties fo:font-size="14pt" officeooo:rsid="00d01f81" officeooo:paragraph-rsid="00d01f81" style:font-size-asian="14pt" style:font-size-complex="14pt"/>
    </style:style>
    <style:style style:name="P20" style:family="paragraph" style:parent-style-name="Standard">
      <style:text-properties fo:font-size="14pt" fo:font-weight="normal" officeooo:paragraph-rsid="00587d6d" style:font-size-asian="14pt" style:font-weight-asian="normal" style:font-size-complex="14pt" style:font-weight-complex="normal"/>
    </style:style>
    <style:style style:name="P21" style:family="paragraph" style:parent-style-name="Standard">
      <style:text-properties fo:font-size="14pt" fo:font-weight="normal" officeooo:rsid="0075375f" officeooo:paragraph-rsid="00736f11" style:font-size-asian="14pt" style:font-weight-asian="normal" style:font-size-complex="14pt" style:font-weight-complex="normal"/>
    </style:style>
    <style:style style:name="P22" style:family="paragraph" style:parent-style-name="Standard">
      <style:text-properties fo:font-size="14pt" fo:font-weight="normal" officeooo:rsid="005eecd2" officeooo:paragraph-rsid="005a6ecc" style:font-size-asian="14pt" style:font-weight-asian="normal" style:font-size-complex="14pt" style:font-weight-complex="normal"/>
    </style:style>
    <style:style style:name="P23" style:family="paragraph" style:parent-style-name="Standard">
      <style:text-properties fo:font-size="14pt" fo:font-weight="normal" officeooo:rsid="00794774" officeooo:paragraph-rsid="005ac96c" style:font-size-asian="14pt" style:font-weight-asian="normal" style:font-size-complex="14pt" style:font-weight-complex="normal"/>
    </style:style>
    <style:style style:name="P24" style:family="paragraph" style:parent-style-name="Standard">
      <style:text-properties fo:font-size="14pt" fo:font-weight="normal" officeooo:rsid="00736f11" officeooo:paragraph-rsid="00736f11"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50ebb2" officeooo:paragraph-rsid="005a6ecc" style:font-size-asian="14pt" style:font-weight-asian="normal" style:font-size-complex="14pt" style:font-weight-complex="normal"/>
    </style:style>
    <style:style style:name="P26" style:family="paragraph" style:parent-style-name="Standard">
      <style:text-properties fo:font-size="14pt" fo:font-weight="normal" officeooo:rsid="0035ab17" officeooo:paragraph-rsid="006bd25f" style:font-size-asian="14pt" style:font-weight-asian="normal" style:font-size-complex="14pt" style:font-weight-complex="normal"/>
    </style:style>
    <style:style style:name="P27" style:family="paragraph" style:parent-style-name="Standard">
      <style:text-properties fo:font-size="14pt" fo:font-weight="normal" officeooo:rsid="0035ab17" officeooo:paragraph-rsid="0071433a" style:font-size-asian="14pt" style:font-weight-asian="normal" style:font-size-complex="14pt" style:font-weight-complex="normal"/>
    </style:style>
    <style:style style:name="P28" style:family="paragraph" style:parent-style-name="Standard">
      <style:text-properties fo:font-size="14pt" fo:font-weight="normal" officeooo:rsid="0035ab17" officeooo:paragraph-rsid="007c26e8" style:font-size-asian="14pt" style:font-weight-asian="normal" style:font-size-complex="14pt" style:font-weight-complex="normal"/>
    </style:style>
    <style:style style:name="P29" style:family="paragraph" style:parent-style-name="Standard">
      <style:text-properties fo:font-size="14pt" fo:font-weight="normal" officeooo:rsid="0035ab17" officeooo:paragraph-rsid="0089f6c2" style:font-size-asian="14pt" style:font-weight-asian="normal" style:font-size-complex="14pt" style:font-weight-complex="normal"/>
    </style:style>
    <style:style style:name="P30" style:family="paragraph" style:parent-style-name="Standard">
      <style:text-properties fo:font-size="14pt" fo:font-weight="normal" officeooo:rsid="0035ab17" officeooo:paragraph-rsid="00929221" style:font-size-asian="14pt" style:font-weight-asian="normal" style:font-size-complex="14pt" style:font-weight-complex="normal"/>
    </style:style>
    <style:style style:name="P31" style:family="paragraph" style:parent-style-name="Standard">
      <style:text-properties fo:font-size="14pt" fo:font-weight="normal" officeooo:rsid="0035ab17" officeooo:paragraph-rsid="009ad012" style:font-size-asian="14pt" style:font-weight-asian="normal" style:font-size-complex="14pt" style:font-weight-complex="normal"/>
    </style:style>
    <style:style style:name="P32" style:family="paragraph" style:parent-style-name="Standard">
      <style:text-properties fo:font-size="14pt" fo:font-weight="normal" officeooo:rsid="0035ab17" officeooo:paragraph-rsid="009ea7dc" style:font-size-asian="14pt" style:font-weight-asian="normal" style:font-size-complex="14pt" style:font-weight-complex="normal"/>
    </style:style>
    <style:style style:name="P33" style:family="paragraph" style:parent-style-name="Standard">
      <style:text-properties fo:font-size="14pt" fo:font-weight="normal" officeooo:rsid="0035ab17" officeooo:paragraph-rsid="00a43282" style:font-size-asian="14pt" style:font-weight-asian="normal" style:font-size-complex="14pt" style:font-weight-complex="normal"/>
    </style:style>
    <style:style style:name="P34" style:family="paragraph" style:parent-style-name="Standard">
      <style:text-properties fo:font-size="14pt" fo:font-weight="normal" officeooo:rsid="0035ab17" officeooo:paragraph-rsid="00a61a5a" style:font-size-asian="14pt" style:font-weight-asian="normal" style:font-size-complex="14pt" style:font-weight-complex="normal"/>
    </style:style>
    <style:style style:name="P35" style:family="paragraph" style:parent-style-name="Standard">
      <style:text-properties fo:font-size="14pt" fo:font-weight="normal" officeooo:rsid="0035ab17" officeooo:paragraph-rsid="00ddd2bf" style:font-size-asian="14pt" style:font-weight-asian="normal" style:font-size-complex="14pt" style:font-weight-complex="normal"/>
    </style:style>
    <style:style style:name="P36" style:family="paragraph" style:parent-style-name="Standard">
      <style:text-properties fo:font-size="14pt" fo:font-weight="normal" officeooo:rsid="006bd25f" officeooo:paragraph-rsid="006bd25f" style:font-size-asian="14pt" style:font-weight-asian="normal" style:font-size-complex="14pt" style:font-weight-complex="normal"/>
    </style:style>
    <style:style style:name="P37" style:family="paragraph" style:parent-style-name="Standard">
      <style:text-properties fo:font-size="14pt" fo:font-weight="normal" officeooo:rsid="006bd25f" officeooo:paragraph-rsid="0071433a" style:font-size-asian="14pt" style:font-weight-asian="normal" style:font-size-complex="14pt" style:font-weight-complex="normal"/>
    </style:style>
    <style:style style:name="P38" style:family="paragraph" style:parent-style-name="Standard">
      <style:text-properties fo:font-size="14pt" fo:font-weight="normal" officeooo:rsid="006bd25f" officeooo:paragraph-rsid="007c26e8" style:font-size-asian="14pt" style:font-weight-asian="normal" style:font-size-complex="14pt" style:font-weight-complex="normal"/>
    </style:style>
    <style:style style:name="P39" style:family="paragraph" style:parent-style-name="Standard">
      <style:text-properties fo:font-size="14pt" fo:font-weight="normal" officeooo:rsid="006bd25f" officeooo:paragraph-rsid="007dd9d0" style:font-size-asian="14pt" style:font-weight-asian="normal" style:font-size-complex="14pt" style:font-weight-complex="normal"/>
    </style:style>
    <style:style style:name="P40" style:family="paragraph" style:parent-style-name="Standard">
      <style:text-properties fo:font-size="14pt" fo:font-weight="normal" officeooo:rsid="006bd25f" officeooo:paragraph-rsid="00a43282" style:font-size-asian="14pt" style:font-weight-asian="normal" style:font-size-complex="14pt" style:font-weight-complex="normal"/>
    </style:style>
    <style:style style:name="P41" style:family="paragraph" style:parent-style-name="Standard">
      <style:text-properties fo:font-size="14pt" fo:font-weight="normal" officeooo:rsid="006bd25f" officeooo:paragraph-rsid="00a61a5a" style:font-size-asian="14pt" style:font-weight-asian="normal" style:font-size-complex="14pt" style:font-weight-complex="normal"/>
    </style:style>
    <style:style style:name="P42" style:family="paragraph" style:parent-style-name="Standard">
      <style:text-properties fo:font-size="14pt" fo:font-weight="normal" officeooo:rsid="007dd9d0" officeooo:paragraph-rsid="007dd9d0"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786c0d" officeooo:paragraph-rsid="007c26e8"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7e8520" officeooo:paragraph-rsid="007e8520" style:font-size-asian="14pt" style:font-weight-asian="normal" style:font-size-complex="14pt" style:font-weight-complex="normal"/>
    </style:style>
    <style:style style:name="P45" style:family="paragraph" style:parent-style-name="Standard">
      <style:text-properties fo:font-size="14pt" fo:font-weight="normal" officeooo:rsid="00a43282" officeooo:paragraph-rsid="00a43282" style:font-size-asian="14pt" style:font-weight-asian="normal" style:font-size-complex="14pt" style:font-weight-complex="normal"/>
    </style:style>
    <style:style style:name="P46" style:family="paragraph" style:parent-style-name="Standard">
      <style:text-properties fo:font-size="14pt" fo:font-weight="normal" officeooo:rsid="00a43282" officeooo:paragraph-rsid="00a61a5a" style:font-size-asian="14pt" style:font-weight-asian="normal" style:font-size-complex="14pt" style:font-weight-complex="normal"/>
    </style:style>
    <style:style style:name="P47" style:family="paragraph" style:parent-style-name="Standard">
      <style:text-properties fo:font-size="14pt" fo:font-weight="normal" officeooo:rsid="0071433a" officeooo:paragraph-rsid="00a43282" style:font-size-asian="14pt" style:font-weight-asian="normal" style:font-size-complex="14pt" style:font-weight-complex="normal"/>
    </style:style>
    <style:style style:name="P48" style:family="paragraph" style:parent-style-name="Standard">
      <style:text-properties fo:font-size="14pt" fo:font-weight="normal" officeooo:rsid="00a60105" officeooo:paragraph-rsid="00a60105" style:font-size-asian="14pt" style:font-weight-asian="normal" style:font-size-complex="14pt" style:font-weight-complex="normal"/>
    </style:style>
    <style:style style:name="P49" style:family="paragraph" style:parent-style-name="Standard">
      <style:text-properties fo:font-size="14pt" fo:font-weight="normal" officeooo:rsid="00a61a5a" officeooo:paragraph-rsid="00a61a5a" style:font-size-asian="14pt" style:font-weight-asian="normal" style:font-size-complex="14pt" style:font-weight-complex="normal"/>
    </style:style>
    <style:style style:name="P50" style:family="paragraph" style:parent-style-name="Standard">
      <style:text-properties fo:font-size="14pt" fo:font-weight="normal" officeooo:rsid="00a83f3f" officeooo:paragraph-rsid="00a61a5a" style:font-size-asian="14pt" style:font-weight-asian="normal" style:font-size-complex="14pt" style:font-weight-complex="normal"/>
    </style:style>
    <style:style style:name="P51" style:family="paragraph" style:parent-style-name="Standard">
      <style:text-properties fo:font-size="14pt" fo:font-weight="normal" officeooo:rsid="00577bcd" officeooo:paragraph-rsid="00577bcd" style:font-size-asian="14pt" style:font-weight-asian="normal" style:font-size-complex="14pt" style:font-weight-complex="normal"/>
    </style:style>
    <style:style style:name="P52" style:family="paragraph" style:parent-style-name="Standard">
      <style:text-properties fo:font-size="14pt" fo:font-weight="normal" officeooo:rsid="00aa25b7" officeooo:paragraph-rsid="00aa25b7" style:font-size-asian="14pt" style:font-weight-asian="normal" style:font-size-complex="14pt" style:font-weight-complex="normal"/>
    </style:style>
    <style:style style:name="P53" style:family="paragraph" style:parent-style-name="Standard">
      <style:text-properties fo:font-size="14pt" fo:font-weight="normal" officeooo:rsid="00b48134" officeooo:paragraph-rsid="00b48134" style:font-size-asian="14pt" style:font-weight-asian="normal" style:font-size-complex="14pt" style:font-weight-complex="normal"/>
    </style:style>
    <style:style style:name="P54" style:family="paragraph" style:parent-style-name="Standard">
      <style:text-properties fo:font-size="14pt" fo:font-weight="normal" officeooo:rsid="00b74c3a" officeooo:paragraph-rsid="00b74c3a" style:font-size-asian="14pt" style:font-weight-asian="normal" style:font-size-complex="14pt" style:font-weight-complex="normal"/>
    </style:style>
    <style:style style:name="P55" style:family="paragraph" style:parent-style-name="Standard">
      <style:text-properties fo:font-size="14pt" fo:font-weight="normal" officeooo:rsid="00c7f20e" officeooo:paragraph-rsid="00c7f20e" style:font-size-asian="14pt" style:font-weight-asian="normal" style:font-size-complex="14pt" style:font-weight-complex="normal"/>
    </style:style>
    <style:style style:name="P56" style:family="paragraph" style:parent-style-name="Standard">
      <style:text-properties fo:font-size="14pt" fo:font-weight="normal" officeooo:rsid="00cd3ba4" officeooo:paragraph-rsid="00cd3ba4" style:font-size-asian="14pt" style:font-weight-asian="normal" style:font-size-complex="14pt" style:font-weight-complex="normal"/>
    </style:style>
    <style:style style:name="P57" style:family="paragraph" style:parent-style-name="Standard">
      <style:text-properties fo:font-size="14pt" fo:font-weight="normal" officeooo:rsid="00d5c575" officeooo:paragraph-rsid="00d5c575" style:font-size-asian="14pt" style:font-weight-asian="normal" style:font-size-complex="14pt" style:font-weight-complex="normal"/>
    </style:style>
    <style:style style:name="P58" style:family="paragraph" style:parent-style-name="Standard">
      <style:text-properties fo:font-size="14pt" fo:font-weight="normal" officeooo:rsid="00e651d3" officeooo:paragraph-rsid="00e651d3" style:font-size-asian="14pt" style:font-weight-asian="normal" style:font-size-complex="14pt" style:font-weight-complex="normal"/>
    </style:style>
    <style:style style:name="P59" style:family="paragraph" style:parent-style-name="Standard">
      <style:text-properties fo:font-size="14pt" fo:font-weight="normal" officeooo:rsid="00e96625" officeooo:paragraph-rsid="00e96625" style:font-size-asian="14pt" style:font-weight-asian="normal" style:font-size-complex="14pt" style:font-weight-complex="normal"/>
    </style:style>
    <style:style style:name="P60" style:family="paragraph" style:parent-style-name="Standard">
      <style:text-properties fo:font-size="14pt" fo:font-weight="bold" officeooo:rsid="005601e1" officeooo:paragraph-rsid="005a6ecc" style:font-size-asian="14pt" style:font-weight-asian="bold" style:font-size-complex="14pt" style:font-weight-complex="bold"/>
    </style:style>
    <style:style style:name="P61" style:family="paragraph" style:parent-style-name="Standard">
      <style:text-properties fo:font-size="14pt" fo:font-weight="bold" officeooo:rsid="005601e1" officeooo:paragraph-rsid="005ac96c" style:font-size-asian="14pt" style:font-weight-asian="bold" style:font-size-complex="14pt" style:font-weight-complex="bold"/>
    </style:style>
    <style:style style:name="P62" style:family="paragraph" style:parent-style-name="Standard">
      <style:text-properties fo:font-size="14pt" fo:font-weight="bold" officeooo:rsid="005b89c8" officeooo:paragraph-rsid="005a6ecc" style:font-size-asian="14pt" style:font-weight-asian="bold" style:font-size-complex="14pt" style:font-weight-complex="bold"/>
    </style:style>
    <style:style style:name="P63" style:family="paragraph" style:parent-style-name="Standard">
      <style:text-properties fo:font-size="14pt" fo:font-weight="bold" officeooo:rsid="005d2e22" officeooo:paragraph-rsid="005a6ecc" style:font-size-asian="14pt" style:font-weight-asian="bold" style:font-size-complex="14pt" style:font-weight-complex="bold"/>
    </style:style>
    <style:style style:name="P64" style:family="paragraph" style:parent-style-name="Standard">
      <style:text-properties fo:font-size="14pt" fo:font-weight="bold" officeooo:rsid="006f2bca" officeooo:paragraph-rsid="005ac96c" style:font-size-asian="14pt" style:font-weight-asian="bold" style:font-size-complex="14pt" style:font-weight-complex="bold"/>
    </style:style>
    <style:style style:name="P65" style:family="paragraph" style:parent-style-name="Standard">
      <style:text-properties fo:font-size="14pt" fo:font-weight="bold" officeooo:rsid="00736f11" officeooo:paragraph-rsid="00736f11" style:font-size-asian="14pt" style:font-weight-asian="bold" style:font-size-complex="14pt" style:font-weight-complex="bold"/>
    </style:style>
    <style:style style:name="P66" style:family="paragraph" style:parent-style-name="Standard">
      <style:text-properties fo:font-size="14pt" fo:font-weight="bold" officeooo:rsid="00620097" officeooo:paragraph-rsid="00620097" style:font-size-asian="14pt" style:font-weight-asian="bold" style:font-size-complex="14pt" style:font-weight-complex="bold"/>
    </style:style>
    <style:style style:name="P67" style:family="paragraph" style:parent-style-name="Standard">
      <style:text-properties fo:font-size="14pt" fo:font-weight="bold" officeooo:rsid="006eafbb" officeooo:paragraph-rsid="006bd25f" style:font-size-asian="14pt" style:font-weight-asian="bold" style:font-size-complex="14pt" style:font-weight-complex="bold"/>
    </style:style>
    <style:style style:name="P68" style:family="paragraph" style:parent-style-name="Standard">
      <style:text-properties fo:font-size="14pt" fo:font-weight="bold" officeooo:rsid="006eafbb" officeooo:paragraph-rsid="0071433a" style:font-size-asian="14pt" style:font-weight-asian="bold" style:font-size-complex="14pt" style:font-weight-complex="bold"/>
    </style:style>
    <style:style style:name="P69" style:family="paragraph" style:parent-style-name="Standard">
      <style:text-properties fo:font-size="14pt" fo:font-weight="bold" officeooo:rsid="006eafbb" officeooo:paragraph-rsid="007c26e8" style:font-size-asian="14pt" style:font-weight-asian="bold" style:font-size-complex="14pt" style:font-weight-complex="bold"/>
    </style:style>
    <style:style style:name="P70" style:family="paragraph" style:parent-style-name="Standard">
      <style:text-properties fo:font-size="14pt" fo:font-weight="bold" officeooo:rsid="006eafbb" officeooo:paragraph-rsid="0089f6c2" style:font-size-asian="14pt" style:font-weight-asian="bold" style:font-size-complex="14pt" style:font-weight-complex="bold"/>
    </style:style>
    <style:style style:name="P71" style:family="paragraph" style:parent-style-name="Standard">
      <style:text-properties fo:font-size="14pt" fo:font-weight="bold" officeooo:rsid="006eafbb" officeooo:paragraph-rsid="00929221" style:font-size-asian="14pt" style:font-weight-asian="bold" style:font-size-complex="14pt" style:font-weight-complex="bold"/>
    </style:style>
    <style:style style:name="P72" style:family="paragraph" style:parent-style-name="Standard">
      <style:text-properties fo:font-size="14pt" fo:font-weight="bold" officeooo:rsid="006eafbb" officeooo:paragraph-rsid="009ad012" style:font-size-asian="14pt" style:font-weight-asian="bold" style:font-size-complex="14pt" style:font-weight-complex="bold"/>
    </style:style>
    <style:style style:name="P73" style:family="paragraph" style:parent-style-name="Standard">
      <style:text-properties fo:font-size="14pt" fo:font-weight="bold" officeooo:rsid="006eafbb" officeooo:paragraph-rsid="009ea7dc" style:font-size-asian="14pt" style:font-weight-asian="bold" style:font-size-complex="14pt" style:font-weight-complex="bold"/>
    </style:style>
    <style:style style:name="P74" style:family="paragraph" style:parent-style-name="Standard">
      <style:text-properties fo:font-size="14pt" fo:font-weight="bold" officeooo:rsid="006eafbb" officeooo:paragraph-rsid="00a43282" style:font-size-asian="14pt" style:font-weight-asian="bold" style:font-size-complex="14pt" style:font-weight-complex="bold"/>
    </style:style>
    <style:style style:name="P75" style:family="paragraph" style:parent-style-name="Standard">
      <style:text-properties fo:font-size="14pt" fo:font-weight="bold" officeooo:rsid="006eafbb" officeooo:paragraph-rsid="00ddd2bf" style:font-size-asian="14pt" style:font-weight-asian="bold" style:font-size-complex="14pt" style:font-weight-complex="bold"/>
    </style:style>
    <style:style style:name="P76" style:family="paragraph" style:parent-style-name="Standard">
      <style:text-properties fo:font-size="14pt" fo:font-weight="bold" officeooo:rsid="00a43282" officeooo:paragraph-rsid="00a43282" style:font-size-asian="14pt" style:font-weight-asian="bold" style:font-size-complex="14pt" style:font-weight-complex="bold"/>
    </style:style>
    <style:style style:name="P77" style:family="paragraph" style:parent-style-name="Standard">
      <style:text-properties fo:font-size="14pt" fo:font-weight="bold" officeooo:rsid="00a43282" officeooo:paragraph-rsid="00a61a5a" style:font-size-asian="14pt" style:font-weight-asian="bold" style:font-size-complex="14pt" style:font-weight-complex="bold"/>
    </style:style>
    <style:style style:name="P78" style:family="paragraph" style:parent-style-name="Standard">
      <style:text-properties fo:font-size="14pt" fo:font-weight="bold" officeooo:rsid="00a60105" officeooo:paragraph-rsid="00a60105" style:font-size-asian="14pt" style:font-weight-asian="bold" style:font-size-complex="14pt" style:font-weight-complex="bold"/>
    </style:style>
    <style:style style:name="P79" style:family="paragraph" style:parent-style-name="Standard">
      <style:text-properties fo:font-size="14pt" fo:font-weight="bold" officeooo:rsid="00aa25b7" officeooo:paragraph-rsid="00aa25b7" style:font-size-asian="14pt" style:font-weight-asian="bold" style:font-size-complex="14pt" style:font-weight-complex="bold"/>
    </style:style>
    <style:style style:name="P80" style:family="paragraph" style:parent-style-name="Standard">
      <style:paragraph-properties fo:text-align="start" style:justify-single-word="false"/>
      <style:text-properties fo:font-size="14pt" fo:font-style="normal" fo:font-weight="normal" officeooo:paragraph-rsid="00587d6d" style:font-size-asian="12.25pt" style:font-style-asian="normal" style:font-weight-asian="normal" style:font-size-complex="14pt" style:font-style-complex="normal" style:font-weight-complex="normal"/>
    </style:style>
    <style:style style:name="P81" style:family="paragraph" style:parent-style-name="Standard">
      <style:text-properties fo:font-size="14pt" fo:font-style="normal" officeooo:rsid="00587d6d" officeooo:paragraph-rsid="00587d6d" style:font-size-asian="14pt" style:font-style-asian="normal" style:font-size-complex="14pt" style:font-style-complex="normal"/>
    </style:style>
    <style:style style:name="P82" style:family="paragraph" style:parent-style-name="Standard">
      <style:text-properties fo:font-size="14pt" style:text-underline-style="none" fo:font-weight="bold" officeooo:rsid="00620097" officeooo:paragraph-rsid="00620097" style:font-size-asian="14pt" style:font-weight-asian="bold" style:font-size-complex="14pt" style:font-weight-complex="bold"/>
    </style:style>
    <style:style style:name="P83" style:family="paragraph" style:parent-style-name="Standard">
      <style:text-properties fo:font-size="14pt" style:text-underline-style="solid" style:text-underline-width="auto" style:text-underline-color="font-color" fo:font-weight="bold" officeooo:rsid="00620097" officeooo:paragraph-rsid="00620097" style:font-size-asian="14pt" style:font-weight-asian="bold" style:font-size-complex="14pt" style:font-weight-complex="bold"/>
    </style:style>
    <style:style style:name="P84" style:family="paragraph" style:parent-style-name="Standard">
      <style:text-properties fo:font-size="14pt" style:text-underline-style="solid" style:text-underline-width="auto" style:text-underline-color="font-color" officeooo:rsid="00d1a099" officeooo:paragraph-rsid="00d1a099" style:font-size-asian="14pt" style:font-size-complex="14pt"/>
    </style:style>
    <style:style style:name="P85" style:family="paragraph" style:parent-style-name="Standard">
      <style:text-properties fo:font-size="14pt" style:text-underline-style="solid" style:text-underline-width="auto" style:text-underline-color="font-color" officeooo:rsid="00d1cd21" officeooo:paragraph-rsid="00d1cd21" style:font-size-asian="14pt" style:font-size-complex="14pt"/>
    </style:style>
    <style:style style:name="P86" style:family="paragraph" style:parent-style-name="Standard">
      <style:text-properties fo:font-size="14pt" fo:font-style="italic" fo:font-weight="normal" officeooo:rsid="00a43282" officeooo:paragraph-rsid="00a43282" style:font-size-asian="14pt" style:font-style-asian="italic" style:font-weight-asian="normal" style:font-size-complex="14pt" style:font-style-complex="italic" style:font-weight-complex="normal"/>
    </style:style>
    <style:style style:name="P87" style:family="paragraph" style:parent-style-name="Standard">
      <style:text-properties fo:font-size="14pt" fo:font-style="italic" fo:font-weight="normal" officeooo:rsid="00a43282" officeooo:paragraph-rsid="00a61a5a" style:font-size-asian="14pt" style:font-style-asian="italic" style:font-weight-asian="normal" style:font-size-complex="14pt" style:font-style-complex="italic" style:font-weight-complex="normal"/>
    </style:style>
    <style:style style:name="P88" style:family="paragraph" style:parent-style-name="Standard">
      <style:text-properties fo:font-size="14pt" fo:font-style="italic" style:text-underline-style="solid" style:text-underline-width="auto" style:text-underline-color="font-color" fo:font-weight="bold" officeooo:rsid="00d409fa" officeooo:paragraph-rsid="00d409fa" style:font-size-asian="14pt" style:font-style-asian="italic" style:font-weight-asian="bold" style:font-size-complex="14pt" style:font-style-complex="italic" style:font-weight-complex="bold"/>
    </style:style>
    <style:style style:name="P89" style:family="paragraph" style:parent-style-name="Standard">
      <style:paragraph-properties fo:text-align="center" style:justify-single-word="false"/>
      <style:text-properties fo:font-size="24pt" fo:font-weight="bold" officeooo:rsid="0039062d" officeooo:paragraph-rsid="0039062d" style:font-size-asian="21pt" style:font-weight-asian="bold" style:font-size-complex="24pt" style:font-weight-complex="bold"/>
    </style:style>
    <style:style style:name="P90" style:family="paragraph" style:parent-style-name="Standard">
      <style:text-properties fo:font-size="24pt" style:text-underline-style="solid" style:text-underline-width="auto" style:text-underline-color="font-color" fo:font-weight="bold" officeooo:rsid="00337a53" officeooo:paragraph-rsid="007c26e8" style:font-size-asian="24pt" style:font-weight-asian="bold" style:font-size-complex="24pt" style:font-weight-complex="bold"/>
    </style:style>
    <style:style style:name="P91" style:family="paragraph" style:parent-style-name="Standard">
      <style:text-properties fo:font-size="24pt" style:text-underline-style="solid" style:text-underline-width="auto" style:text-underline-color="font-color" fo:font-weight="bold" officeooo:rsid="00337a53" officeooo:paragraph-rsid="0071433a" style:font-size-asian="24pt" style:font-weight-asian="bold" style:font-size-complex="24pt" style:font-weight-complex="bold"/>
    </style:style>
    <style:style style:name="P92" style:family="paragraph" style:parent-style-name="Standard">
      <style:text-properties fo:font-size="24pt" style:text-underline-style="solid" style:text-underline-width="auto" style:text-underline-color="font-color" fo:font-weight="bold" officeooo:rsid="00337a53" officeooo:paragraph-rsid="0089f6c2" style:font-size-asian="24pt" style:font-weight-asian="bold" style:font-size-complex="24pt" style:font-weight-complex="bold"/>
    </style:style>
    <style:style style:name="P93" style:family="paragraph" style:parent-style-name="Standard">
      <style:text-properties fo:font-size="24pt" style:text-underline-style="solid" style:text-underline-width="auto" style:text-underline-color="font-color" fo:font-weight="bold" officeooo:rsid="00337a53" officeooo:paragraph-rsid="00929221" style:font-size-asian="24pt" style:font-weight-asian="bold" style:font-size-complex="24pt" style:font-weight-complex="bold"/>
    </style:style>
    <style:style style:name="P94" style:family="paragraph" style:parent-style-name="Standard">
      <style:text-properties fo:font-size="24pt" style:text-underline-style="solid" style:text-underline-width="auto" style:text-underline-color="font-color" fo:font-weight="bold" officeooo:rsid="00337a53" officeooo:paragraph-rsid="009ad012" style:font-size-asian="24pt" style:font-weight-asian="bold" style:font-size-complex="24pt" style:font-weight-complex="bold"/>
    </style:style>
    <style:style style:name="P95" style:family="paragraph" style:parent-style-name="Standard">
      <style:text-properties fo:font-size="24pt" style:text-underline-style="solid" style:text-underline-width="auto" style:text-underline-color="font-color" fo:font-weight="bold" officeooo:rsid="00337a53" officeooo:paragraph-rsid="009ea7dc" style:font-size-asian="24pt" style:font-weight-asian="bold" style:font-size-complex="24pt" style:font-weight-complex="bold"/>
    </style:style>
    <style:style style:name="P96" style:family="paragraph" style:parent-style-name="Standard">
      <style:text-properties fo:font-size="24pt" style:text-underline-style="solid" style:text-underline-width="auto" style:text-underline-color="font-color" fo:font-weight="bold" officeooo:rsid="00337a53" officeooo:paragraph-rsid="00a43282" style:font-size-asian="24pt" style:font-weight-asian="bold" style:font-size-complex="24pt" style:font-weight-complex="bold"/>
    </style:style>
    <style:style style:name="P97" style:family="paragraph" style:parent-style-name="Standard">
      <style:text-properties fo:font-size="24pt" style:text-underline-style="solid" style:text-underline-width="auto" style:text-underline-color="font-color" fo:font-weight="bold" officeooo:rsid="00337a53" officeooo:paragraph-rsid="00a61a5a" style:font-size-asian="24pt" style:font-weight-asian="bold" style:font-size-complex="24pt" style:font-weight-complex="bold"/>
    </style:style>
    <style:style style:name="P98" style:family="paragraph" style:parent-style-name="Standard">
      <style:text-properties fo:font-size="24pt" style:text-underline-style="solid" style:text-underline-width="auto" style:text-underline-color="font-color" fo:font-weight="bold" officeooo:rsid="00337a53" officeooo:paragraph-rsid="00ddd2bf" style:font-size-asian="24pt" style:font-weight-asian="bold" style:font-size-complex="24pt" style:font-weight-complex="bold"/>
    </style:style>
    <style:style style:name="P99" style:family="paragraph" style:parent-style-name="Standard">
      <style:paragraph-properties fo:text-align="start" style:justify-single-word="false"/>
      <style:text-properties style:text-position="0% 100%" fo:font-size="14pt" fo:font-style="normal" fo:font-weight="normal" officeooo:paragraph-rsid="00587d6d" style:font-size-asian="12.25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style:text-position="0% 100%" fo:font-size="14pt" fo:font-style="normal" fo:font-weight="normal" officeooo:rsid="00577bcd" officeooo:paragraph-rsid="00587d6d"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style:text-position="0% 100%" fo:font-size="14pt" fo:font-style="normal" fo:font-weight="normal" officeooo:rsid="00aa25b7" officeooo:paragraph-rsid="00aa25b7" style:font-size-asian="14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style:text-position="0% 100%" fo:font-size="14pt" fo:font-style="normal" fo:font-weight="normal" officeooo:rsid="00acfcb4" officeooo:paragraph-rsid="00b0cc2c" style:font-size-asian="14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style:text-position="0% 100%" fo:font-size="14pt" fo:font-style="normal" fo:font-weight="normal" officeooo:rsid="00c48354" officeooo:paragraph-rsid="00c48354" style:font-size-asian="14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style:text-position="0% 100%" fo:font-size="14pt" fo:font-style="normal" fo:font-weight="normal" officeooo:rsid="00da1aec" officeooo:paragraph-rsid="00da1aec" style:font-size-asian="14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style:text-position="0% 100%" fo:font-size="14pt" fo:font-style="normal" fo:font-weight="normal" officeooo:rsid="00e5b099" officeooo:paragraph-rsid="00e5b099" style:font-size-asian="14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style:text-position="0% 100%" fo:font-size="14pt" fo:font-style="normal" fo:font-weight="normal" officeooo:rsid="00e651d3" officeooo:paragraph-rsid="00e651d3" style:font-size-asian="14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style:text-position="0% 100%" fo:font-size="14pt" fo:font-style="normal" fo:font-weight="normal" officeooo:rsid="00e6650d" officeooo:paragraph-rsid="00e6650d" style:font-size-asian="14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style:text-position="0% 100%" fo:font-size="14pt" fo:font-style="normal" fo:font-weight="normal" officeooo:rsid="00e87fbb" officeooo:paragraph-rsid="00e87fbb" style:font-size-asian="14pt" style:font-style-asian="normal" style:font-weight-asian="normal" style:font-size-complex="14pt" style:font-style-complex="normal" style:font-weight-complex="normal"/>
    </style:style>
    <style:style style:name="P109" style:family="paragraph" style:parent-style-name="Standard">
      <style:text-properties style:text-position="0% 100%" fo:font-size="14pt" fo:font-style="normal" officeooo:paragraph-rsid="00587d6d" style:font-size-asian="14pt" style:font-style-asian="normal" style:font-size-complex="14pt" style:font-style-complex="normal"/>
    </style:style>
    <style:style style:name="P110" style:family="paragraph" style:parent-style-name="Standard">
      <style:text-properties style:text-position="0% 100%" fo:font-size="14pt" fo:font-style="normal" officeooo:rsid="00587d6d" officeooo:paragraph-rsid="00587d6d" style:font-size-asian="14pt" style:font-style-asian="normal" style:font-size-complex="14pt" style:font-style-complex="normal"/>
    </style:style>
    <style:style style:name="P111" style:family="paragraph" style:parent-style-name="Standard">
      <style:text-properties style:text-position="0% 100%" fo:font-size="14pt" fo:font-style="normal" officeooo:rsid="00aa25b7" officeooo:paragraph-rsid="00aa25b7" style:font-size-asian="14pt" style:font-style-asian="normal" style:font-size-complex="14pt" style:font-style-complex="normal"/>
    </style:style>
    <style:style style:name="P112" style:family="paragraph" style:parent-style-name="Standard">
      <style:text-properties style:text-position="0% 100%" fo:font-size="14pt" fo:font-style="normal" style:text-underline-style="none" fo:font-weight="normal" officeooo:rsid="009618ac" officeooo:paragraph-rsid="009ea7dc" style:font-size-asian="14pt" style:font-style-asian="normal" style:font-weight-asian="normal" style:font-size-complex="14pt" style:font-style-complex="normal" style:font-weight-complex="normal"/>
    </style:style>
    <style:style style:name="P113" style:family="paragraph" style:parent-style-name="Standard">
      <style:text-properties style:text-position="0% 100%" fo:font-size="14pt" officeooo:paragraph-rsid="00587d6d" style:font-size-asian="14pt" style:font-size-complex="14pt"/>
    </style:style>
    <style:style style:name="P114" style:family="paragraph" style:parent-style-name="Standard">
      <style:text-properties style:text-position="0% 100%" fo:font-size="14pt" officeooo:rsid="005601e1" officeooo:paragraph-rsid="005a6ecc" style:font-size-asian="14pt" style:font-size-complex="14pt"/>
    </style:style>
    <style:style style:name="P115" style:family="paragraph" style:parent-style-name="Standard">
      <style:text-properties style:text-position="0% 100%" fo:font-size="14pt" officeooo:rsid="005601e1" officeooo:paragraph-rsid="005c681f" style:font-size-asian="14pt" style:font-size-complex="14pt"/>
    </style:style>
    <style:style style:name="P116" style:family="paragraph" style:parent-style-name="Standard">
      <style:text-properties style:text-position="0% 100%" fo:font-size="14pt" officeooo:rsid="005601e1" officeooo:paragraph-rsid="006327d3" style:font-size-asian="14pt" style:font-size-complex="14pt"/>
    </style:style>
    <style:style style:name="P117" style:family="paragraph" style:parent-style-name="Standard">
      <style:text-properties style:text-position="0% 100%" fo:font-size="14pt" officeooo:rsid="005601e1" officeooo:paragraph-rsid="00aa25b7" style:font-size-asian="14pt" style:font-size-complex="14pt"/>
    </style:style>
    <style:style style:name="P118" style:family="paragraph" style:parent-style-name="Standard">
      <style:text-properties style:text-position="0% 100%" fo:font-size="14pt" officeooo:rsid="005a6ecc" officeooo:paragraph-rsid="005a6ecc" style:font-size-asian="14pt" style:font-size-complex="14pt"/>
    </style:style>
    <style:style style:name="P119" style:family="paragraph" style:parent-style-name="Standard">
      <style:text-properties style:text-position="0% 100%" fo:font-size="14pt" officeooo:rsid="00aa25b7" officeooo:paragraph-rsid="00aa25b7" style:font-size-asian="14pt" style:font-size-complex="14pt"/>
    </style:style>
    <style:style style:name="P120" style:family="paragraph" style:parent-style-name="Standard">
      <style:text-properties style:text-position="0% 100%" fo:font-size="14pt" fo:font-weight="normal" officeooo:paragraph-rsid="00587d6d" style:font-size-asian="14pt" style:font-weight-asian="normal" style:font-size-complex="14pt" style:font-weight-complex="normal"/>
    </style:style>
    <style:style style:name="P121" style:family="paragraph" style:parent-style-name="Standard">
      <style:text-properties style:text-position="0% 100%" fo:font-size="14pt" fo:font-weight="normal" officeooo:rsid="002f44fe" officeooo:paragraph-rsid="00587d6d" style:font-size-asian="14pt" style:font-weight-asian="normal" style:font-size-complex="14pt" style:font-weight-complex="normal"/>
    </style:style>
    <style:style style:name="P122" style:family="paragraph" style:parent-style-name="Standard">
      <style:text-properties style:text-position="0% 100%" fo:font-size="14pt" fo:font-weight="normal" officeooo:rsid="002f44fe" officeooo:paragraph-rsid="00c48354" style:font-size-asian="14pt" style:font-weight-asian="normal" style:font-size-complex="14pt" style:font-weight-complex="normal"/>
    </style:style>
    <style:style style:name="P123" style:family="paragraph" style:parent-style-name="Standard">
      <style:paragraph-properties fo:text-align="start" style:justify-single-word="false"/>
      <style:text-properties style:text-position="0% 100%" fo:font-size="14pt" fo:font-weight="normal" officeooo:rsid="005a6ecc" officeooo:paragraph-rsid="005c681f"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style:text-position="0% 100%" fo:font-size="14pt" fo:font-weight="normal" officeooo:rsid="006327d3" officeooo:paragraph-rsid="006327d3"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style:text-position="0% 100%" fo:font-size="14pt" fo:font-weight="normal" officeooo:rsid="006327d3" officeooo:paragraph-rsid="00aa25b7"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style:text-position="0% 100%" fo:font-size="14pt" fo:font-weight="normal" officeooo:rsid="006327d3" officeooo:paragraph-rsid="00aad4a6"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style:text-position="0% 100%" fo:font-size="14pt" fo:font-weight="normal" officeooo:rsid="006327d3" officeooo:paragraph-rsid="00b0e5e5"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style:text-position="0% 100%" fo:font-size="14pt" fo:font-weight="normal" officeooo:rsid="00641149" officeooo:paragraph-rsid="00641149" style:font-size-asian="14pt" style:font-weight-asian="normal" style:font-size-complex="14pt" style:font-weight-complex="normal"/>
    </style:style>
    <style:style style:name="P129" style:family="paragraph" style:parent-style-name="Standard">
      <style:paragraph-properties fo:text-align="start" style:justify-single-word="false"/>
      <style:text-properties style:text-position="0% 100%" fo:font-size="14pt" fo:font-weight="normal" officeooo:rsid="0065f460" officeooo:paragraph-rsid="0065f460" style:font-size-asian="14pt" style:font-weight-asian="normal" style:font-size-complex="14pt" style:font-weight-complex="normal"/>
    </style:style>
    <style:style style:name="P130" style:family="paragraph" style:parent-style-name="Standard">
      <style:paragraph-properties fo:text-align="start" style:justify-single-word="false"/>
      <style:text-properties style:text-position="0% 100%" fo:font-size="14pt" fo:font-weight="normal" officeooo:rsid="0067c0a4" officeooo:paragraph-rsid="0067c0a4" style:font-size-asian="14pt" style:font-weight-asian="normal" style:font-size-complex="14pt" style:font-weight-complex="normal"/>
    </style:style>
    <style:style style:name="P131" style:family="paragraph" style:parent-style-name="Standard">
      <style:paragraph-properties fo:text-align="start" style:justify-single-word="false"/>
      <style:text-properties style:text-position="0% 100%" fo:font-size="14pt" fo:font-weight="normal" officeooo:rsid="00687723" officeooo:paragraph-rsid="00687723" style:font-size-asian="14pt" style:font-weight-asian="normal" style:font-size-complex="14pt" style:font-weight-complex="normal"/>
    </style:style>
    <style:style style:name="P132" style:family="paragraph" style:parent-style-name="Standard">
      <style:paragraph-properties fo:text-align="start" style:justify-single-word="false"/>
      <style:text-properties style:text-position="0% 100%" fo:font-size="14pt" fo:font-weight="normal" officeooo:rsid="006a0de9" officeooo:paragraph-rsid="006a0de9" style:font-size-asian="14pt" style:font-weight-asian="normal" style:font-size-complex="14pt" style:font-weight-complex="normal"/>
    </style:style>
    <style:style style:name="P133" style:family="paragraph" style:parent-style-name="Standard">
      <style:paragraph-properties fo:text-align="start" style:justify-single-word="false"/>
      <style:text-properties style:text-position="0% 100%" fo:font-size="14pt" fo:font-weight="normal" officeooo:rsid="006bd25f" officeooo:paragraph-rsid="006bd25f" style:font-size-asian="14pt" style:font-weight-asian="normal" style:font-size-complex="14pt" style:font-weight-complex="normal"/>
    </style:style>
    <style:style style:name="P134" style:family="paragraph" style:parent-style-name="Standard">
      <style:paragraph-properties fo:text-align="start" style:justify-single-word="false"/>
      <style:text-properties style:text-position="0% 100%" fo:font-size="14pt" fo:font-weight="normal" officeooo:rsid="006bd25f" officeooo:paragraph-rsid="0071433a" style:font-size-asian="14pt" style:font-weight-asian="normal" style:font-size-complex="14pt" style:font-weight-complex="normal"/>
    </style:style>
    <style:style style:name="P135" style:family="paragraph" style:parent-style-name="Standard">
      <style:paragraph-properties fo:text-align="start" style:justify-single-word="false"/>
      <style:text-properties style:text-position="0% 100%" fo:font-size="14pt" fo:font-weight="normal" officeooo:rsid="006bd25f" officeooo:paragraph-rsid="007c26e8" style:font-size-asian="14pt" style:font-weight-asian="normal" style:font-size-complex="14pt" style:font-weight-complex="normal"/>
    </style:style>
    <style:style style:name="P136" style:family="paragraph" style:parent-style-name="Standard">
      <style:paragraph-properties fo:text-align="start" style:justify-single-word="false"/>
      <style:text-properties style:text-position="0% 100%" fo:font-size="14pt" fo:font-weight="normal" officeooo:rsid="006bd25f" officeooo:paragraph-rsid="0089f6c2" style:font-size-asian="14pt" style:font-weight-asian="normal" style:font-size-complex="14pt" style:font-weight-complex="normal"/>
    </style:style>
    <style:style style:name="P137" style:family="paragraph" style:parent-style-name="Standard">
      <style:paragraph-properties fo:text-align="start" style:justify-single-word="false"/>
      <style:text-properties style:text-position="0% 100%" fo:font-size="14pt" fo:font-weight="normal" officeooo:rsid="006bd25f" officeooo:paragraph-rsid="00929221" style:font-size-asian="14pt" style:font-weight-asian="normal" style:font-size-complex="14pt" style:font-weight-complex="normal"/>
    </style:style>
    <style:style style:name="P138" style:family="paragraph" style:parent-style-name="Standard">
      <style:paragraph-properties fo:text-align="start" style:justify-single-word="false"/>
      <style:text-properties style:text-position="0% 100%" fo:font-size="14pt" fo:font-weight="normal" officeooo:rsid="006bd25f" officeooo:paragraph-rsid="009ad012" style:font-size-asian="14pt" style:font-weight-asian="normal" style:font-size-complex="14pt" style:font-weight-complex="normal"/>
    </style:style>
    <style:style style:name="P139" style:family="paragraph" style:parent-style-name="Standard">
      <style:paragraph-properties fo:text-align="start" style:justify-single-word="false"/>
      <style:text-properties style:text-position="0% 100%" fo:font-size="14pt" fo:font-weight="normal" officeooo:rsid="006bd25f" officeooo:paragraph-rsid="009ea7dc" style:font-size-asian="14pt" style:font-weight-asian="normal" style:font-size-complex="14pt" style:font-weight-complex="normal"/>
    </style:style>
    <style:style style:name="P140" style:family="paragraph" style:parent-style-name="Standard">
      <style:paragraph-properties fo:text-align="start" style:justify-single-word="false"/>
      <style:text-properties style:text-position="0% 100%" fo:font-size="14pt" fo:font-weight="normal" officeooo:rsid="006d3e03" officeooo:paragraph-rsid="006d3e03" style:font-size-asian="14pt" style:font-weight-asian="normal" style:font-size-complex="14pt" style:font-weight-complex="normal"/>
    </style:style>
    <style:style style:name="P141" style:family="paragraph" style:parent-style-name="Standard">
      <style:paragraph-properties fo:text-align="start" style:justify-single-word="false"/>
      <style:text-properties style:text-position="0% 100%" fo:font-size="14pt" fo:font-weight="normal" officeooo:rsid="006d3e03" officeooo:paragraph-rsid="0071433a" style:font-size-asian="14pt" style:font-weight-asian="normal" style:font-size-complex="14pt" style:font-weight-complex="normal"/>
    </style:style>
    <style:style style:name="P142" style:family="paragraph" style:parent-style-name="Standard">
      <style:paragraph-properties fo:text-align="start" style:justify-single-word="false"/>
      <style:text-properties style:text-position="0% 100%" fo:font-size="14pt" fo:font-weight="normal" officeooo:rsid="006d3e03" officeooo:paragraph-rsid="0072d588" style:font-size-asian="14pt" style:font-weight-asian="normal" style:font-size-complex="14pt" style:font-weight-complex="normal"/>
    </style:style>
    <style:style style:name="P143" style:family="paragraph" style:parent-style-name="Standard">
      <style:paragraph-properties fo:text-align="start" style:justify-single-word="false"/>
      <style:text-properties style:text-position="0% 100%" fo:font-size="14pt" fo:font-weight="normal" officeooo:rsid="006d3e03" officeooo:paragraph-rsid="007c26e8" style:font-size-asian="14pt" style:font-weight-asian="normal" style:font-size-complex="14pt" style:font-weight-complex="normal"/>
    </style:style>
    <style:style style:name="P144" style:family="paragraph" style:parent-style-name="Standard">
      <style:paragraph-properties fo:text-align="start" style:justify-single-word="false"/>
      <style:text-properties style:text-position="0% 100%" fo:font-size="14pt" fo:font-weight="normal" officeooo:rsid="006d3e03" officeooo:paragraph-rsid="008c6d4a" style:font-size-asian="14pt" style:font-weight-asian="normal" style:font-size-complex="14pt" style:font-weight-complex="normal"/>
    </style:style>
    <style:style style:name="P145" style:family="paragraph" style:parent-style-name="Standard">
      <style:paragraph-properties fo:text-align="start" style:justify-single-word="false"/>
      <style:text-properties style:text-position="0% 100%" fo:font-size="14pt" fo:font-weight="normal" officeooo:rsid="006d3e03" officeooo:paragraph-rsid="008e9e3a" style:font-size-asian="14pt" style:font-weight-asian="normal" style:font-size-complex="14pt" style:font-weight-complex="normal"/>
    </style:style>
    <style:style style:name="P146" style:family="paragraph" style:parent-style-name="Standard">
      <style:paragraph-properties fo:text-align="start" style:justify-single-word="false"/>
      <style:text-properties style:text-position="0% 100%" fo:font-size="14pt" fo:font-weight="normal" officeooo:rsid="006d3e03" officeooo:paragraph-rsid="00929221" style:font-size-asian="14pt" style:font-weight-asian="normal" style:font-size-complex="14pt" style:font-weight-complex="normal"/>
    </style:style>
    <style:style style:name="P147" style:family="paragraph" style:parent-style-name="Standard">
      <style:paragraph-properties fo:text-align="start" style:justify-single-word="false"/>
      <style:text-properties style:text-position="0% 100%" fo:font-size="14pt" fo:font-weight="normal" officeooo:rsid="006d3e03" officeooo:paragraph-rsid="009ad012" style:font-size-asian="14pt" style:font-weight-asian="normal" style:font-size-complex="14pt" style:font-weight-complex="normal"/>
    </style:style>
    <style:style style:name="P148" style:family="paragraph" style:parent-style-name="Standard">
      <style:paragraph-properties fo:text-align="start" style:justify-single-word="false"/>
      <style:text-properties style:text-position="0% 100%" fo:font-size="14pt" fo:font-weight="normal" officeooo:rsid="006d3e03" officeooo:paragraph-rsid="009ea7dc" style:font-size-asian="14pt" style:font-weight-asian="normal" style:font-size-complex="14pt" style:font-weight-complex="normal"/>
    </style:style>
    <style:style style:name="P149" style:family="paragraph" style:parent-style-name="Standard">
      <style:paragraph-properties fo:text-align="start" style:justify-single-word="false"/>
      <style:text-properties style:text-position="0% 100%" fo:font-size="14pt" fo:font-weight="normal" officeooo:rsid="006d3e03" officeooo:paragraph-rsid="00a43282" style:font-size-asian="14pt" style:font-weight-asian="normal" style:font-size-complex="14pt" style:font-weight-complex="normal"/>
    </style:style>
    <style:style style:name="P150" style:family="paragraph" style:parent-style-name="Standard">
      <style:paragraph-properties fo:text-align="start" style:justify-single-word="false"/>
      <style:text-properties style:text-position="0% 100%" fo:font-size="14pt" fo:font-weight="normal" officeooo:rsid="006d3e03" officeooo:paragraph-rsid="00ddd2bf" style:font-size-asian="14pt" style:font-weight-asian="normal" style:font-size-complex="14pt" style:font-weight-complex="normal"/>
    </style:style>
    <style:style style:name="P151" style:family="paragraph" style:parent-style-name="Standard">
      <style:paragraph-properties fo:text-align="start" style:justify-single-word="false"/>
      <style:text-properties style:text-position="0% 100%" fo:font-size="14pt" fo:font-weight="normal" officeooo:rsid="006e607f" officeooo:paragraph-rsid="006eafbb" style:font-size-asian="14pt" style:font-weight-asian="normal" style:font-size-complex="14pt" style:font-weight-complex="normal"/>
    </style:style>
    <style:style style:name="P152" style:family="paragraph" style:parent-style-name="Standard">
      <style:paragraph-properties fo:text-align="start" style:justify-single-word="false"/>
      <style:text-properties style:text-position="0% 100%" fo:font-size="14pt" fo:font-weight="normal" officeooo:rsid="006e607f" officeooo:paragraph-rsid="0071433a" style:font-size-asian="14pt" style:font-weight-asian="normal" style:font-size-complex="14pt" style:font-weight-complex="normal"/>
    </style:style>
    <style:style style:name="P153" style:family="paragraph" style:parent-style-name="Standard">
      <style:paragraph-properties fo:text-align="start" style:justify-single-word="false"/>
      <style:text-properties style:text-position="0% 100%" fo:font-size="14pt" fo:font-weight="normal" officeooo:rsid="006e607f" officeooo:paragraph-rsid="007c26e8" style:font-size-asian="14pt" style:font-weight-asian="normal" style:font-size-complex="14pt" style:font-weight-complex="normal"/>
    </style:style>
    <style:style style:name="P154" style:family="paragraph" style:parent-style-name="Standard">
      <style:paragraph-properties fo:text-align="start" style:justify-single-word="false"/>
      <style:text-properties style:text-position="0% 100%" fo:font-size="14pt" fo:font-weight="normal" officeooo:rsid="006e607f" officeooo:paragraph-rsid="0087c601" style:font-size-asian="14pt" style:font-weight-asian="normal" style:font-size-complex="14pt" style:font-weight-complex="normal"/>
    </style:style>
    <style:style style:name="P155" style:family="paragraph" style:parent-style-name="Standard">
      <style:text-properties style:text-position="0% 100%" fo:font-size="14pt" fo:font-weight="normal" officeooo:rsid="0071433a" officeooo:paragraph-rsid="0071433a" style:font-size-asian="14pt" style:font-weight-asian="normal" style:font-size-complex="14pt" style:font-weight-complex="normal"/>
    </style:style>
    <style:style style:name="P156" style:family="paragraph" style:parent-style-name="Standard">
      <style:text-properties style:text-position="0% 100%" fo:font-size="14pt" fo:font-weight="normal" officeooo:rsid="0071433a" officeooo:paragraph-rsid="00a43282" style:font-size-asian="14pt" style:font-weight-asian="normal" style:font-size-complex="14pt" style:font-weight-complex="normal"/>
    </style:style>
    <style:style style:name="P157" style:family="paragraph" style:parent-style-name="Standard">
      <style:paragraph-properties fo:text-align="start" style:justify-single-word="false"/>
      <style:text-properties style:text-position="0% 100%" fo:font-size="14pt" fo:font-weight="normal" officeooo:rsid="0072d588" officeooo:paragraph-rsid="0072d588"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style:text-position="0% 100%" fo:font-size="14pt" fo:font-weight="normal" officeooo:rsid="0072d588" officeooo:paragraph-rsid="0071433a"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style:text-position="0% 100%" fo:font-size="14pt" fo:font-weight="normal" officeooo:rsid="0072d588" officeooo:paragraph-rsid="007702b2"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style:text-position="0% 100%" fo:font-size="14pt" fo:font-weight="normal" officeooo:rsid="0072d588" officeooo:paragraph-rsid="007c26e8"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style:text-position="0% 100%" fo:font-size="14pt" fo:font-weight="normal" officeooo:rsid="0072d588" officeooo:paragraph-rsid="00a43282"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style:text-position="0% 100%" fo:font-size="14pt" fo:font-weight="normal" officeooo:rsid="007a0266" officeooo:paragraph-rsid="007a0266"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style:text-position="0% 100%" fo:font-size="14pt" fo:font-weight="normal" officeooo:rsid="00786c0d" officeooo:paragraph-rsid="00786c0d"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style:text-position="0% 100%" fo:font-size="14pt" fo:font-weight="normal" officeooo:rsid="00786c0d" officeooo:paragraph-rsid="007c26e8" style:font-size-asian="14pt" style:font-weight-asian="normal" style:font-size-complex="14pt" style:font-weight-complex="normal"/>
    </style:style>
    <style:style style:name="P165" style:family="paragraph" style:parent-style-name="Standard">
      <style:paragraph-properties fo:text-align="start" style:justify-single-word="false"/>
      <style:text-properties style:text-position="0% 100%" fo:font-size="14pt" fo:font-weight="normal" officeooo:rsid="00786c0d" officeooo:paragraph-rsid="008e9e3a" style:font-size-asian="14pt" style:font-weight-asian="normal" style:font-size-complex="14pt" style:font-weight-complex="normal"/>
    </style:style>
    <style:style style:name="P166" style:family="paragraph" style:parent-style-name="Standard">
      <style:paragraph-properties fo:text-align="start" style:justify-single-word="false"/>
      <style:text-properties style:text-position="0% 100%" fo:font-size="14pt" fo:font-weight="normal" officeooo:rsid="00786c0d" officeooo:paragraph-rsid="007a0266" style:font-size-asian="14pt" style:font-weight-asian="normal" style:font-size-complex="14pt" style:font-weight-complex="normal"/>
    </style:style>
    <style:style style:name="P167" style:family="paragraph" style:parent-style-name="Standard">
      <style:paragraph-properties fo:text-align="start" style:justify-single-word="false"/>
      <style:text-properties style:text-position="0% 100%" fo:font-size="14pt" fo:font-weight="normal" officeooo:rsid="00786c0d" officeooo:paragraph-rsid="00a43282" style:font-size-asian="14pt" style:font-weight-asian="normal" style:font-size-complex="14pt" style:font-weight-complex="normal"/>
    </style:style>
    <style:style style:name="P168" style:family="paragraph" style:parent-style-name="Standard">
      <style:paragraph-properties fo:text-align="start" style:justify-single-word="false"/>
      <style:text-properties style:text-position="0% 100%" fo:font-size="14pt" fo:font-weight="normal" officeooo:rsid="00786c0d" officeooo:paragraph-rsid="00a61a5a" style:font-size-asian="14pt" style:font-weight-asian="normal" style:font-size-complex="14pt" style:font-weight-complex="normal"/>
    </style:style>
    <style:style style:name="P169" style:family="paragraph" style:parent-style-name="Standard">
      <style:paragraph-properties fo:text-align="start" style:justify-single-word="false"/>
      <style:text-properties style:text-position="0% 100%" fo:font-size="14pt" fo:font-weight="normal" officeooo:rsid="00786c0d" officeooo:paragraph-rsid="00ddd2bf" style:font-size-asian="14pt" style:font-weight-asian="normal" style:font-size-complex="14pt" style:font-weight-complex="normal"/>
    </style:style>
    <style:style style:name="P170" style:family="paragraph" style:parent-style-name="Standard">
      <style:text-properties style:text-position="0% 100%" fo:font-size="14pt" fo:font-weight="normal" officeooo:rsid="007c26e8" officeooo:paragraph-rsid="007c26e8" style:font-size-asian="14pt" style:font-weight-asian="normal" style:font-size-complex="14pt" style:font-weight-complex="normal"/>
    </style:style>
    <style:style style:name="P171" style:family="paragraph" style:parent-style-name="Standard">
      <style:paragraph-properties fo:text-align="start" style:justify-single-word="false"/>
      <style:text-properties style:text-position="0% 100%" fo:font-size="14pt" fo:font-weight="normal" officeooo:rsid="007e8520" officeooo:paragraph-rsid="007c26e8"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style:text-position="0% 100%" fo:font-size="14pt" fo:font-weight="normal" officeooo:rsid="0085e772" officeooo:paragraph-rsid="0085e772" style:font-size-asian="14pt" style:font-weight-asian="normal" style:font-size-complex="14pt" style:font-weight-complex="normal"/>
    </style:style>
    <style:style style:name="P173" style:family="paragraph" style:parent-style-name="Standard">
      <style:text-properties style:text-position="0% 100%" fo:font-size="14pt" fo:font-weight="normal" officeooo:rsid="007dd9d0" officeooo:paragraph-rsid="007dd9d0"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style:text-position="0% 100%" fo:font-size="14pt" fo:font-weight="normal" officeooo:rsid="007a0af3" officeooo:paragraph-rsid="006bd25f"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style:text-position="0% 100%" fo:font-size="14pt" fo:font-weight="normal" officeooo:rsid="007a0af3" officeooo:paragraph-rsid="009ad012" style:font-size-asian="14pt" style:font-weight-asian="normal" style:font-size-complex="14pt" style:font-weight-complex="normal"/>
    </style:style>
    <style:style style:name="P176" style:family="paragraph" style:parent-style-name="Standard">
      <style:paragraph-properties fo:text-align="start" style:justify-single-word="false"/>
      <style:text-properties style:text-position="0% 100%" fo:font-size="14pt" fo:font-weight="normal" officeooo:rsid="007a0af3" officeooo:paragraph-rsid="009ea7dc" style:font-size-asian="14pt" style:font-weight-asian="normal" style:font-size-complex="14pt" style:font-weight-complex="normal"/>
    </style:style>
    <style:style style:name="P177" style:family="paragraph" style:parent-style-name="Standard">
      <style:paragraph-properties fo:text-align="start" style:justify-single-word="false"/>
      <style:text-properties style:text-position="0% 100%" fo:font-size="14pt" fo:font-weight="normal" officeooo:rsid="007a0af3" officeooo:paragraph-rsid="007a0af3" style:font-size-asian="14pt" style:font-weight-asian="normal" style:font-size-complex="14pt" style:font-weight-complex="normal"/>
    </style:style>
    <style:style style:name="P178" style:family="paragraph" style:parent-style-name="Standard">
      <style:text-properties style:text-position="0% 100%" fo:font-size="14pt" fo:font-weight="normal" officeooo:rsid="007a0af3" officeooo:paragraph-rsid="00a61a5a" style:font-size-asian="14pt" style:font-weight-asian="normal" style:font-size-complex="14pt" style:font-weight-complex="normal"/>
    </style:style>
    <style:style style:name="P179" style:family="paragraph" style:parent-style-name="Standard">
      <style:paragraph-properties fo:text-align="start" style:justify-single-word="false"/>
      <style:text-properties style:text-position="0% 100%" fo:font-size="14pt" fo:font-weight="normal" officeooo:rsid="0089f6c2" officeooo:paragraph-rsid="0089f6c2" style:font-size-asian="14pt" style:font-weight-asian="normal" style:font-size-complex="14pt" style:font-weight-complex="normal"/>
    </style:style>
    <style:style style:name="P180" style:family="paragraph" style:parent-style-name="Standard">
      <style:paragraph-properties fo:text-align="start" style:justify-single-word="false"/>
      <style:text-properties style:text-position="0% 100%" fo:font-size="14pt" fo:font-weight="normal" officeooo:rsid="0089f6c2" officeooo:paragraph-rsid="0090374e" style:font-size-asian="14pt" style:font-weight-asian="normal" style:font-size-complex="14pt" style:font-weight-complex="normal"/>
    </style:style>
    <style:style style:name="P181" style:family="paragraph" style:parent-style-name="Standard">
      <style:paragraph-properties fo:text-align="start" style:justify-single-word="false"/>
      <style:text-properties style:text-position="0% 100%" fo:font-size="14pt" fo:font-weight="normal" officeooo:rsid="0089f6c2" officeooo:paragraph-rsid="00929221" style:font-size-asian="14pt" style:font-weight-asian="normal" style:font-size-complex="14pt" style:font-weight-complex="normal"/>
    </style:style>
    <style:style style:name="P182" style:family="paragraph" style:parent-style-name="Standard">
      <style:paragraph-properties fo:text-align="start" style:justify-single-word="false"/>
      <style:text-properties style:text-position="0% 100%" fo:font-size="14pt" fo:font-weight="normal" officeooo:rsid="0089f6c2" officeooo:paragraph-rsid="009ad012" style:font-size-asian="14pt" style:font-weight-asian="normal" style:font-size-complex="14pt" style:font-weight-complex="normal"/>
    </style:style>
    <style:style style:name="P183" style:family="paragraph" style:parent-style-name="Standard">
      <style:paragraph-properties fo:text-align="start" style:justify-single-word="false"/>
      <style:text-properties style:text-position="0% 100%" fo:font-size="14pt" fo:font-weight="normal" officeooo:rsid="0089f6c2" officeooo:paragraph-rsid="009ea7dc" style:font-size-asian="14pt" style:font-weight-asian="normal" style:font-size-complex="14pt" style:font-weight-complex="normal"/>
    </style:style>
    <style:style style:name="P184" style:family="paragraph" style:parent-style-name="Standard">
      <style:paragraph-properties fo:text-align="start" style:justify-single-word="false"/>
      <style:text-properties style:text-position="0% 100%" fo:font-size="14pt" fo:font-weight="normal" officeooo:rsid="0089f6c2" officeooo:paragraph-rsid="00c7f20e" style:font-size-asian="14pt" style:font-weight-asian="normal" style:font-size-complex="14pt" style:font-weight-complex="normal"/>
    </style:style>
    <style:style style:name="P185" style:family="paragraph" style:parent-style-name="Standard">
      <style:paragraph-properties fo:text-align="start" style:justify-single-word="false"/>
      <style:text-properties style:text-position="0% 100%" fo:font-size="14pt" fo:font-weight="normal" officeooo:rsid="0089f6c2" officeooo:paragraph-rsid="00cd3ba4" style:font-size-asian="14pt" style:font-weight-asian="normal" style:font-size-complex="14pt" style:font-weight-complex="normal"/>
    </style:style>
    <style:style style:name="P186" style:family="paragraph" style:parent-style-name="Standard">
      <style:paragraph-properties fo:text-align="start" style:justify-single-word="false"/>
      <style:text-properties style:text-position="0% 100%" fo:font-size="14pt" fo:font-weight="normal" officeooo:rsid="0089f6c2" officeooo:paragraph-rsid="00ddd2bf" style:font-size-asian="14pt" style:font-weight-asian="normal" style:font-size-complex="14pt" style:font-weight-complex="normal"/>
    </style:style>
    <style:style style:name="P187" style:family="paragraph" style:parent-style-name="Standard">
      <style:paragraph-properties fo:text-align="start" style:justify-single-word="false"/>
      <style:text-properties style:text-position="0% 100%" fo:font-size="14pt" fo:font-weight="normal" officeooo:rsid="008c6d4a" officeooo:paragraph-rsid="008c6d4a" style:font-size-asian="14pt" style:font-weight-asian="normal" style:font-size-complex="14pt" style:font-weight-complex="normal"/>
    </style:style>
    <style:style style:name="P188" style:family="paragraph" style:parent-style-name="Standard">
      <style:paragraph-properties fo:text-align="start" style:justify-single-word="false"/>
      <style:text-properties style:text-position="0% 100%" fo:font-size="14pt" fo:font-weight="normal" officeooo:rsid="00929221" officeooo:paragraph-rsid="00929221" style:font-size-asian="14pt" style:font-weight-asian="normal" style:font-size-complex="14pt" style:font-weight-complex="normal"/>
    </style:style>
    <style:style style:name="P189" style:family="paragraph" style:parent-style-name="Standard">
      <style:paragraph-properties fo:text-align="start" style:justify-single-word="false"/>
      <style:text-properties style:text-position="0% 100%" fo:font-size="14pt" fo:font-weight="normal" officeooo:rsid="00929221" officeooo:paragraph-rsid="009ad012" style:font-size-asian="14pt" style:font-weight-asian="normal" style:font-size-complex="14pt" style:font-weight-complex="normal"/>
    </style:style>
    <style:style style:name="P190" style:family="paragraph" style:parent-style-name="Standard">
      <style:paragraph-properties fo:text-align="start" style:justify-single-word="false"/>
      <style:text-properties style:text-position="0% 100%" fo:font-size="14pt" fo:font-weight="normal" officeooo:rsid="00929221" officeooo:paragraph-rsid="009ea7dc" style:font-size-asian="14pt" style:font-weight-asian="normal" style:font-size-complex="14pt" style:font-weight-complex="normal"/>
    </style:style>
    <style:style style:name="P191" style:family="paragraph" style:parent-style-name="Standard">
      <style:paragraph-properties fo:text-align="start" style:justify-single-word="false"/>
      <style:text-properties style:text-position="0% 100%" fo:font-size="14pt" fo:font-weight="normal" officeooo:rsid="0093ef65" officeooo:paragraph-rsid="0093ef65" style:font-size-asian="14pt" style:font-weight-asian="normal" style:font-size-complex="14pt" style:font-weight-complex="normal"/>
    </style:style>
    <style:style style:name="P192" style:family="paragraph" style:parent-style-name="Standard">
      <style:paragraph-properties fo:text-align="start" style:justify-single-word="false"/>
      <style:text-properties style:text-position="0% 100%" fo:font-size="14pt" fo:font-weight="normal" officeooo:rsid="0093ef65" officeooo:paragraph-rsid="009b1702" style:font-size-asian="14pt" style:font-weight-asian="normal" style:font-size-complex="14pt" style:font-weight-complex="normal"/>
    </style:style>
    <style:style style:name="P193" style:family="paragraph" style:parent-style-name="Standard">
      <style:paragraph-properties fo:text-align="start" style:justify-single-word="false"/>
      <style:text-properties style:text-position="0% 100%" fo:font-size="14pt" fo:font-weight="normal" officeooo:rsid="00941997" officeooo:paragraph-rsid="00941997" style:font-size-asian="14pt" style:font-weight-asian="normal" style:font-size-complex="14pt" style:font-weight-complex="normal"/>
    </style:style>
    <style:style style:name="P194" style:family="paragraph" style:parent-style-name="Standard">
      <style:paragraph-properties fo:text-align="start" style:justify-single-word="false"/>
      <style:text-properties style:text-position="0% 100%" fo:font-size="14pt" fo:font-weight="normal" officeooo:rsid="00941997" officeooo:paragraph-rsid="009ad012" style:font-size-asian="14pt" style:font-weight-asian="normal" style:font-size-complex="14pt" style:font-weight-complex="normal"/>
    </style:style>
    <style:style style:name="P195" style:family="paragraph" style:parent-style-name="Standard">
      <style:paragraph-properties fo:text-align="start" style:justify-single-word="false"/>
      <style:text-properties style:text-position="0% 100%" fo:font-size="14pt" fo:font-weight="normal" officeooo:rsid="00941997" officeooo:paragraph-rsid="009b1702" style:font-size-asian="14pt" style:font-weight-asian="normal" style:font-size-complex="14pt" style:font-weight-complex="normal"/>
    </style:style>
    <style:style style:name="P196" style:family="paragraph" style:parent-style-name="Standard">
      <style:paragraph-properties fo:text-align="start" style:justify-single-word="false"/>
      <style:text-properties style:text-position="0% 100%" fo:font-size="14pt" fo:font-weight="normal" officeooo:rsid="00941997" officeooo:paragraph-rsid="009ea7dc" style:font-size-asian="14pt" style:font-weight-asian="normal" style:font-size-complex="14pt" style:font-weight-complex="normal"/>
    </style:style>
    <style:style style:name="P197" style:family="paragraph" style:parent-style-name="Standard">
      <style:paragraph-properties fo:text-align="start" style:justify-single-word="false"/>
      <style:text-properties style:text-position="0% 100%" fo:font-size="14pt" fo:font-weight="normal" officeooo:rsid="009ad012" officeooo:paragraph-rsid="009ad012" style:font-size-asian="14pt" style:font-weight-asian="normal" style:font-size-complex="14pt" style:font-weight-complex="normal"/>
    </style:style>
    <style:style style:name="P198" style:family="paragraph" style:parent-style-name="Standard">
      <style:paragraph-properties fo:text-align="start" style:justify-single-word="false"/>
      <style:text-properties style:text-position="0% 100%" fo:font-size="14pt" fo:font-weight="normal" officeooo:rsid="009d5e79" officeooo:paragraph-rsid="009d5e79" style:font-size-asian="14pt" style:font-weight-asian="normal" style:font-size-complex="14pt" style:font-weight-complex="normal"/>
    </style:style>
    <style:style style:name="P199" style:family="paragraph" style:parent-style-name="Standard">
      <style:paragraph-properties fo:text-align="start" style:justify-single-word="false"/>
      <style:text-properties style:text-position="0% 100%" fo:font-size="14pt" fo:font-weight="normal" officeooo:rsid="009f5d64" officeooo:paragraph-rsid="009f5d64" style:font-size-asian="14pt" style:font-weight-asian="normal" style:font-size-complex="14pt" style:font-weight-complex="normal"/>
    </style:style>
    <style:style style:name="P200" style:family="paragraph" style:parent-style-name="Standard">
      <style:paragraph-properties fo:text-align="start" style:justify-single-word="false"/>
      <style:text-properties style:text-position="0% 100%" fo:font-size="14pt" fo:font-weight="normal" officeooo:rsid="00a117ae" officeooo:paragraph-rsid="00a117ae" style:font-size-asian="14pt" style:font-weight-asian="normal" style:font-size-complex="14pt" style:font-weight-complex="normal"/>
    </style:style>
    <style:style style:name="P201" style:family="paragraph" style:parent-style-name="Standard">
      <style:paragraph-properties fo:text-align="start" style:justify-single-word="false"/>
      <style:text-properties style:text-position="0% 100%" fo:font-size="14pt" fo:font-weight="normal" officeooo:rsid="00a43282" officeooo:paragraph-rsid="00a43282"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style:text-position="0% 100%" fo:font-size="14pt" fo:font-weight="normal" officeooo:rsid="00aa25b7" officeooo:paragraph-rsid="00aa25b7"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style:text-position="0% 100%" fo:font-size="14pt" fo:font-weight="normal" officeooo:rsid="00b0e5e5" officeooo:paragraph-rsid="00b0e5e5"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style:text-position="0% 100%" fo:font-size="14pt" fo:font-weight="normal" officeooo:rsid="00b0e5e5" officeooo:paragraph-rsid="00b3f3cc"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style:text-position="0% 100%" fo:font-size="14pt" fo:font-weight="normal" officeooo:rsid="00b0e5e5" officeooo:paragraph-rsid="00b4f8f5"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style:text-position="0% 100%" fo:font-size="14pt" fo:font-weight="normal" officeooo:rsid="00b22cee" officeooo:paragraph-rsid="00b22cee"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style:text-position="0% 100%" fo:font-size="14pt" fo:font-weight="normal" officeooo:rsid="00b3f3cc" officeooo:paragraph-rsid="00b3f3cc"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style:text-position="0% 100%" fo:font-size="14pt" fo:font-weight="normal" officeooo:rsid="00b4f8f5" officeooo:paragraph-rsid="00b4f8f5"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style:text-position="0% 100%" fo:font-size="14pt" fo:font-weight="normal" officeooo:rsid="00b5e63d" officeooo:paragraph-rsid="00b5e63d"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style:text-position="0% 100%" fo:font-size="14pt" fo:font-weight="normal" officeooo:rsid="00b5e63d" officeooo:paragraph-rsid="00b74c3a"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style:text-position="0% 100%" fo:font-size="14pt" fo:font-weight="normal" officeooo:rsid="00b5e63d" officeooo:paragraph-rsid="00da1aec"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style:text-position="0% 100%" fo:font-size="14pt" fo:font-weight="normal" officeooo:rsid="00b74c3a" officeooo:paragraph-rsid="00b74c3a"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style:text-position="0% 100%" fo:font-size="14pt" fo:font-weight="normal" officeooo:rsid="00bfc7b4" officeooo:paragraph-rsid="00c683fd"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style:text-position="0% 100%" fo:font-size="14pt" fo:font-weight="normal" officeooo:rsid="00c48354" officeooo:paragraph-rsid="00c48354"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style:text-position="0% 100%" fo:font-size="14pt" fo:font-weight="normal" officeooo:rsid="00c48354" officeooo:paragraph-rsid="00e5b099"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style:text-position="0% 100%" fo:font-size="14pt" fo:font-weight="normal" officeooo:rsid="00c5c5ad" officeooo:paragraph-rsid="00c5c5ad"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style:text-position="0% 100%" fo:font-size="14pt" fo:font-weight="normal" officeooo:rsid="00c683fd" officeooo:paragraph-rsid="00c683fd"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style:text-position="0% 100%" fo:font-size="14pt" fo:font-weight="normal" officeooo:rsid="00c7f20e" officeooo:paragraph-rsid="00c7f20e"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style:text-position="0% 100%" fo:font-size="14pt" fo:font-weight="normal" officeooo:rsid="00c94e05" officeooo:paragraph-rsid="00c94e05"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style:text-position="0% 100%" fo:font-size="14pt" fo:font-weight="normal" officeooo:rsid="00cd3ba4" officeooo:paragraph-rsid="00cd3ba4" style:font-size-asian="14pt" style:font-weight-asian="normal" style:font-size-complex="14pt" style:font-weight-complex="normal"/>
    </style:style>
    <style:style style:name="P221" style:family="paragraph" style:parent-style-name="Standard">
      <style:paragraph-properties fo:text-align="start" style:justify-single-word="false"/>
      <style:text-properties style:text-position="0% 100%" fo:font-size="14pt" fo:font-weight="normal" officeooo:rsid="00cd3ba4" officeooo:paragraph-rsid="00ce8a38" style:font-size-asian="14pt" style:font-weight-asian="normal" style:font-size-complex="14pt" style:font-weight-complex="normal"/>
    </style:style>
    <style:style style:name="P222" style:family="paragraph" style:parent-style-name="Standard">
      <style:text-properties style:text-position="0% 100%" fo:font-size="14pt" fo:font-weight="normal" officeooo:rsid="004e026c" officeooo:paragraph-rsid="00d01f81" style:font-size-asian="14pt" style:font-weight-asian="normal" style:font-size-complex="14pt" style:font-weight-complex="normal"/>
    </style:style>
    <style:style style:name="P223" style:family="paragraph" style:parent-style-name="Standard">
      <style:text-properties style:text-position="0% 100%" fo:font-size="14pt" fo:font-weight="normal" officeooo:rsid="0046f814" officeooo:paragraph-rsid="00d01f81" style:font-size-asian="14pt" style:font-weight-asian="normal" style:font-size-complex="14pt" style:font-weight-complex="normal"/>
    </style:style>
    <style:style style:name="P224" style:family="paragraph" style:parent-style-name="Standard">
      <style:text-properties style:text-position="0% 100%" fo:font-size="14pt" fo:font-weight="normal" officeooo:rsid="0048690d" officeooo:paragraph-rsid="00d01f81" style:font-size-asian="14pt" style:font-weight-asian="normal" style:font-size-complex="14pt" style:font-weight-complex="normal"/>
    </style:style>
    <style:style style:name="P225" style:family="paragraph" style:parent-style-name="Standard">
      <style:text-properties style:text-position="0% 100%" fo:font-size="14pt" fo:font-weight="normal" officeooo:rsid="00d01f81" officeooo:paragraph-rsid="00d01f81" style:font-size-asian="14pt" style:font-weight-asian="normal" style:font-size-complex="14pt" style:font-weight-complex="normal"/>
    </style:style>
    <style:style style:name="P226" style:family="paragraph" style:parent-style-name="Standard">
      <style:paragraph-properties fo:text-align="start" style:justify-single-word="false"/>
      <style:text-properties style:text-position="0% 100%" fo:font-size="14pt" fo:font-weight="normal" officeooo:rsid="00db796e" officeooo:paragraph-rsid="00db796e"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style:text-position="0% 100%" fo:font-size="14pt" fo:font-weight="normal" officeooo:rsid="00db796e" officeooo:paragraph-rsid="006a0de9" style:font-size-asian="14pt" style:font-weight-asian="normal" style:font-size-complex="14pt" style:font-weight-complex="normal"/>
    </style:style>
    <style:style style:name="P228" style:family="paragraph" style:parent-style-name="Standard">
      <style:paragraph-properties fo:text-align="start" style:justify-single-word="false"/>
      <style:text-properties style:text-position="0% 100%" fo:font-size="14pt" fo:font-weight="normal" officeooo:rsid="00dd6255" officeooo:paragraph-rsid="00dd6255" style:font-size-asian="14pt" style:font-weight-asian="normal" style:font-size-complex="14pt" style:font-weight-complex="normal"/>
    </style:style>
    <style:style style:name="P229" style:family="paragraph" style:parent-style-name="Standard">
      <style:paragraph-properties fo:text-align="start" style:justify-single-word="false"/>
      <style:text-properties style:text-position="0% 100%" fo:font-size="14pt" fo:font-weight="normal" officeooo:rsid="009148b4" officeooo:paragraph-rsid="008e9e3a" style:font-size-asian="14pt" style:font-weight-asian="normal" style:font-size-complex="14pt" style:font-weight-complex="normal"/>
    </style:style>
    <style:style style:name="P230" style:family="paragraph" style:parent-style-name="Standard">
      <style:paragraph-properties fo:text-align="start" style:justify-single-word="false"/>
      <style:text-properties style:text-position="0% 100%" fo:font-size="14pt" fo:font-weight="normal" officeooo:rsid="00ddd2bf" officeooo:paragraph-rsid="00ddd2bf" style:font-size-asian="14pt" style:font-weight-asian="normal" style:font-size-complex="14pt" style:font-weight-complex="normal"/>
    </style:style>
    <style:style style:name="P231" style:family="paragraph" style:parent-style-name="Standard">
      <style:text-properties style:text-position="0% 100%" fo:font-size="14pt" fo:font-weight="normal" officeooo:rsid="00e03f79" officeooo:paragraph-rsid="00e03f79" style:font-size-asian="14pt" style:font-weight-asian="normal" style:font-size-complex="14pt" style:font-weight-complex="normal"/>
    </style:style>
    <style:style style:name="P232" style:family="paragraph" style:parent-style-name="Standard">
      <style:paragraph-properties fo:text-align="start" style:justify-single-word="false"/>
      <style:text-properties style:text-position="0% 100%" fo:font-size="14pt" fo:font-weight="normal" officeooo:rsid="00e4064f" officeooo:paragraph-rsid="00e4064f" style:font-size-asian="14pt" style:font-weight-asian="normal" style:font-size-complex="14pt" style:font-weight-complex="normal"/>
    </style:style>
    <style:style style:name="P233" style:family="paragraph" style:parent-style-name="Standard">
      <style:paragraph-properties fo:text-align="start" style:justify-single-word="false"/>
      <style:text-properties style:text-position="0% 100%" fo:font-size="14pt" fo:font-weight="normal" officeooo:rsid="00e5b099" officeooo:paragraph-rsid="00e5b099" style:font-size-asian="14pt" style:font-weight-asian="normal" style:font-size-complex="14pt" style:font-weight-complex="normal"/>
    </style:style>
    <style:style style:name="P234" style:family="paragraph" style:parent-style-name="Standard">
      <style:paragraph-properties fo:text-align="start" style:justify-single-word="false"/>
      <style:text-properties style:text-position="0% 100%" fo:font-size="14pt" fo:font-weight="normal" officeooo:rsid="00e651d3" officeooo:paragraph-rsid="00e651d3" style:font-size-asian="14pt" style:font-weight-asian="normal" style:font-size-complex="14pt" style:font-weight-complex="normal"/>
    </style:style>
    <style:style style:name="P235" style:family="paragraph" style:parent-style-name="Standard">
      <style:paragraph-properties fo:text-align="start" style:justify-single-word="false"/>
      <style:text-properties style:text-position="0% 100%" fo:font-size="14pt" fo:font-weight="bold" officeooo:rsid="00641149" officeooo:paragraph-rsid="00641149" style:font-size-asian="14pt" style:font-weight-asian="bold" style:font-size-complex="14pt" style:font-weight-complex="bold"/>
    </style:style>
    <style:style style:name="P236" style:family="paragraph" style:parent-style-name="Standard">
      <style:paragraph-properties fo:text-align="start" style:justify-single-word="false"/>
      <style:text-properties style:text-position="0% 100%" fo:font-size="14pt" fo:font-weight="bold" officeooo:rsid="006d3e03" officeooo:paragraph-rsid="006d3e03" style:font-size-asian="14pt" style:font-weight-asian="bold" style:font-size-complex="14pt" style:font-weight-complex="bold"/>
    </style:style>
    <style:style style:name="P237" style:family="paragraph" style:parent-style-name="Standard">
      <style:paragraph-properties fo:text-align="start" style:justify-single-word="false"/>
      <style:text-properties style:text-position="0% 100%" fo:font-size="14pt" fo:font-weight="bold" officeooo:rsid="006d3e03" officeooo:paragraph-rsid="0071433a" style:font-size-asian="14pt" style:font-weight-asian="bold" style:font-size-complex="14pt" style:font-weight-complex="bold"/>
    </style:style>
    <style:style style:name="P238" style:family="paragraph" style:parent-style-name="Standard">
      <style:paragraph-properties fo:text-align="start" style:justify-single-word="false"/>
      <style:text-properties style:text-position="0% 100%" fo:font-size="14pt" fo:font-weight="bold" officeooo:rsid="006d3e03" officeooo:paragraph-rsid="007c26e8" style:font-size-asian="14pt" style:font-weight-asian="bold" style:font-size-complex="14pt" style:font-weight-complex="bold"/>
    </style:style>
    <style:style style:name="P239" style:family="paragraph" style:parent-style-name="Standard">
      <style:paragraph-properties fo:text-align="start" style:justify-single-word="false"/>
      <style:text-properties style:text-position="0% 100%" fo:font-size="14pt" fo:font-weight="bold" officeooo:rsid="006d3e03" officeooo:paragraph-rsid="008c6d4a" style:font-size-asian="14pt" style:font-weight-asian="bold" style:font-size-complex="14pt" style:font-weight-complex="bold"/>
    </style:style>
    <style:style style:name="P240" style:family="paragraph" style:parent-style-name="Standard">
      <style:paragraph-properties fo:text-align="start" style:justify-single-word="false"/>
      <style:text-properties style:text-position="0% 100%" fo:font-size="14pt" fo:font-weight="bold" officeooo:rsid="006d3e03" officeooo:paragraph-rsid="00929221" style:font-size-asian="14pt" style:font-weight-asian="bold" style:font-size-complex="14pt" style:font-weight-complex="bold"/>
    </style:style>
    <style:style style:name="P241" style:family="paragraph" style:parent-style-name="Standard">
      <style:paragraph-properties fo:text-align="start" style:justify-single-word="false"/>
      <style:text-properties style:text-position="0% 100%" fo:font-size="14pt" fo:font-weight="bold" officeooo:rsid="006d3e03" officeooo:paragraph-rsid="009ad012" style:font-size-asian="14pt" style:font-weight-asian="bold" style:font-size-complex="14pt" style:font-weight-complex="bold"/>
    </style:style>
    <style:style style:name="P242" style:family="paragraph" style:parent-style-name="Standard">
      <style:paragraph-properties fo:text-align="start" style:justify-single-word="false"/>
      <style:text-properties style:text-position="0% 100%" fo:font-size="14pt" fo:font-weight="bold" officeooo:rsid="006d3e03" officeooo:paragraph-rsid="009ea7dc" style:font-size-asian="14pt" style:font-weight-asian="bold" style:font-size-complex="14pt" style:font-weight-complex="bold"/>
    </style:style>
    <style:style style:name="P243" style:family="paragraph" style:parent-style-name="Standard">
      <style:paragraph-properties fo:text-align="start" style:justify-single-word="false"/>
      <style:text-properties style:text-position="0% 100%" fo:font-size="14pt" fo:font-weight="bold" officeooo:rsid="006d3e03" officeooo:paragraph-rsid="00a43282" style:font-size-asian="14pt" style:font-weight-asian="bold" style:font-size-complex="14pt" style:font-weight-complex="bold"/>
    </style:style>
    <style:style style:name="P244" style:family="paragraph" style:parent-style-name="Standard">
      <style:paragraph-properties fo:text-align="start" style:justify-single-word="false"/>
      <style:text-properties style:text-position="0% 100%" fo:font-size="14pt" fo:font-weight="bold" officeooo:rsid="006d3e03" officeooo:paragraph-rsid="00ddd2bf" style:font-size-asian="14pt" style:font-weight-asian="bold" style:font-size-complex="14pt" style:font-weight-complex="bold"/>
    </style:style>
    <style:style style:name="P245" style:family="paragraph" style:parent-style-name="Standard">
      <style:paragraph-properties fo:text-align="start" style:justify-single-word="false"/>
      <style:text-properties style:text-position="0% 100%" fo:font-size="14pt" fo:font-weight="bold" officeooo:rsid="00786c0d" officeooo:paragraph-rsid="00786c0d" style:font-size-asian="14pt" style:font-weight-asian="bold" style:font-size-complex="14pt" style:font-weight-complex="bold"/>
    </style:style>
    <style:style style:name="P246" style:family="paragraph" style:parent-style-name="Standard">
      <style:paragraph-properties fo:text-align="start" style:justify-single-word="false"/>
      <style:text-properties style:text-position="0% 100%" fo:font-size="14pt" fo:font-weight="bold" officeooo:rsid="00786c0d" officeooo:paragraph-rsid="007c26e8" style:font-size-asian="14pt" style:font-weight-asian="bold" style:font-size-complex="14pt" style:font-weight-complex="bold"/>
    </style:style>
    <style:style style:name="P247" style:family="paragraph" style:parent-style-name="Standard">
      <style:paragraph-properties fo:text-align="start" style:justify-single-word="false"/>
      <style:text-properties style:text-position="0% 100%" fo:font-size="14pt" fo:font-weight="bold" officeooo:rsid="00786c0d" officeooo:paragraph-rsid="008e9e3a" style:font-size-asian="14pt" style:font-weight-asian="bold" style:font-size-complex="14pt" style:font-weight-complex="bold"/>
    </style:style>
    <style:style style:name="P248" style:family="paragraph" style:parent-style-name="Standard">
      <style:paragraph-properties fo:text-align="start" style:justify-single-word="false"/>
      <style:text-properties style:text-position="0% 100%" fo:font-size="14pt" fo:font-weight="bold" officeooo:rsid="00786c0d" officeooo:paragraph-rsid="00929221" style:font-size-asian="14pt" style:font-weight-asian="bold" style:font-size-complex="14pt" style:font-weight-complex="bold"/>
    </style:style>
    <style:style style:name="P249" style:family="paragraph" style:parent-style-name="Standard">
      <style:paragraph-properties fo:text-align="start" style:justify-single-word="false"/>
      <style:text-properties style:text-position="0% 100%" fo:font-size="14pt" fo:font-weight="bold" officeooo:rsid="00786c0d" officeooo:paragraph-rsid="009ad012" style:font-size-asian="14pt" style:font-weight-asian="bold" style:font-size-complex="14pt" style:font-weight-complex="bold"/>
    </style:style>
    <style:style style:name="P250" style:family="paragraph" style:parent-style-name="Standard">
      <style:paragraph-properties fo:text-align="start" style:justify-single-word="false"/>
      <style:text-properties style:text-position="0% 100%" fo:font-size="14pt" fo:font-weight="bold" officeooo:rsid="00786c0d" officeooo:paragraph-rsid="009ea7dc" style:font-size-asian="14pt" style:font-weight-asian="bold" style:font-size-complex="14pt" style:font-weight-complex="bold"/>
    </style:style>
    <style:style style:name="P251" style:family="paragraph" style:parent-style-name="Standard">
      <style:paragraph-properties fo:text-align="start" style:justify-single-word="false"/>
      <style:text-properties style:text-position="0% 100%" fo:font-size="14pt" fo:font-weight="bold" officeooo:rsid="00786c0d" officeooo:paragraph-rsid="00a43282" style:font-size-asian="14pt" style:font-weight-asian="bold" style:font-size-complex="14pt" style:font-weight-complex="bold"/>
    </style:style>
    <style:style style:name="P252" style:family="paragraph" style:parent-style-name="Standard">
      <style:paragraph-properties fo:text-align="start" style:justify-single-word="false"/>
      <style:text-properties style:text-position="0% 100%" fo:font-size="14pt" fo:font-weight="bold" officeooo:rsid="00786c0d" officeooo:paragraph-rsid="00ddd2bf" style:font-size-asian="14pt" style:font-weight-asian="bold" style:font-size-complex="14pt" style:font-weight-complex="bold"/>
    </style:style>
    <style:style style:name="P253" style:family="paragraph" style:parent-style-name="Standard">
      <style:paragraph-properties fo:text-align="start" style:justify-single-word="false"/>
      <style:text-properties style:text-position="0% 100%" fo:font-size="14pt" fo:font-weight="bold" officeooo:rsid="007a0266" officeooo:paragraph-rsid="007a0266" style:font-size-asian="14pt" style:font-weight-asian="bold" style:font-size-complex="14pt" style:font-weight-complex="bold"/>
    </style:style>
    <style:style style:name="P254" style:family="paragraph" style:parent-style-name="Standard">
      <style:paragraph-properties fo:text-align="start" style:justify-single-word="false"/>
      <style:text-properties style:text-position="0% 100%" fo:font-size="14pt" fo:font-weight="bold" officeooo:rsid="006327d3" officeooo:paragraph-rsid="00aa25b7" style:font-size-asian="14pt" style:font-weight-asian="bold" style:font-size-complex="14pt" style:font-weight-complex="bold"/>
    </style:style>
    <style:style style:name="P255" style:family="paragraph" style:parent-style-name="Standard">
      <style:paragraph-properties fo:text-align="start" style:justify-single-word="false"/>
      <style:text-properties style:text-position="0% 100%" fo:font-size="14pt" fo:font-weight="bold" officeooo:rsid="00b5e63d" officeooo:paragraph-rsid="00b5e63d" style:font-size-asian="14pt" style:font-weight-asian="bold" style:font-size-complex="14pt" style:font-weight-complex="bold"/>
    </style:style>
    <style:style style:name="P256" style:family="paragraph" style:parent-style-name="Standard">
      <style:paragraph-properties fo:text-align="start" style:justify-single-word="false"/>
      <style:text-properties style:text-position="0% 100%" fo:font-size="14pt" fo:font-weight="bold" officeooo:rsid="00b5e63d" officeooo:paragraph-rsid="00b74c3a" style:font-size-asian="14pt" style:font-weight-asian="bold" style:font-size-complex="14pt" style:font-weight-complex="bold"/>
    </style:style>
    <style:style style:name="P257" style:family="paragraph" style:parent-style-name="Standard">
      <style:paragraph-properties fo:text-align="start" style:justify-single-word="false"/>
      <style:text-properties style:text-position="0% 100%" fo:font-size="14pt" fo:font-weight="bold" officeooo:rsid="00c7f20e" officeooo:paragraph-rsid="00c7f20e" style:font-size-asian="14pt" style:font-weight-asian="bold" style:font-size-complex="14pt" style:font-weight-complex="bold"/>
    </style:style>
    <style:style style:name="P258" style:family="paragraph" style:parent-style-name="Standard">
      <style:paragraph-properties fo:text-align="start" style:justify-single-word="false"/>
      <style:text-properties style:text-position="0% 100%" fo:font-size="14pt" style:text-underline-style="none" fo:font-weight="normal" officeooo:rsid="00786c0d" officeooo:paragraph-rsid="00929221" style:font-size-asian="14pt" style:font-weight-asian="normal" style:font-size-complex="14pt" style:font-weight-complex="normal"/>
    </style:style>
    <style:style style:name="P259" style:family="paragraph" style:parent-style-name="Standard">
      <style:paragraph-properties fo:text-align="start" style:justify-single-word="false"/>
      <style:text-properties style:text-position="0% 100%" fo:font-size="14pt" style:text-underline-style="none" fo:font-weight="normal" officeooo:rsid="00786c0d" officeooo:paragraph-rsid="009ea7dc" style:font-size-asian="14pt" style:font-weight-asian="normal" style:font-size-complex="14pt" style:font-weight-complex="normal"/>
    </style:style>
    <style:style style:name="P260" style:family="paragraph" style:parent-style-name="Standard">
      <style:text-properties style:text-position="0% 100%" fo:font-size="14pt" style:text-underline-style="none" fo:font-weight="normal" officeooo:rsid="009618ac" officeooo:paragraph-rsid="009ad012" style:font-size-asian="14pt" style:font-weight-asian="normal" style:font-size-complex="14pt" style:font-weight-complex="normal"/>
    </style:style>
    <style:style style:name="P261" style:family="paragraph" style:parent-style-name="Standard">
      <style:text-properties style:text-position="0% 100%" fo:font-size="14pt" style:text-underline-style="none" fo:font-weight="normal" officeooo:rsid="009618ac" officeooo:paragraph-rsid="0093ef65" style:font-size-asian="14pt" style:font-weight-asian="normal" style:font-size-complex="14pt" style:font-weight-complex="normal"/>
    </style:style>
    <style:style style:name="P262" style:family="paragraph" style:parent-style-name="Standard">
      <style:text-properties style:text-position="0% 100%" fo:font-size="14pt" style:text-underline-style="none" fo:font-weight="normal" officeooo:rsid="009148b4" officeooo:paragraph-rsid="0093ef65" style:font-size-asian="14pt" style:font-weight-asian="normal" style:font-size-complex="14pt" style:font-weight-complex="normal"/>
    </style:style>
    <style:style style:name="P263" style:family="paragraph" style:parent-style-name="Standard">
      <style:text-properties style:text-position="0% 100%" fo:font-size="14pt" style:text-underline-style="none" fo:font-weight="normal" officeooo:rsid="009148b4" officeooo:paragraph-rsid="009ea7dc" style:font-size-asian="14pt" style:font-weight-asian="normal" style:font-size-complex="14pt" style:font-weight-complex="normal"/>
    </style:style>
    <style:style style:name="P264" style:family="paragraph" style:parent-style-name="Standard">
      <style:paragraph-properties fo:text-align="start" style:justify-single-word="false"/>
      <style:text-properties style:text-position="0% 100%" fo:font-size="14pt" style:text-underline-style="none" fo:font-weight="normal" officeooo:rsid="009b1702" officeooo:paragraph-rsid="009b1702" style:font-size-asian="14pt" style:font-weight-asian="normal" style:font-size-complex="14pt" style:font-weight-complex="normal"/>
    </style:style>
    <style:style style:name="P265" style:family="paragraph" style:parent-style-name="Standard">
      <style:text-properties style:text-position="0% 100%" fo:font-size="14pt" style:text-underline-style="none" fo:font-weight="normal" officeooo:rsid="00d1a099" officeooo:paragraph-rsid="00d1a099" style:font-size-asian="14pt" style:font-weight-asian="normal" style:font-size-complex="14pt" style:font-weight-complex="normal"/>
    </style:style>
    <style:style style:name="P266" style:family="paragraph" style:parent-style-name="Standard">
      <style:text-properties style:text-position="0% 100%" fo:font-size="14pt" style:text-underline-style="none" fo:font-weight="normal" officeooo:rsid="00d1cd21" officeooo:paragraph-rsid="00d1cd21" style:font-size-asian="14pt" style:font-weight-asian="normal" style:font-size-complex="14pt" style:font-weight-complex="normal"/>
    </style:style>
    <style:style style:name="P267" style:family="paragraph" style:parent-style-name="Standard">
      <style:text-properties style:text-position="0% 100%" fo:font-size="14pt" style:text-underline-style="none" fo:font-weight="normal" officeooo:rsid="00d1cd21" officeooo:paragraph-rsid="00d1a099" style:font-size-asian="14pt" style:font-weight-asian="normal" style:font-size-complex="14pt" style:font-weight-complex="normal"/>
    </style:style>
    <style:style style:name="P268" style:family="paragraph" style:parent-style-name="Standard">
      <style:text-properties style:text-position="0% 100%" fo:font-size="14pt" style:text-underline-style="none" fo:font-weight="normal" officeooo:rsid="00d27d87" officeooo:paragraph-rsid="00d27d87" style:font-size-asian="14pt" style:font-weight-asian="normal" style:font-size-complex="14pt" style:font-weight-complex="normal"/>
    </style:style>
    <style:style style:name="P269" style:family="paragraph" style:parent-style-name="Standard">
      <style:text-properties style:text-position="0% 100%" fo:font-size="14pt" style:text-underline-style="none" fo:font-weight="normal" officeooo:rsid="00d409fa" officeooo:paragraph-rsid="00d409fa" style:font-size-asian="14pt" style:font-weight-asian="normal" style:font-size-complex="14pt" style:font-weight-complex="normal"/>
    </style:style>
    <style:style style:name="P270" style:family="paragraph" style:parent-style-name="Standard">
      <style:text-properties style:text-position="0% 100%" fo:font-size="14pt" style:text-underline-style="none" fo:font-weight="bold" officeooo:rsid="00d409fa" officeooo:paragraph-rsid="00d409fa" style:font-size-asian="14pt" style:font-weight-asian="bold" style:font-size-complex="14pt" style:font-weight-complex="bold"/>
    </style:style>
    <style:style style:name="P271"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c48354" style:font-size-asian="14pt" style:font-weight-asian="bold" style:font-size-complex="14pt" style:font-weight-complex="bold"/>
    </style:style>
    <style:style style:name="P272"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c5c5ad" style:font-size-asian="14pt" style:font-weight-asian="bold" style:font-size-complex="14pt" style:font-weight-complex="bold"/>
    </style:style>
    <style:style style:name="P273"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c683fd" style:font-size-asian="14pt" style:font-weight-asian="bold" style:font-size-complex="14pt" style:font-weight-complex="bold"/>
    </style:style>
    <style:style style:name="P274"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e5b099" style:font-size-asian="14pt" style:font-weight-asian="bold" style:font-size-complex="14pt" style:font-weight-complex="bold"/>
    </style:style>
    <style:style style:name="P275"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e651d3" style:font-size-asian="14pt" style:font-weight-asian="bold" style:font-size-complex="14pt" style:font-weight-complex="bold"/>
    </style:style>
    <style:style style:name="P276"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e6650d" style:font-size-asian="14pt" style:font-weight-asian="bold" style:font-size-complex="14pt" style:font-weight-complex="bold"/>
    </style:style>
    <style:style style:name="P277"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e87fbb" style:font-size-asian="14pt" style:font-weight-asian="bold" style:font-size-complex="14pt" style:font-weight-complex="bold"/>
    </style:style>
    <style:style style:name="P278" style:family="paragraph" style:parent-style-name="Standard">
      <style:paragraph-properties fo:text-align="start" style:justify-single-word="false"/>
      <style:text-properties style:text-position="0% 100%" style:font-name="Liberation Serif" fo:font-size="14pt" fo:font-style="normal" fo:font-weight="normal" officeooo:paragraph-rsid="00587d6d" style:font-name-asian="DejaVu Sans" style:font-size-asian="12.25pt" style:font-style-asian="normal" style:font-weight-asian="normal" style:font-name-complex="Lohit Hindi" style:font-size-complex="14pt" style:font-style-complex="normal" style:font-weight-complex="normal"/>
    </style:style>
    <style:style style:name="P279" style:family="paragraph" style:parent-style-name="Standard">
      <style:paragraph-properties fo:text-align="start" style:justify-single-word="false"/>
      <style:text-properties style:text-position="0% 100%" style:font-name="Liberation Serif" fo:font-size="14pt" fo:font-style="normal" fo:font-weight="normal" officeooo:rsid="00acfcb4" officeooo:paragraph-rsid="00acfcb4" style:font-name-asian="DejaVu Sans" style:font-size-asian="14pt" style:font-style-asian="normal" style:font-weight-asian="normal" style:font-name-complex="Lohit Hindi" style:font-size-complex="14pt" style:font-style-complex="normal" style:font-weight-complex="normal"/>
    </style:style>
    <style:style style:name="P280" style:family="paragraph" style:parent-style-name="Standard">
      <style:paragraph-properties fo:text-align="start" style:justify-single-word="false"/>
      <style:text-properties style:text-position="0% 100%" style:font-name="Liberation Serif" fo:font-size="14pt" fo:font-style="normal" fo:font-weight="normal" officeooo:rsid="00587d6d" officeooo:paragraph-rsid="00587d6d" style:font-name-asian="DejaVu Sans" style:font-size-asian="14pt" style:font-style-asian="normal" style:font-weight-asian="normal" style:font-name-complex="Lohit Hindi" style:font-size-complex="14pt" style:font-style-complex="normal" style:font-weight-complex="normal"/>
    </style:style>
    <style:style style:name="P281" style:family="paragraph" style:parent-style-name="Standard">
      <style:paragraph-properties fo:text-align="start" style:justify-single-word="false"/>
      <style:text-properties style:text-position="0% 100%" fo:font-size="10pt" style:text-underline-style="solid" style:text-underline-width="auto" style:text-underline-color="font-color" fo:font-weight="bold" officeooo:rsid="00bfc7b4" officeooo:paragraph-rsid="00c683fd" style:font-size-asian="10pt" style:font-weight-asian="bold" style:font-size-complex="10pt" style:font-weight-complex="bold"/>
    </style:style>
    <style:style style:name="P282" style:family="paragraph" style:parent-style-name="Standard">
      <style:paragraph-properties fo:text-align="start" style:justify-single-word="false"/>
      <style:text-properties style:text-position="0% 100%" fo:font-size="10pt" style:text-underline-style="solid" style:text-underline-width="auto" style:text-underline-color="font-color" fo:font-weight="bold" officeooo:rsid="00bfc7b4" officeooo:paragraph-rsid="00c48354" style:font-size-asian="10pt" style:font-weight-asian="bold" style:font-size-complex="10pt" style:font-weight-complex="bold"/>
    </style:style>
    <style:style style:name="P283" style:family="paragraph" style:parent-style-name="Standard">
      <style:paragraph-properties fo:text-align="start" style:justify-single-word="false"/>
      <style:text-properties style:text-position="0% 100%" fo:font-size="10pt" fo:font-weight="normal" officeooo:rsid="00c683fd" officeooo:paragraph-rsid="00c683fd" style:font-size-asian="10pt" style:font-weight-asian="normal" style:font-size-complex="10pt" style:font-weight-complex="normal"/>
    </style:style>
    <style:style style:name="P284" style:family="paragraph" style:parent-style-name="Standard">
      <style:paragraph-properties fo:text-align="start" style:justify-single-word="false"/>
      <style:text-properties style:text-position="0% 100%" fo:font-size="10pt" fo:font-weight="normal" officeooo:rsid="00c48354" officeooo:paragraph-rsid="00c48354" style:font-size-asian="10pt" style:font-weight-asian="normal" style:font-size-complex="10pt" style:font-weight-complex="normal"/>
    </style:style>
    <style:style style:name="P285" style:family="paragraph" style:parent-style-name="Standard">
      <style:paragraph-properties fo:text-align="start" style:justify-single-word="false"/>
      <style:text-properties style:text-position="0% 100%" fo:font-size="10pt" fo:font-style="normal" fo:font-weight="normal" officeooo:rsid="00c48354" officeooo:paragraph-rsid="00c48354" style:font-size-asian="10pt" style:font-style-asian="normal" style:font-weight-asian="normal" style:font-size-complex="10pt" style:font-style-complex="normal" style:font-weight-complex="normal"/>
    </style:style>
    <style:style style:name="P286" style:family="paragraph" style:parent-style-name="Standard">
      <style:paragraph-properties fo:text-align="start" style:justify-single-word="false"/>
      <style:text-properties style:text-position="0% 100%" style:font-name="Courier 10 Pitch" fo:font-size="14pt" fo:font-weight="normal" officeooo:rsid="00dd6255" officeooo:paragraph-rsid="00dd6255" style:font-size-asian="14pt" style:font-weight-asian="normal" style:font-size-complex="14pt" style:font-weight-complex="normal"/>
    </style:style>
    <style:style style:name="P287" style:family="paragraph" style:parent-style-name="Standard">
      <style:text-properties fo:font-size="20pt" style:text-underline-style="none" fo:font-weight="bold" officeooo:rsid="006bd25f" officeooo:paragraph-rsid="006bd25f" style:font-size-asian="20pt" style:font-weight-asian="bold" style:font-size-complex="20pt" style:font-weight-complex="bold"/>
    </style:style>
    <style:style style:name="P288" style:family="paragraph" style:parent-style-name="Standard">
      <style:text-properties fo:font-size="20pt" style:text-underline-style="none" fo:font-weight="bold" officeooo:rsid="0071433a" officeooo:paragraph-rsid="007c26e8" style:font-size-asian="20pt" style:font-weight-asian="bold" style:font-size-complex="20pt" style:font-weight-complex="bold"/>
    </style:style>
    <style:style style:name="P289" style:family="paragraph" style:parent-style-name="Standard">
      <style:text-properties fo:font-size="20pt" style:text-underline-style="none" fo:font-weight="bold" officeooo:rsid="0071433a" officeooo:paragraph-rsid="0071433a" style:font-size-asian="20pt" style:font-weight-asian="bold" style:font-size-complex="20pt" style:font-weight-complex="bold"/>
    </style:style>
    <style:style style:name="P290" style:family="paragraph" style:parent-style-name="Standard">
      <style:text-properties fo:font-size="20pt" style:text-underline-style="none" fo:font-weight="bold" officeooo:rsid="0071433a" officeooo:paragraph-rsid="0089f6c2" style:font-size-asian="20pt" style:font-weight-asian="bold" style:font-size-complex="20pt" style:font-weight-complex="bold"/>
    </style:style>
    <style:style style:name="P291" style:family="paragraph" style:parent-style-name="Standard">
      <style:text-properties fo:font-size="20pt" style:text-underline-style="none" fo:font-weight="bold" officeooo:rsid="0071433a" officeooo:paragraph-rsid="009ad012" style:font-size-asian="20pt" style:font-weight-asian="bold" style:font-size-complex="20pt" style:font-weight-complex="bold"/>
    </style:style>
    <style:style style:name="P292" style:family="paragraph" style:parent-style-name="Standard">
      <style:text-properties fo:font-size="20pt" style:text-underline-style="none" fo:font-weight="bold" officeooo:rsid="0071433a" officeooo:paragraph-rsid="009ea7dc" style:font-size-asian="20pt" style:font-weight-asian="bold" style:font-size-complex="20pt" style:font-weight-complex="bold"/>
    </style:style>
    <style:style style:name="P293" style:family="paragraph" style:parent-style-name="Standard">
      <style:text-properties fo:font-size="20pt" style:text-underline-style="none" fo:font-weight="bold" officeooo:rsid="0071433a" officeooo:paragraph-rsid="00a43282" style:font-size-asian="20pt" style:font-weight-asian="bold" style:font-size-complex="20pt" style:font-weight-complex="bold"/>
    </style:style>
    <style:style style:name="P294" style:family="paragraph" style:parent-style-name="Standard">
      <style:text-properties fo:font-size="20pt" style:text-underline-style="none" fo:font-weight="bold" officeooo:rsid="0071433a" officeooo:paragraph-rsid="00ddd2bf" style:font-size-asian="20pt" style:font-weight-asian="bold" style:font-size-complex="20pt" style:font-weight-complex="bold"/>
    </style:style>
    <style:style style:name="P295" style:family="paragraph" style:parent-style-name="Standard">
      <style:text-properties fo:font-size="20pt" style:text-underline-style="none" fo:font-weight="bold" officeooo:rsid="00a61a5a" officeooo:paragraph-rsid="00a61a5a" style:font-size-asian="20pt" style:font-weight-asian="bold" style:font-size-complex="20pt" style:font-weight-complex="bold"/>
    </style:style>
    <style:style style:name="P296" style:family="paragraph" style:parent-style-name="Standard">
      <style:paragraph-properties fo:text-align="center" style:justify-single-word="false"/>
      <style:text-properties fo:font-size="20pt" fo:font-weight="bold" officeooo:rsid="00eafd41" officeooo:paragraph-rsid="00eafd41" style:font-size-asian="20pt" style:font-weight-asian="bold" style:font-size-complex="20pt" style:font-weight-complex="bold"/>
    </style:style>
    <style:style style:name="P297" style:family="paragraph" style:parent-style-name="Standard">
      <style:paragraph-properties fo:text-align="start" style:justify-single-word="false"/>
      <style:text-properties fo:font-size="20pt" fo:font-weight="bold" officeooo:rsid="00eafd41" officeooo:paragraph-rsid="00eafd41" style:font-size-asian="20pt" style:font-weight-asian="bold" style:font-size-complex="20pt" style:font-weight-complex="bold"/>
    </style:style>
    <style:style style:name="P298" style:family="paragraph" style:parent-style-name="Standard">
      <style:text-properties fo:font-size="10pt" fo:font-weight="bold" officeooo:rsid="00587d6d" officeooo:paragraph-rsid="00587d6d" style:font-size-asian="8.75pt" style:font-weight-asian="bold" style:font-size-complex="10pt" style:font-weight-complex="bold"/>
    </style:style>
    <style:style style:name="P299" style:family="paragraph" style:parent-style-name="Standard">
      <style:text-properties style:font-name="Courier 10 Pitch" fo:font-size="14pt" fo:font-weight="normal" officeooo:rsid="0035ab17" officeooo:paragraph-rsid="006bd25f" style:font-size-asian="14pt" style:font-weight-asian="normal" style:font-size-complex="14pt" style:font-weight-complex="normal"/>
    </style:style>
    <style:style style:name="P300" style:family="paragraph" style:parent-style-name="Standard">
      <style:text-properties style:font-name="Courier 10 Pitch" fo:font-size="14pt" fo:font-weight="normal" officeooo:rsid="0035ab17" officeooo:paragraph-rsid="0071433a" style:font-size-asian="14pt" style:font-weight-asian="normal" style:font-size-complex="14pt" style:font-weight-complex="normal"/>
    </style:style>
    <style:style style:name="P301" style:family="paragraph" style:parent-style-name="Standard">
      <style:text-properties style:font-name="Courier 10 Pitch" fo:font-size="14pt" fo:font-weight="normal" officeooo:rsid="0035ab17" officeooo:paragraph-rsid="007c26e8" style:font-size-asian="14pt" style:font-weight-asian="normal" style:font-size-complex="14pt" style:font-weight-complex="normal"/>
    </style:style>
    <style:style style:name="P302" style:family="paragraph" style:parent-style-name="Standard">
      <style:text-properties style:font-name="Courier 10 Pitch" fo:font-size="14pt" fo:font-weight="normal" officeooo:rsid="0035ab17" officeooo:paragraph-rsid="0089f6c2" style:font-size-asian="14pt" style:font-weight-asian="normal" style:font-size-complex="14pt" style:font-weight-complex="normal"/>
    </style:style>
    <style:style style:name="P303" style:family="paragraph" style:parent-style-name="Standard">
      <style:text-properties style:font-name="Courier 10 Pitch" fo:font-size="14pt" fo:font-weight="normal" officeooo:rsid="0035ab17" officeooo:paragraph-rsid="00929221" style:font-size-asian="14pt" style:font-weight-asian="normal" style:font-size-complex="14pt" style:font-weight-complex="normal"/>
    </style:style>
    <style:style style:name="P304" style:family="paragraph" style:parent-style-name="Standard">
      <style:text-properties style:font-name="Courier 10 Pitch" fo:font-size="14pt" fo:font-weight="normal" officeooo:rsid="0035ab17" officeooo:paragraph-rsid="009ad012" style:font-size-asian="14pt" style:font-weight-asian="normal" style:font-size-complex="14pt" style:font-weight-complex="normal"/>
    </style:style>
    <style:style style:name="P305" style:family="paragraph" style:parent-style-name="Standard">
      <style:text-properties style:font-name="Courier 10 Pitch" fo:font-size="14pt" fo:font-weight="normal" officeooo:rsid="0035ab17" officeooo:paragraph-rsid="009ea7dc" style:font-size-asian="14pt" style:font-weight-asian="normal" style:font-size-complex="14pt" style:font-weight-complex="normal"/>
    </style:style>
    <style:style style:name="P306" style:family="paragraph" style:parent-style-name="Standard">
      <style:text-properties style:font-name="Courier 10 Pitch" fo:font-size="14pt" fo:font-weight="normal" officeooo:rsid="0035ab17" officeooo:paragraph-rsid="00a43282" style:font-size-asian="14pt" style:font-weight-asian="normal" style:font-size-complex="14pt" style:font-weight-complex="normal"/>
    </style:style>
    <style:style style:name="P307" style:family="paragraph" style:parent-style-name="Standard">
      <style:text-properties style:font-name="Courier 10 Pitch" fo:font-size="14pt" fo:font-weight="normal" officeooo:rsid="0035ab17" officeooo:paragraph-rsid="00ddd2bf" style:font-size-asian="14pt" style:font-weight-asian="normal" style:font-size-complex="14pt" style:font-weight-complex="normal"/>
    </style:style>
    <style:style style:name="P308" style:family="paragraph" style:parent-style-name="Standard">
      <style:paragraph-properties fo:text-align="center" style:justify-single-word="false" fo:break-before="page"/>
      <style:text-properties fo:font-size="32pt" fo:font-weight="bold" officeooo:rsid="0039062d" officeooo:paragraph-rsid="0039062d" style:font-size-asian="32pt" style:font-weight-asian="bold" style:font-size-complex="32pt" style:font-weight-complex="bold"/>
    </style:style>
    <style:style style:name="P309" style:family="paragraph" style:parent-style-name="Standard">
      <style:paragraph-properties fo:text-align="center" style:justify-single-word="false" fo:break-before="page"/>
      <style:text-properties fo:font-size="20pt" fo:font-weight="bold" officeooo:paragraph-rsid="00587d6d" style:font-size-asian="20pt" style:font-weight-asian="bold" style:font-size-complex="20pt" style:font-weight-complex="bold"/>
    </style:style>
    <style:style style:name="P310" style:family="paragraph" style:parent-style-name="Standard">
      <style:paragraph-properties fo:text-align="center" style:justify-single-word="false" fo:break-before="page"/>
      <style:text-properties fo:font-size="20pt" fo:font-weight="bold" officeooo:paragraph-rsid="00c48354" style:font-size-asian="20pt" style:font-weight-asian="bold" style:font-size-complex="20pt" style:font-weight-complex="bold"/>
    </style:style>
    <style:style style:name="P311" style:family="paragraph" style:parent-style-name="Standard">
      <style:paragraph-properties fo:text-align="center" style:justify-single-word="false" fo:break-before="page"/>
      <style:text-properties fo:font-size="20pt" officeooo:paragraph-rsid="005c681f" style:font-size-asian="20pt" style:font-size-complex="20pt"/>
    </style:style>
    <style:style style:name="P312" style:family="paragraph" style:parent-style-name="Standard">
      <style:paragraph-properties fo:text-align="center" style:justify-single-word="false" fo:break-before="page"/>
      <style:text-properties fo:font-size="20pt" officeooo:paragraph-rsid="005fb53e" style:font-size-asian="20pt" style:font-size-complex="20pt"/>
    </style:style>
    <style:style style:name="P313" style:family="paragraph" style:parent-style-name="Standard">
      <style:paragraph-properties fo:text-align="center" style:justify-single-word="false" fo:break-before="page"/>
      <style:text-properties fo:font-size="20pt" officeooo:paragraph-rsid="006327d3" style:font-size-asian="20pt" style:font-size-complex="20pt"/>
    </style:style>
    <style:style style:name="P314" style:family="paragraph" style:parent-style-name="Standard">
      <style:paragraph-properties fo:text-align="center" style:justify-single-word="false" fo:break-before="page"/>
      <style:text-properties fo:font-size="20pt" officeooo:paragraph-rsid="00687723" style:font-size-asian="20pt" style:font-size-complex="20pt"/>
    </style:style>
    <style:style style:name="P315" style:family="paragraph" style:parent-style-name="Standard">
      <style:paragraph-properties fo:text-align="center" style:justify-single-word="false" fo:break-before="page"/>
      <style:text-properties fo:font-size="20pt" officeooo:paragraph-rsid="00aa25b7" style:font-size-asian="20pt" style:font-size-complex="20pt"/>
    </style:style>
    <style:style style:name="P316" style:family="paragraph" style:parent-style-name="Standard">
      <style:paragraph-properties fo:text-align="center" style:justify-single-word="false" fo:break-before="page"/>
      <style:text-properties fo:font-size="20pt" officeooo:paragraph-rsid="005a6ecc" style:font-size-asian="20pt" style:font-size-complex="20pt"/>
    </style:style>
    <style:style style:name="P317" style:family="paragraph" style:parent-style-name="Standard">
      <style:paragraph-properties fo:text-align="center" style:justify-single-word="false" fo:break-before="page"/>
      <style:text-properties fo:font-size="20pt" officeooo:paragraph-rsid="00c7f20e" style:font-size-asian="20pt" style:font-size-complex="20pt"/>
    </style:style>
    <style:style style:name="P318" style:family="paragraph" style:parent-style-name="Standard">
      <style:paragraph-properties fo:text-align="center" style:justify-single-word="false" fo:break-before="page"/>
      <style:text-properties fo:font-size="20pt" officeooo:paragraph-rsid="00cd3ba4" style:font-size-asian="20pt" style:font-size-complex="20pt"/>
    </style:style>
    <style:style style:name="P319" style:family="paragraph" style:parent-style-name="Standard">
      <style:paragraph-properties fo:text-align="center" style:justify-single-word="false" fo:break-before="page"/>
      <style:text-properties style:text-position="0% 100%" fo:font-size="14pt" fo:font-weight="normal" officeooo:rsid="006327d3" officeooo:paragraph-rsid="00b0e5e5" style:font-size-asian="14pt" style:font-weight-asian="normal" style:font-size-complex="14pt" style:font-weight-complex="normal"/>
    </style:style>
    <style:style style:name="P320" style:family="paragraph" style:parent-style-name="Standard">
      <style:paragraph-properties fo:text-align="center" style:justify-single-word="false" fo:break-before="page"/>
      <style:text-properties style:text-position="0% 100%" fo:font-size="14pt" fo:font-weight="normal" officeooo:rsid="006327d3" officeooo:paragraph-rsid="00b4f8f5" style:font-size-asian="14pt" style:font-weight-asian="normal" style:font-size-complex="14pt" style:font-weight-complex="normal"/>
    </style:style>
    <style:style style:name="P321" style:family="paragraph" style:parent-style-name="Standard">
      <style:text-properties fo:font-size="14pt" fo:font-weight="normal" officeooo:rsid="00e96625" officeooo:paragraph-rsid="00e96625" style:font-size-asian="14pt" style:font-weight-asian="normal" style:font-size-complex="14pt" style:font-weight-complex="normal"/>
    </style:style>
    <style:style style:name="P322" style:family="paragraph" style:parent-style-name="Standard">
      <style:text-properties fo:font-size="16pt" style:text-underline-style="solid" style:text-underline-width="auto" style:text-underline-color="font-color" fo:font-weight="bold" officeooo:rsid="00337a53" officeooo:paragraph-rsid="00929221" style:font-size-asian="16pt" style:font-weight-asian="bold" style:font-size-complex="16pt" style:font-weight-complex="bold"/>
    </style:style>
    <style:style style:name="P323" style:family="paragraph" style:parent-style-name="Standard">
      <style:paragraph-properties fo:text-align="center" style:justify-single-word="false" fo:break-before="page"/>
      <style:text-properties fo:font-size="20pt" officeooo:paragraph-rsid="00ebb138" style:font-size-asian="20pt" style:font-size-complex="20pt"/>
    </style:style>
    <style:style style:name="T1" style:family="text">
      <style:text-properties fo:font-weight="bold" style:font-weight-asian="bold" style:font-weight-complex="bold"/>
    </style:style>
    <style:style style:name="T2" style:family="text">
      <style:text-properties fo:font-weight="bold" officeooo:rsid="0064675c" style:font-weight-asian="bold" style:font-weight-complex="bold"/>
    </style:style>
    <style:style style:name="T3" style:family="text">
      <style:text-properties fo:font-weight="bold" officeooo:rsid="00602c98" style:font-weight-asian="bold" style:font-weight-complex="bold"/>
    </style:style>
    <style:style style:name="T4" style:family="text">
      <style:text-properties fo:font-weight="bold" officeooo:rsid="005d2e22" style:font-weight-asian="bold" style:font-weight-complex="bold"/>
    </style:style>
    <style:style style:name="T5" style:family="text">
      <style:text-properties fo:font-weight="bold" officeooo:rsid="005a6ecc" style:font-weight-asian="bold" style:font-weight-complex="bold"/>
    </style:style>
    <style:style style:name="T6" style:family="text">
      <style:text-properties fo:font-weight="bold" officeooo:rsid="005ac96c" style:font-weight-asian="bold" style:font-weight-complex="bold"/>
    </style:style>
    <style:style style:name="T7" style:family="text">
      <style:text-properties fo:font-weight="bold" officeooo:rsid="006f2bca" style:font-weight-asian="bold" style:font-weight-complex="bold"/>
    </style:style>
    <style:style style:name="T8" style:family="text">
      <style:text-properties fo:font-weight="bold" officeooo:rsid="005c681f" style:font-weight-asian="bold" style:font-weight-complex="bold"/>
    </style:style>
    <style:style style:name="T9" style:family="text">
      <style:text-properties fo:font-weight="bold" officeooo:rsid="005fb53e" style:font-weight-asian="bold" style:font-weight-complex="bold"/>
    </style:style>
    <style:style style:name="T10" style:family="text">
      <style:text-properties fo:font-weight="bold" officeooo:rsid="0061dd90" style:font-weight-asian="bold" style:font-weight-complex="bold"/>
    </style:style>
    <style:style style:name="T11" style:family="text">
      <style:text-properties fo:font-weight="bold" officeooo:rsid="006327d3" style:font-weight-asian="bold" style:font-weight-complex="bold"/>
    </style:style>
    <style:style style:name="T12" style:family="text">
      <style:text-properties fo:font-weight="bold" officeooo:rsid="00687723" style:font-weight-asian="bold" style:font-weight-complex="bold"/>
    </style:style>
    <style:style style:name="T13" style:family="text">
      <style:text-properties fo:font-weight="bold" officeooo:rsid="006bd25f" style:font-weight-asian="bold" style:font-weight-complex="bold"/>
    </style:style>
    <style:style style:name="T14" style:family="text">
      <style:text-properties fo:font-weight="bold" officeooo:rsid="00aa25b7" style:font-weight-asian="bold" style:font-weight-complex="bold"/>
    </style:style>
    <style:style style:name="T15" style:family="text">
      <style:text-properties fo:font-weight="bold" officeooo:rsid="00aee3c4" style:font-weight-asian="bold" style:font-weight-complex="bold"/>
    </style:style>
    <style:style style:name="T16" style:family="text">
      <style:text-properties fo:font-weight="bold" officeooo:rsid="00b0e5e5" style:font-weight-asian="bold" style:font-weight-complex="bold"/>
    </style:style>
    <style:style style:name="T17" style:family="text">
      <style:text-properties fo:font-weight="bold" officeooo:rsid="00b22cee" style:font-weight-asian="bold" style:font-weight-complex="bold"/>
    </style:style>
    <style:style style:name="T18" style:family="text">
      <style:text-properties fo:font-weight="bold" officeooo:rsid="00b4f8f5" style:font-weight-asian="bold" style:font-weight-complex="bold"/>
    </style:style>
    <style:style style:name="T19" style:family="text">
      <style:text-properties fo:font-weight="bold" officeooo:rsid="00b74c3a" style:font-weight-asian="bold" style:font-weight-complex="bold"/>
    </style:style>
    <style:style style:name="T20" style:family="text">
      <style:text-properties fo:font-weight="bold" officeooo:rsid="00bb86b2" style:font-weight-asian="bold" style:font-weight-complex="bold"/>
    </style:style>
    <style:style style:name="T21" style:family="text">
      <style:text-properties fo:font-weight="bold" officeooo:rsid="00c7f20e" style:font-weight-asian="bold" style:font-weight-complex="bold"/>
    </style:style>
    <style:style style:name="T22" style:family="text">
      <style:text-properties fo:font-weight="bold" officeooo:rsid="00cd3ba4" style:font-weight-asian="bold" style:font-weight-complex="bold"/>
    </style:style>
    <style:style style:name="T23" style:family="text">
      <style:text-properties fo:font-weight="bold" officeooo:rsid="00ce8a38" style:font-weight-asian="bold" style:font-weight-complex="bold"/>
    </style:style>
    <style:style style:name="T24" style:family="text">
      <style:text-properties fo:font-weight="bold" officeooo:rsid="00d01f81" style:font-weight-asian="bold" style:font-weight-complex="bold"/>
    </style:style>
    <style:style style:name="T25" style:family="text">
      <style:text-properties fo:font-weight="bold" officeooo:rsid="00d409fa" style:font-weight-asian="bold" style:font-weight-complex="bold"/>
    </style:style>
    <style:style style:name="T26" style:family="text">
      <style:text-properties fo:font-weight="bold" officeooo:rsid="00ebb138"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5eecd2" style:font-weight-asian="normal" style:font-weight-complex="normal"/>
    </style:style>
    <style:style style:name="T29" style:family="text">
      <style:text-properties fo:font-weight="normal" officeooo:rsid="005827e9" style:font-weight-asian="normal" style:font-weight-complex="normal"/>
    </style:style>
    <style:style style:name="T30" style:family="text">
      <style:text-properties fo:font-weight="normal" officeooo:rsid="00578dde" style:font-weight-asian="normal" style:font-weight-complex="normal"/>
    </style:style>
    <style:style style:name="T31" style:family="text">
      <style:text-properties fo:font-weight="normal" officeooo:rsid="005f0da9" style:font-weight-asian="normal" style:font-weight-complex="normal"/>
    </style:style>
    <style:style style:name="T32" style:family="text">
      <style:text-properties fo:font-weight="normal" officeooo:rsid="006267d3" style:font-weight-asian="normal" style:font-weight-complex="normal"/>
    </style:style>
    <style:style style:name="T33" style:family="text">
      <style:text-properties fo:font-weight="normal" officeooo:rsid="006b0115" style:font-weight-asian="normal" style:font-weight-complex="normal"/>
    </style:style>
    <style:style style:name="T34" style:family="text">
      <style:text-properties fo:font-weight="normal" officeooo:rsid="006f3f33" style:font-weight-asian="normal" style:font-weight-complex="normal"/>
    </style:style>
    <style:style style:name="T35" style:family="text">
      <style:text-properties fo:font-weight="normal" officeooo:rsid="006f2bca" style:font-weight-asian="normal" style:font-weight-complex="normal"/>
    </style:style>
    <style:style style:name="T36" style:family="text">
      <style:text-properties fo:font-weight="normal" officeooo:rsid="00794774" style:font-weight-asian="normal" style:font-weight-complex="normal"/>
    </style:style>
    <style:style style:name="T37" style:family="text">
      <style:text-properties fo:font-weight="normal" officeooo:rsid="0075375f" style:font-weight-asian="normal" style:font-weight-complex="normal"/>
    </style:style>
    <style:style style:name="T38" style:family="text">
      <style:text-properties fo:font-weight="normal" officeooo:rsid="005ac96c" style:font-weight-asian="normal" style:font-weight-complex="normal"/>
    </style:style>
    <style:style style:name="T39" style:family="text">
      <style:text-properties fo:font-weight="normal" officeooo:rsid="00a61a5a" style:font-weight-asian="normal" style:font-weight-complex="normal"/>
    </style:style>
    <style:style style:name="T40" style:family="text">
      <style:text-properties fo:font-weight="normal" officeooo:rsid="00aee3c4" style:font-weight-asian="normal" style:font-weight-complex="normal"/>
    </style:style>
    <style:style style:name="T41" style:family="text">
      <style:text-properties fo:font-weight="normal" officeooo:rsid="00b0cc2c" style:font-weight-asian="normal" style:font-weight-complex="normal"/>
    </style:style>
    <style:style style:name="T42" style:family="text">
      <style:text-properties style:font-name="Liberation Serif1" style:font-name-asian="Liberation Serif1" style:font-name-complex="Liberation Serif1"/>
    </style:style>
    <style:style style:name="T43" style:family="text">
      <style:text-properties style:text-position="super 58%"/>
    </style:style>
    <style:style style:name="T44" style:family="text">
      <style:text-properties style:text-position="super 58%" fo:font-weight="normal" style:font-weight-asian="normal" style:font-weight-complex="normal"/>
    </style:style>
    <style:style style:name="T45" style:family="text">
      <style:text-properties style:text-position="super 58%" officeooo:rsid="006e607f"/>
    </style:style>
    <style:style style:name="T46" style:family="text">
      <style:text-properties style:text-position="super 58%" officeooo:rsid="0071433a"/>
    </style:style>
    <style:style style:name="T47" style:family="text">
      <style:text-properties style:text-position="super 58%" officeooo:rsid="0074eba7"/>
    </style:style>
    <style:style style:name="T48" style:family="text">
      <style:text-properties style:text-position="super 58%" officeooo:rsid="007702b2"/>
    </style:style>
    <style:style style:name="T49" style:family="text">
      <style:text-properties style:text-position="super 58%" officeooo:rsid="00786c0d"/>
    </style:style>
    <style:style style:name="T50" style:family="text">
      <style:text-properties style:text-position="super 58%" officeooo:rsid="007c26e8"/>
    </style:style>
    <style:style style:name="T51" style:family="text">
      <style:text-properties style:text-position="super 58%" officeooo:rsid="008e62d1"/>
    </style:style>
    <style:style style:name="T52" style:family="text">
      <style:text-properties style:text-position="super 58%" officeooo:rsid="008e9e3a"/>
    </style:style>
    <style:style style:name="T53" style:family="text">
      <style:text-properties style:text-position="super 58%" officeooo:rsid="00912106"/>
    </style:style>
    <style:style style:name="T54" style:family="text">
      <style:text-properties style:text-position="super 58%" officeooo:rsid="00941997"/>
    </style:style>
    <style:style style:name="T55" style:family="text">
      <style:text-properties style:text-position="super 58%" officeooo:rsid="00a0e44b"/>
    </style:style>
    <style:style style:name="T56" style:family="text">
      <style:text-properties style:text-position="super 58%" officeooo:rsid="00a43282"/>
    </style:style>
    <style:style style:name="T57" style:family="text">
      <style:text-properties style:text-position="0% 100%"/>
    </style:style>
    <style:style style:name="T58" style:family="text">
      <style:text-properties style:text-position="0% 100%" fo:font-weight="bold" style:font-weight-asian="bold" style:font-weight-complex="bold"/>
    </style:style>
    <style:style style:name="T59" style:family="text">
      <style:text-properties style:text-position="0% 100%" fo:font-weight="bold" officeooo:rsid="00587d6d" style:font-weight-asian="bold" style:font-weight-complex="bold"/>
    </style:style>
    <style:style style:name="T60" style:family="text">
      <style:text-properties style:text-position="0% 100%" fo:font-style="normal" fo:font-weight="bold" style:font-style-asian="normal" style:font-weight-asian="bold" style:font-style-complex="normal" style:font-weight-complex="bold"/>
    </style:style>
    <style:style style:name="T61" style:family="text">
      <style:text-properties style:text-position="0% 100%" fo:font-style="normal" style:font-style-asian="normal" style:font-style-complex="normal"/>
    </style:style>
    <style:style style:name="T62" style:family="text">
      <style:text-properties style:text-position="0% 100%" fo:font-style="normal" officeooo:rsid="00587d6d" style:font-style-asian="normal" style:font-style-complex="normal"/>
    </style:style>
    <style:style style:name="T63" style:family="text">
      <style:text-properties style:text-position="0% 100%" officeooo:rsid="00587d6d"/>
    </style:style>
    <style:style style:name="T64" style:family="text">
      <style:text-properties style:text-position="0% 100%" fo:font-weight="normal" style:font-weight-asian="normal" style:font-weight-complex="normal"/>
    </style:style>
    <style:style style:name="T65" style:family="text">
      <style:text-properties style:text-position="0% 100%" fo:font-weight="normal" officeooo:rsid="004e026c" style:font-weight-asian="normal" style:font-weight-complex="normal"/>
    </style:style>
    <style:style style:name="T66" style:family="text">
      <style:text-properties style:text-position="0% 100%" fo:font-weight="normal" officeooo:rsid="0046f814" style:font-weight-asian="normal" style:font-weight-complex="normal"/>
    </style:style>
    <style:style style:name="T67" style:family="text">
      <style:text-properties style:text-position="0% 100%" fo:font-weight="normal" officeooo:rsid="0048690d" style:font-weight-asian="normal" style:font-weight-complex="normal"/>
    </style:style>
    <style:style style:name="T68" style:family="text">
      <style:text-properties style:text-position="0% 100%" fo:font-weight="normal" officeooo:rsid="00d01f81" style:font-weight-asian="normal" style:font-weight-complex="normal"/>
    </style:style>
    <style:style style:name="T69" style:family="text">
      <style:text-properties style:text-position="0% 100%" fo:font-weight="normal" officeooo:rsid="00e03f79" style:font-weight-asian="normal" style:font-weight-complex="normal"/>
    </style:style>
    <style:style style:name="T70" style:family="text">
      <style:text-properties style:text-position="0% 100%" fo:font-style="italic" officeooo:rsid="00587d6d" style:font-style-asian="italic" style:font-style-complex="italic"/>
    </style:style>
    <style:style style:name="T71" style:family="text">
      <style:text-properties style:text-position="0% 100%" officeooo:rsid="0071433a"/>
    </style:style>
    <style:style style:name="T72" style:family="text">
      <style:text-properties style:text-position="0% 100%" officeooo:rsid="007c26e8"/>
    </style:style>
    <style:style style:name="T73" style:family="text">
      <style:text-properties style:text-position="0% 100%" officeooo:rsid="007dd9d0"/>
    </style:style>
    <style:style style:name="T74" style:family="text">
      <style:text-properties style:text-position="0% 100%" officeooo:rsid="007e8520"/>
    </style:style>
    <style:style style:name="T75" style:family="text">
      <style:text-properties style:text-position="0% 100%" style:text-underline-style="solid" style:text-underline-width="auto" style:text-underline-color="font-color" fo:font-weight="normal" officeooo:rsid="0046f814" style:font-weight-asian="normal" style:font-weight-complex="normal"/>
    </style:style>
    <style:style style:name="T76" style:family="text">
      <style:text-properties style:text-position="0% 100%" style:text-underline-style="solid" style:text-underline-width="auto" style:text-underline-color="font-color" fo:font-weight="normal" officeooo:rsid="0051d520" style:font-weight-asian="normal" style:font-weight-complex="normal"/>
    </style:style>
    <style:style style:name="T77" style:family="text">
      <style:text-properties style:text-position="0% 100%" style:text-underline-style="solid" style:text-underline-width="auto" style:text-underline-color="font-color" fo:font-weight="normal" officeooo:rsid="0048690d" style:font-weight-asian="normal" style:font-weight-complex="normal"/>
    </style:style>
    <style:style style:name="T78" style:family="text">
      <style:text-properties style:text-position="0% 100%" style:text-underline-style="none"/>
    </style:style>
    <style:style style:name="T79" style:family="text">
      <style:text-properties style:text-position="0% 100%" style:text-underline-style="none" fo:font-weight="normal" style:font-weight-asian="normal" style:font-weight-complex="normal"/>
    </style:style>
    <style:style style:name="T80" style:family="text">
      <style:text-properties style:text-position="0% 100%" style:text-underline-style="none" fo:font-weight="normal" officeooo:rsid="00d1cd21" style:font-weight-asian="normal" style:font-weight-complex="normal"/>
    </style:style>
    <style:style style:name="T81" style:family="text">
      <style:text-properties style:text-position="0% 100%" style:text-underline-style="none" fo:font-weight="normal" officeooo:rsid="00d27d87" style:font-weight-asian="normal" style:font-weight-complex="normal"/>
    </style:style>
    <style:style style:name="T82" style:family="text">
      <style:text-properties style:font-name="Liberation Serif" fo:font-weight="bold" style:font-name-asian="DejaVu Sans" style:font-weight-asian="bold" style:font-name-complex="Lohit Hindi" style:font-weight-complex="bold"/>
    </style:style>
    <style:style style:name="T83" style:family="text">
      <style:text-properties style:font-name="Liberation Serif" fo:font-weight="bold" officeooo:rsid="00aee3c4" style:font-name-asian="DejaVu Sans" style:font-weight-asian="bold" style:font-name-complex="Lohit Hindi" style:font-weight-complex="bold"/>
    </style:style>
    <style:style style:name="T84" style:family="text">
      <style:text-properties style:font-name="Liberation Serif" fo:font-weight="bold" officeooo:rsid="00b0cc2c" style:font-name-asian="DejaVu Sans" style:font-weight-asian="bold" style:font-name-complex="Lohit Hindi" style:font-weight-complex="bold"/>
    </style:style>
    <style:style style:name="T85" style:family="text">
      <style:text-properties style:font-name="Liberation Serif" style:font-name-asian="DejaVu Sans" style:font-name-complex="Lohit Hindi"/>
    </style:style>
    <style:style style:name="T86" style:family="text">
      <style:text-properties style:font-name="Liberation Serif" officeooo:rsid="00052235" style:font-name-asian="DejaVu Sans" style:font-name-complex="Lohit Hindi"/>
    </style:style>
    <style:style style:name="T87" style:family="text">
      <style:text-properties style:font-name="Liberation Serif" officeooo:rsid="00aee3c4" style:font-name-asian="DejaVu Sans" style:font-name-complex="Lohit Hindi"/>
    </style:style>
    <style:style style:name="T88" style:family="text">
      <style:text-properties style:font-name="Liberation Serif" officeooo:rsid="00b0cc2c" style:font-name-asian="DejaVu Sans" style:font-name-complex="Lohit Hindi"/>
    </style:style>
    <style:style style:name="T89" style:family="text">
      <style:text-properties style:font-name="Liberation Serif" officeooo:rsid="00cd3ba4" style:font-name-asian="DejaVu Sans" style:font-name-complex="Lohit Hindi"/>
    </style:style>
    <style:style style:name="T90" style:family="text">
      <style:text-properties officeooo:rsid="00577bcd"/>
    </style:style>
    <style:style style:name="T91" style:family="text">
      <style:text-properties officeooo:rsid="00587d6d"/>
    </style:style>
    <style:style style:name="T92" style:family="text">
      <style:text-properties officeooo:rsid="0064675c"/>
    </style:style>
    <style:style style:name="T93" style:family="text">
      <style:text-properties officeooo:rsid="005eecd2"/>
    </style:style>
    <style:style style:name="T94" style:family="text">
      <style:text-properties officeooo:rsid="005d2e22"/>
    </style:style>
    <style:style style:name="T95" style:family="text">
      <style:text-properties officeooo:rsid="006b0115"/>
    </style:style>
    <style:style style:name="T96" style:family="text">
      <style:text-properties officeooo:rsid="005ac96c"/>
    </style:style>
    <style:style style:name="T97" style:family="text">
      <style:text-properties officeooo:rsid="006de456"/>
    </style:style>
    <style:style style:name="T98" style:family="text">
      <style:text-properties officeooo:rsid="006f2bca"/>
    </style:style>
    <style:style style:name="T99" style:family="text">
      <style:text-properties officeooo:rsid="0072a2b1"/>
    </style:style>
    <style:style style:name="T100" style:family="text">
      <style:text-properties officeooo:rsid="005c681f"/>
    </style:style>
    <style:style style:name="T101" style:family="text">
      <style:text-properties officeooo:rsid="005e7073"/>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bold" officeooo:rsid="00620097" style:font-weight-asian="bold" style:font-weight-complex="bold"/>
    </style:style>
    <style:style style:name="T104" style:family="text">
      <style:text-properties style:text-underline-style="solid" style:text-underline-width="auto" style:text-underline-color="font-color" officeooo:rsid="0051d520"/>
    </style:style>
    <style:style style:name="T105" style:family="text">
      <style:text-properties officeooo:rsid="0061dd90"/>
    </style:style>
    <style:style style:name="T106" style:family="text">
      <style:text-properties officeooo:rsid="00620097"/>
    </style:style>
    <style:style style:name="T107" style:family="text">
      <style:text-properties officeooo:rsid="00641149"/>
    </style:style>
    <style:style style:name="T108" style:family="text">
      <style:text-properties officeooo:rsid="006bd25f"/>
    </style:style>
    <style:style style:name="T109" style:family="text">
      <style:text-properties style:text-underline-style="none" officeooo:rsid="006bd25f"/>
    </style:style>
    <style:style style:name="T110" style:family="text">
      <style:text-properties style:text-underline-style="none" officeooo:rsid="00a83f3f"/>
    </style:style>
    <style:style style:name="T111" style:family="text">
      <style:text-properties fo:font-style="italic" style:text-underline-style="none" officeooo:rsid="006bd25f" style:font-style-asian="italic" style:font-style-complex="italic"/>
    </style:style>
    <style:style style:name="T112" style:family="text">
      <style:text-properties fo:font-style="italic" style:text-underline-style="none" officeooo:rsid="0071433a" style:font-style-asian="italic" style:font-style-complex="italic"/>
    </style:style>
    <style:style style:name="T113" style:family="text">
      <style:text-properties fo:font-style="italic" style:text-underline-style="none" officeooo:rsid="007a5cd8" style:font-style-asian="italic" style:font-style-complex="italic"/>
    </style:style>
    <style:style style:name="T114" style:family="text">
      <style:text-properties fo:font-style="italic" style:text-underline-style="none" officeooo:rsid="007c26e8" style:font-style-asian="italic" style:font-style-complex="italic"/>
    </style:style>
    <style:style style:name="T115" style:family="text">
      <style:text-properties fo:font-style="italic" style:text-underline-style="none" officeooo:rsid="0089f6c2" style:font-style-asian="italic" style:font-style-complex="italic"/>
    </style:style>
    <style:style style:name="T116" style:family="text">
      <style:text-properties fo:font-style="italic" style:text-underline-style="none" officeooo:rsid="008b4280" style:font-style-asian="italic" style:font-style-complex="italic"/>
    </style:style>
    <style:style style:name="T117" style:family="text">
      <style:text-properties fo:font-style="italic" style:text-underline-style="none" officeooo:rsid="0090374e" style:font-style-asian="italic" style:font-style-complex="italic"/>
    </style:style>
    <style:style style:name="T118" style:family="text">
      <style:text-properties fo:font-style="italic" style:text-underline-style="none" officeooo:rsid="00929221" style:font-style-asian="italic" style:font-style-complex="italic"/>
    </style:style>
    <style:style style:name="T119" style:family="text">
      <style:text-properties fo:font-style="italic" style:text-underline-style="none" officeooo:rsid="009ad012" style:font-style-asian="italic" style:font-style-complex="italic"/>
    </style:style>
    <style:style style:name="T120" style:family="text">
      <style:text-properties fo:font-style="italic" style:text-underline-style="none" officeooo:rsid="009c9e96" style:font-style-asian="italic" style:font-style-complex="italic"/>
    </style:style>
    <style:style style:name="T121" style:family="text">
      <style:text-properties fo:font-style="italic" style:text-underline-style="none" officeooo:rsid="009ea7dc" style:font-style-asian="italic" style:font-style-complex="italic"/>
    </style:style>
    <style:style style:name="T122" style:family="text">
      <style:text-properties fo:font-style="italic" style:text-underline-style="none" officeooo:rsid="00a43282" style:font-style-asian="italic" style:font-style-complex="italic"/>
    </style:style>
    <style:style style:name="T123" style:family="text">
      <style:text-properties fo:font-style="italic" style:text-underline-style="none" officeooo:rsid="00a61a5a" style:font-style-asian="italic" style:font-style-complex="italic"/>
    </style:style>
    <style:style style:name="T124" style:family="text">
      <style:text-properties fo:font-style="italic" style:text-underline-style="none" officeooo:rsid="00ddd2bf" style:font-style-asian="italic" style:font-style-complex="italic"/>
    </style:style>
    <style:style style:name="T125" style:family="text">
      <style:text-properties fo:font-style="italic" style:text-underline-style="none" officeooo:rsid="00ebb138" style:font-style-asian="italic" style:font-style-complex="italic"/>
    </style:style>
    <style:style style:name="T126" style:family="text">
      <style:text-properties fo:font-style="italic" style:text-underline-style="none" fo:font-weight="bold" officeooo:rsid="00a83f3f" style:font-style-asian="italic" style:font-weight-asian="bold" style:font-style-complex="italic" style:font-weight-complex="bold"/>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fo:font-style="italic" fo:font-weight="bold" officeooo:rsid="00a83f3f" style:font-style-asian="italic" style:font-weight-asian="bold" style:font-style-complex="italic" style:font-weight-complex="bold"/>
    </style:style>
    <style:style style:name="T129" style:family="text">
      <style:text-properties fo:font-style="italic" style:text-underline-style="solid" style:text-underline-width="auto" style:text-underline-color="font-color" fo:font-weight="bold" officeooo:rsid="00a83f3f" style:font-style-asian="italic" style:font-weight-asian="bold" style:font-style-complex="italic" style:font-weight-complex="bold"/>
    </style:style>
    <style:style style:name="T130" style:family="text">
      <style:text-properties fo:font-style="italic" style:font-style-asian="italic" style:font-style-complex="italic"/>
    </style:style>
    <style:style style:name="T131" style:family="text">
      <style:text-properties fo:font-style="italic" officeooo:rsid="00aa25b7" style:font-style-asian="italic" style:font-style-complex="italic"/>
    </style:style>
    <style:style style:name="T132" style:family="text">
      <style:text-properties fo:font-style="italic" officeooo:rsid="00da1aec" style:font-style-asian="italic" style:font-style-complex="italic"/>
    </style:style>
    <style:style style:name="T133" style:family="text">
      <style:text-properties fo:font-style="italic" fo:font-weight="normal" style:font-style-asian="italic" style:font-weight-asian="normal" style:font-style-complex="italic" style:font-weight-complex="normal"/>
    </style:style>
    <style:style style:name="T134" style:family="text">
      <style:text-properties officeooo:rsid="006e607f"/>
    </style:style>
    <style:style style:name="T135" style:family="text">
      <style:text-properties officeooo:rsid="006eafbb"/>
    </style:style>
    <style:style style:name="T136" style:family="text">
      <style:text-properties officeooo:rsid="006f8b4e"/>
    </style:style>
    <style:style style:name="T137" style:family="text">
      <style:text-properties officeooo:rsid="0071433a"/>
    </style:style>
    <style:style style:name="T138" style:family="text">
      <style:text-properties officeooo:rsid="0071dcf8"/>
    </style:style>
    <style:style style:name="T139" style:family="text">
      <style:text-properties officeooo:rsid="0072d588"/>
    </style:style>
    <style:style style:name="T140" style:family="text">
      <style:text-properties officeooo:rsid="0074eba7"/>
    </style:style>
    <style:style style:name="T141" style:family="text">
      <style:text-properties officeooo:rsid="007528c4"/>
    </style:style>
    <style:style style:name="T142" style:family="text">
      <style:text-properties officeooo:rsid="007702b2"/>
    </style:style>
    <style:style style:name="T143" style:family="text">
      <style:text-properties officeooo:rsid="00786c0d"/>
    </style:style>
    <style:style style:name="T144" style:family="text">
      <style:text-properties officeooo:rsid="007c26e8"/>
    </style:style>
    <style:style style:name="T145" style:family="text">
      <style:text-properties officeooo:rsid="007e8520"/>
    </style:style>
    <style:style style:name="T146" style:family="text">
      <style:text-properties officeooo:rsid="0087c601"/>
    </style:style>
    <style:style style:name="T147" style:family="text">
      <style:text-properties officeooo:rsid="0089f6c2"/>
    </style:style>
    <style:style style:name="T148" style:family="text">
      <style:text-properties officeooo:rsid="008a437e"/>
    </style:style>
    <style:style style:name="T149" style:family="text">
      <style:text-properties officeooo:rsid="008b4280"/>
    </style:style>
    <style:style style:name="T150" style:family="text">
      <style:text-properties officeooo:rsid="008e62d1"/>
    </style:style>
    <style:style style:name="T151" style:family="text">
      <style:text-properties officeooo:rsid="008e9e3a"/>
    </style:style>
    <style:style style:name="T152" style:family="text">
      <style:text-properties officeooo:rsid="0090374e"/>
    </style:style>
    <style:style style:name="T153" style:family="text">
      <style:text-properties officeooo:rsid="00912106"/>
    </style:style>
    <style:style style:name="T154" style:family="text">
      <style:text-properties officeooo:rsid="00929221"/>
    </style:style>
    <style:style style:name="T155" style:family="text">
      <style:text-properties officeooo:rsid="0093ef65"/>
    </style:style>
    <style:style style:name="T156" style:family="text">
      <style:text-properties officeooo:rsid="00941997"/>
    </style:style>
    <style:style style:name="T157" style:family="text">
      <style:text-properties officeooo:rsid="009618ac"/>
    </style:style>
    <style:style style:name="T158" style:family="text">
      <style:text-properties officeooo:rsid="0098c990"/>
    </style:style>
    <style:style style:name="T159" style:family="text">
      <style:text-properties officeooo:rsid="009ad012"/>
    </style:style>
    <style:style style:name="T160" style:family="text">
      <style:text-properties officeooo:rsid="009b1702"/>
    </style:style>
    <style:style style:name="T161" style:family="text">
      <style:text-properties fo:font-style="normal" style:font-style-asian="normal" style:font-style-complex="normal"/>
    </style:style>
    <style:style style:name="T162" style:family="text">
      <style:text-properties fo:font-style="normal" officeooo:rsid="009d5e79" style:font-style-asian="normal" style:font-style-complex="normal"/>
    </style:style>
    <style:style style:name="T163" style:family="text">
      <style:text-properties fo:font-style="normal" officeooo:rsid="00aa25b7" style:font-style-asian="normal" style:font-style-complex="normal"/>
    </style:style>
    <style:style style:name="T164" style:family="text">
      <style:text-properties fo:font-style="normal" officeooo:rsid="00aad4a6" style:font-style-asian="normal" style:font-style-complex="normal"/>
    </style:style>
    <style:style style:name="T165" style:family="text">
      <style:text-properties fo:font-style="normal" officeooo:rsid="00c48354" style:font-style-asian="normal" style:font-style-complex="normal"/>
    </style:style>
    <style:style style:name="T166" style:family="text">
      <style:text-properties fo:font-style="normal" officeooo:rsid="00c683fd" style:font-style-asian="normal" style:font-style-complex="normal"/>
    </style:style>
    <style:style style:name="T167" style:family="text">
      <style:text-properties fo:font-style="normal" officeooo:rsid="00da1aec" style:font-style-asian="normal" style:font-style-complex="normal"/>
    </style:style>
    <style:style style:name="T168" style:family="text">
      <style:text-properties fo:font-style="normal" officeooo:rsid="00e5b099" style:font-style-asian="normal" style:font-style-complex="normal"/>
    </style:style>
    <style:style style:name="T169" style:family="text">
      <style:text-properties fo:font-style="normal" officeooo:rsid="00e651d3" style:font-style-asian="normal" style:font-style-complex="normal"/>
    </style:style>
    <style:style style:name="T170" style:family="text">
      <style:text-properties fo:font-style="normal" officeooo:rsid="00e6650d" style:font-style-asian="normal" style:font-style-complex="normal"/>
    </style:style>
    <style:style style:name="T171" style:family="text">
      <style:text-properties fo:font-style="normal" fo:font-weight="bold" officeooo:rsid="00aa25b7" style:font-style-asian="normal" style:font-weight-asian="bold" style:font-style-complex="normal" style:font-weight-complex="bold"/>
    </style:style>
    <style:style style:name="T17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3" style:family="text">
      <style:text-properties fo:font-style="normal" style:text-underline-style="solid" style:text-underline-width="auto" style:text-underline-color="font-color" fo:font-weight="bold" officeooo:rsid="00bfc7b4" style:font-style-asian="normal" style:font-weight-asian="bold" style:font-style-complex="normal" style:font-weight-complex="bold"/>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officeooo:rsid="009d5e79"/>
    </style:style>
    <style:style style:name="T176" style:family="text">
      <style:text-properties officeooo:rsid="009e0be8"/>
    </style:style>
    <style:style style:name="T177" style:family="text">
      <style:text-properties officeooo:rsid="009ea7dc"/>
    </style:style>
    <style:style style:name="T178" style:family="text">
      <style:text-properties officeooo:rsid="00a0e44b"/>
    </style:style>
    <style:style style:name="T179" style:family="text">
      <style:text-properties officeooo:rsid="00a117ae"/>
    </style:style>
    <style:style style:name="T180" style:family="text">
      <style:text-properties officeooo:rsid="00a43282"/>
    </style:style>
    <style:style style:name="T181" style:family="text">
      <style:text-properties officeooo:rsid="00a61a5a"/>
    </style:style>
    <style:style style:name="T182" style:family="text">
      <style:text-properties officeooo:rsid="00a83f3f"/>
    </style:style>
    <style:style style:name="T183" style:family="text">
      <style:text-properties officeooo:rsid="00aa25b7"/>
    </style:style>
    <style:style style:name="T184" style:family="text">
      <style:text-properties fo:font-size="20pt" fo:font-weight="bold" officeooo:rsid="00aa25b7" style:font-size-asian="20pt" style:font-weight-asian="bold" style:font-size-complex="20pt" style:font-weight-complex="bold"/>
    </style:style>
    <style:style style:name="T185" style:family="text">
      <style:text-properties fo:font-size="20pt" fo:font-weight="bold" officeooo:rsid="00b0e5e5" style:font-size-asian="20pt" style:font-weight-asian="bold" style:font-size-complex="20pt" style:font-weight-complex="bold"/>
    </style:style>
    <style:style style:name="T186" style:family="text">
      <style:text-properties fo:font-size="20pt" fo:font-weight="bold" officeooo:rsid="006bd25f" style:font-size-asian="20pt" style:font-weight-asian="bold" style:font-size-complex="20pt" style:font-weight-complex="bold"/>
    </style:style>
    <style:style style:name="T187" style:family="text">
      <style:text-properties fo:font-size="20pt" fo:font-weight="bold" officeooo:rsid="00b4f8f5" style:font-size-asian="20pt" style:font-weight-asian="bold" style:font-size-complex="20pt" style:font-weight-complex="bold"/>
    </style:style>
    <style:style style:name="T188" style:family="text">
      <style:text-properties officeooo:rsid="00b3f3cc"/>
    </style:style>
    <style:style style:name="T189" style:family="text">
      <style:text-properties officeooo:rsid="00b48134"/>
    </style:style>
    <style:style style:name="T190" style:family="text">
      <style:text-properties officeooo:rsid="00b74c3a"/>
    </style:style>
    <style:style style:name="T191" style:family="text">
      <style:text-properties officeooo:rsid="00ba63ff"/>
    </style:style>
    <style:style style:name="T192" style:family="text">
      <style:text-properties officeooo:rsid="00bd651d"/>
    </style:style>
    <style:style style:name="T193" style:family="text">
      <style:text-properties officeooo:rsid="00bfc7b4"/>
    </style:style>
    <style:style style:name="T194" style:family="text">
      <style:text-properties officeooo:rsid="00c48354"/>
    </style:style>
    <style:style style:name="T195" style:family="text">
      <style:text-properties officeooo:rsid="00c5c5ad"/>
    </style:style>
    <style:style style:name="T196" style:family="text">
      <style:text-properties officeooo:rsid="00c683fd"/>
    </style:style>
    <style:style style:name="T197" style:family="text">
      <style:text-properties officeooo:rsid="00c94e05"/>
    </style:style>
    <style:style style:name="T198" style:family="text">
      <style:text-properties fo:font-size="14pt" officeooo:rsid="00cb6baa" style:font-size-asian="12.25pt" style:font-size-complex="14pt"/>
    </style:style>
    <style:style style:name="T199" style:family="text">
      <style:text-properties fo:font-size="14pt" officeooo:rsid="00e23f25" style:font-size-asian="12.25pt" style:font-size-complex="14pt"/>
    </style:style>
    <style:style style:name="T200" style:family="text">
      <style:text-properties officeooo:rsid="00cb6baa"/>
    </style:style>
    <style:style style:name="T201" style:family="text">
      <style:text-properties officeooo:rsid="00ce8a38"/>
    </style:style>
    <style:style style:name="T202" style:family="text">
      <style:text-properties officeooo:rsid="00d01f81"/>
    </style:style>
    <style:style style:name="T203" style:family="text">
      <style:text-properties officeooo:rsid="0051d520"/>
    </style:style>
    <style:style style:name="T204" style:family="text">
      <style:text-properties officeooo:rsid="00d1a099"/>
    </style:style>
    <style:style style:name="T205" style:family="text">
      <style:text-properties officeooo:rsid="00d485de"/>
    </style:style>
    <style:style style:name="T206" style:family="text">
      <style:text-properties fo:font-size="10pt" style:font-size-asian="10pt" style:font-size-complex="10pt"/>
    </style:style>
    <style:style style:name="T207" style:family="text">
      <style:text-properties fo:font-size="10pt" officeooo:rsid="00c48354" style:font-size-asian="10pt" style:font-size-complex="10pt"/>
    </style:style>
    <style:style style:name="T208" style:family="text">
      <style:text-properties officeooo:rsid="00d5c575"/>
    </style:style>
    <style:style style:name="T209" style:family="text">
      <style:text-properties officeooo:rsid="00da1aec"/>
    </style:style>
    <style:style style:name="T210" style:family="text">
      <style:text-properties officeooo:rsid="00dd6255"/>
    </style:style>
    <style:style style:name="T211" style:family="text">
      <style:text-properties officeooo:rsid="00ddd2bf"/>
    </style:style>
    <style:style style:name="T212" style:family="text">
      <style:text-properties officeooo:rsid="00e23f25"/>
    </style:style>
    <style:style style:name="T213" style:family="text">
      <style:text-properties officeooo:rsid="00e369f4"/>
    </style:style>
    <style:style style:name="T214" style:family="text">
      <style:text-properties officeooo:rsid="00e4064f"/>
    </style:style>
    <style:style style:name="T215" style:family="text">
      <style:text-properties officeooo:rsid="00e5b099"/>
    </style:style>
    <style:style style:name="T216" style:family="text">
      <style:text-properties officeooo:rsid="00e651d3"/>
    </style:style>
    <style:style style:name="T217" style:family="text">
      <style:text-properties officeooo:rsid="00e87fbb"/>
    </style:style>
    <style:style style:name="T218" style:family="text">
      <style:text-properties officeooo:rsid="00e96625"/>
    </style:style>
    <style:style style:name="T219" style:family="text">
      <style:text-properties officeooo:rsid="00eafd41"/>
    </style:style>
    <style:style style:name="T220" style:family="text">
      <style:text-properties officeooo:rsid="00ebb1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8">Meataxe64 Version <text:span text:style-name="T90">2</text:span> <text:span text:style-name="T219">User M</text:span>anual</text:p>
      <text:p text:style-name="P89">R. A. Parker. <text:s/><text:span text:style-name="T218">23.6.2017</text:span>.</text:p>
      <text:p text:style-name="P89"/>
      <text:p text:style-name="P296">Table of Contents.</text:p>
      <text:p text:style-name="P296"/>
      <text:p text:style-name="P297">1. <text:s/>Introduction.</text:p>
      <text:p text:style-name="P297"/>
      <text:p text:style-name="P297">2. <text:s/>Installation.</text:p>
      <text:p text:style-name="P297"/>
      <text:p text:style-name="P297">3. <text:s/>Shell scripts.</text:p>
      <text:p text:style-name="P297"/>
      <text:p text:style-name="P297">4. <text:s/>Programs.</text:p>
      <text:p text:style-name="P297"/>
      <text:p text:style-name="P297">5. <text:s/>Functions</text:p>
      <text:p text:style-name="P309">Section <text:span text:style-name="T91">1</text:span> – <text:span text:style-name="T91">Introduction</text:span></text:p>
      <text:p text:style-name="P121"/>
      <text:p text:style-name="P51">This<text:span text:style-name="T218"> is the manual for version 2 of the meataxe64 system. <text:s/>It</text:span> covers the installation and use of the system<text:span text:style-name="T218"> at various levels</text:span>, along with <text:span text:style-name="T218">some information about how it works.</text:span></text:p>
      <text:p text:style-name="P51"/>
      <text:p text:style-name="P59">Installation forms the subject of section 2. <text:s/>The main job is to edit the "tuning.h" file to set the main parameters of the system, and then to compile everything. <text:s/>Test suites are provided to check that the installation is successful.</text:p>
      <text:p text:style-name="P51"/>
      <text:p text:style-name="P59">The simplest user will probably use the system at the "shell script" level, and these are described in section 3. <text:s/>They operate much as they always did, except that they can now handle larger matrices and work faster. <text:s/>Usually the shell-scripts don't do that much - they just call the 'z' programs to do all the work.</text:p>
      <text:p text:style-name="P59"/>
      <text:p text:style-name="P59">The next level down are these 'z' programs - their names all start with 'z', and again do pretty-much what they always did, again with larger matrices and rather faster, and they are described in section 4.<text:span text:style-name="T219"> <text:s/>Often (e.g. multiply) they call a single "function" - see below, but more complicated operatons like "split" and "standard basis" call many functions to do the job.</text:span></text:p>
      <text:p text:style-name="P59"/>
      <text:p text:style-name="P59">The next level down are the "functions". <text:s/>This enables the user to write their own programs to combine these functions from the "c" language, where the aim is that the functions can work with matrices of any size, relying on the speed of the disk cache when the matrices are small, <text:s/>seamlessly using multiple cores or disk chopping if the matrices get large. <text:s/>These are described in section 5, and it is unlikely that the user will need to proceed further down.<text:span text:style-name="T219"> <text:s/>In particular, the functions level choses the strategy - to work simply, multi-core or disk-chopping depending on the sizes of the matrices.</text:span></text:p>
      <text:p text:style-name="P59"/>
      <text:p text:style-name="P323"><text:span text:style-name="T1">Section </text:span><text:span text:style-name="T26">4</text:span><text:span text:style-name="T1"> –</text:span><text:span text:style-name="T26"> Programs</text:span></text:p>
      <text:p text:style-name="P174"/>
      <text:p text:style-name="P322">z<text:span text:style-name="T154">e2</text:span><text:span text:style-name="T109"> </text:span><text:span text:style-name="T112">&lt;</text:span><text:span text:style-name="T115">m1</text:span><text:span text:style-name="T111">&gt; </text:span><text:span text:style-name="T113">&lt;</text:span><text:span text:style-name="T115">m2</text:span><text:span text:style-name="T125">&gt;</text:span><text:span text:style-name="T113"> </text:span><text:span text:style-name="T120">=</text:span><text:span text:style-name="T113"> </text:span><text:span text:style-name="T118">exterior square of m1</text:span></text:p>
      <text:p text:style-name="P30"/>
      <text:p text:style-name="P181">This program <text:span text:style-name="T154">reads m1 into memory, and then forms its exterior square. <text:s/>There is no requirement that m1 be square.</text:span></text:p>
      <text:p text:style-name="P181"/>
      <text:p text:style-name="P188">The basis chosen for the resulting space is (Vi.Vj-<text:span text:style-name="T157">Vj.Vi</text:span>) for i &lt; j in lexicographic order of the pair (i,j). <text:s/>The program uses cut-n-paste and DSMad for the innermost loop.</text:p>
      <text:p text:style-name="P188"/>
      <text:p text:style-name="P71">Example</text:p>
      <text:p text:style-name="P30"/>
      <text:p text:style-name="P303">z<text:span text:style-name="T155">e2</text:span> <text:span text:style-name="T139">a1 b1</text:span></text:p>
      <text:p text:style-name="P30"/>
      <text:p text:style-name="P181">Computes the <text:span text:style-name="T155">exterior square of a1 and writes it to b1</text:span>.</text:p>
      <text:p text:style-name="P137"/>
      <text:p text:style-name="P240">Performance.</text:p>
      <text:p text:style-name="P146"/>
      <text:p text:style-name="P191">Making the exterior square of 448 (giving dimension 100128) for the following fields takes the times given. <text:s/>q=2 takes 13 sec, q=3 takes 21 sec, q=17 takes 104 sec, q=169 takes <text:span text:style-name="T156">113 sec</text:span>, q=<text:span text:style-name="T156">15625 (5</text:span><text:span text:style-name="T54">6</text:span><text:span text:style-name="T156">) takes 423 sec, q=234571 (a prime) takes 551 sec.</text:span></text:p>
      <text:p text:style-name="P193">For <text:span text:style-name="T1">extension</text:span> fields above 65536, performance is much lower. <text:s/>Making the exterior square of 142 (giving dimension 10011) for 823543 (7<text:span text:style-name="T43">7</text:span>) takes <text:span text:style-name="T158">1444 sec, or about 24 <text:s/>mins.</text:span></text:p>
      <text:p text:style-name="P193"/>
      <text:p text:style-name="P193">Performance is quadratic in the dimension <text:span text:style-name="T175">and only a single core is used</text:span>.</text:p>
      <text:p text:style-name="P146"/>
      <text:p text:style-name="P248">Suggestions for Version 3.</text:p>
      <text:p text:style-name="P258"/>
      <text:p text:style-name="P261">It is possible that a version of this program using linear form technology would improve things considerably for large extension fields</text:p>
      <text:p text:style-name="P261"/>
      <text:p text:style-name="P176"/>
      <text:p text:style-name="P95">z<text:span text:style-name="T154">e3</text:span><text:span text:style-name="T109"> </text:span><text:span text:style-name="T112">&lt;</text:span><text:span text:style-name="T115">m1</text:span><text:span text:style-name="T111">&gt; </text:span><text:span text:style-name="T113">&lt;</text:span><text:span text:style-name="T115">m2</text:span><text:span text:style-name="T113"> </text:span><text:span text:style-name="T120">=</text:span><text:span text:style-name="T113"> </text:span><text:span text:style-name="T118">exterior </text:span><text:span text:style-name="T121">cub</text:span><text:span text:style-name="T118">e of m1</text:span><text:span text:style-name="T113">&gt;</text:span></text:p>
      <text:p text:style-name="P292"><text:span text:style-name="T154">Exterior (Skew) cube</text:span>.</text:p>
      <text:p text:style-name="P32"/>
      <text:p text:style-name="P183">This program <text:span text:style-name="T154">reads m1 into memory, and then forms its exterior cube. <text:s/>There is no requirement that m1 be square.</text:span></text:p>
      <text:p text:style-name="P183"/>
      <text:p text:style-name="P190">The basis chosen for the resulting space is <text:span text:style-name="T177">(i,j,k) in </text:span>lexicographic order. <text:span text:style-name="T161"><text:s/>The program uses cut-n-paste and DSMad for the innermost loop.</text:span></text:p>
      <text:p text:style-name="P190"/>
      <text:p text:style-name="P73">Example</text:p>
      <text:p text:style-name="P32"/>
      <text:p text:style-name="P305"><text:soft-page-break/>z<text:span text:style-name="T155">e3</text:span> <text:span text:style-name="T139">a1 b1</text:span></text:p>
      <text:p text:style-name="P32"/>
      <text:p text:style-name="P183">Computes the <text:span text:style-name="T155">exterior cube of a1 and writes it to b1</text:span>.</text:p>
      <text:p text:style-name="P139"/>
      <text:p text:style-name="P242">Performance.</text:p>
      <text:p text:style-name="P148"/>
      <text:p text:style-name="P199">Making the exterior cube of 85 (dimension 102340) for the following fields takes the times given. <text:s/>q=2 takes <text:span text:style-name="T178">3m15s</text:span>, q=3 takes <text:span text:style-name="T178">3m34s, </text:span><text:s/><text:span text:style-name="T178">q=17 takes 4m11s, q=169 takes 4m15s, q=15625 (5</text:span><text:span text:style-name="T55">6</text:span><text:span text:style-name="T178">) takes 13 mins and q=234571 takes 15m25s.</text:span></text:p>
      <text:p text:style-name="P200">For extension fields above 65536, performance is much lower. <text:s/>823543 (7<text:span text:style-name="T43">7</text:span>) . . .</text:p>
      <text:p text:style-name="P200"/>
      <text:p text:style-name="P196">Performance is quadratic in the dimension <text:span text:style-name="T179">of the output, and only a single core is used</text:span>.</text:p>
      <text:p text:style-name="P148"/>
      <text:p text:style-name="P250">Suggestions for Version 3.</text:p>
      <text:p text:style-name="P259"/>
      <text:p text:style-name="P112">It is possible that a version of this program using linear form technology would improve things considerably for large extension fields</text:p>
      <text:p text:style-name="P263"/>
      <text:p text:style-name="P262"/>
      <text:p text:style-name="P93">z<text:span text:style-name="T108">fr</text:span><text:span text:style-name="T109"> </text:span><text:span text:style-name="T111">&lt;input&gt; &lt;output&gt;</text:span></text:p>
      <text:p text:style-name="P287">Frobenius automorphism</text:p>
      <text:p text:style-name="P26"/>
      <text:p text:style-name="P36">The Frobenius <text:span text:style-name="T135">field </text:span>automorphism is applied to each matrix entry separately of the input matrix to produce the output. <text:s/>This program is applicable to any input matrix.</text:p>
      <text:p text:style-name="P36">Internally it uses <text:span text:style-name="T208">four</text:span> modes. <text:s/></text:p>
      <text:p text:style-name="P36">Mode 1 just copies the matrix when the field is <text:span text:style-name="T135">of prime order</text:span>.</text:p>
      <text:p text:style-name="P57">Mode 2 computes a byte-wide lookup table and applies this using pcunf, and is used for all extension fields up to 256. <text:s/></text:p>
      <text:p text:style-name="P36">Mode <text:span text:style-name="T208">3</text:span> uses logs if they are provided <text:span text:style-name="T136">by the field module</text:span>, namely for extension fields of order <text:span text:style-name="T208">at least 289 </text:span>at most 65536.</text:p>
      <text:p text:style-name="P36">Mode <text:span text:style-name="T208">5</text:span> uses the binary powering methods for all other cases.</text:p>
      <text:p text:style-name="P36"/>
      <text:p text:style-name="P154"><text:span text:style-name="T135">The program</text:span> works by reading and writing one row at a time, so is <text:span text:style-name="T135">virtually</text:span> </text:p>
      <text:p text:style-name="P154">unlimited in the size of matrix it can handle.</text:p>
      <text:p text:style-name="P151"/>
      <text:p text:style-name="P151">zfr2 is the production version. <text:s/>There is a<text:span text:style-name="T135">lso a</text:span> <text:span text:style-name="T135">slow, </text:span>simple zfr1 (for testing <text:span text:style-name="T135">only</text:span>)</text:p>
      <text:p text:style-name="P26"/>
      <text:p text:style-name="P67">Example</text:p>
      <text:p text:style-name="P26"/>
      <text:p text:style-name="P299">z<text:span text:style-name="T108">fr</text:span> <text:span text:style-name="T108">a1 b1</text:span></text:p>
      <text:p text:style-name="P26"/>
      <text:p text:style-name="P133">applies the Frobenius automorphism to a1, producing b1.</text:p>
      <text:p text:style-name="P133"/>
      <text:p text:style-name="P236">Performance.</text:p>
      <text:p text:style-name="P140"/>
      <text:p text:style-name="P140"><text:soft-page-break/>The program is primarily aimed at fields of order at most 65536. <text:s/><text:span text:style-name="T134">For 100,000 x 100,000 . . . over 2</text:span><text:span text:style-name="T45">2</text:span><text:span text:style-name="T134"> zfr takes about 52 seconds, and for 3</text:span><text:span text:style-name="T45">2</text:span><text:span text:style-name="T134"> about 105 seconds and for 5</text:span><text:span text:style-name="T50">6</text:span><text:span text:style-name="T144"> it takes 9 minutes. <text:s/>They are pretty-much disk I/O-bound.</text:span></text:p>
      <text:p text:style-name="P140"/>
      <text:p text:style-name="P140">For fields <text:span text:style-name="T144">of order greater than 65536,</text:span> the program is <text:span text:style-name="T211">very</text:span> bit slow but works. <text:s/>For example <text:span text:style-name="T138">with </text:span>1000 x 1000 matrices . . . over 3<text:span text:style-name="T43">25</text:span>, zfr takes 270 seconds, and over 257<text:span text:style-name="T43">2</text:span> takes 170 seconds.</text:p>
      <text:p text:style-name="P140"/>
      <text:p text:style-name="P140">The program is of quadratic complexity in the dimension <text:span text:style-name="T135">and uses only a single core.</text:span></text:p>
      <text:p text:style-name="P140"/>
      <text:p text:style-name="P253">Suggestions for Version 3.</text:p>
      <text:p text:style-name="P162"/>
      <text:p text:style-name="P166"><text:span text:style-name="T208">Mode 4 using extract and assemble should be implemented, </text:span>working with little matrices and vectors mod p.</text:p>
      <text:p text:style-name="P166"/>
      <text:p text:style-name="P96">z<text:span text:style-name="T137">kb</text:span><text:span text:style-name="T109"> </text:span><text:span text:style-name="T112">&lt;</text:span><text:span text:style-name="T111">input&gt; </text:span><text:span text:style-name="T113">&lt;</text:span><text:span text:style-name="T122">small</text:span><text:span text:style-name="T113"> field order &gt; </text:span><text:span text:style-name="T111">&lt;output&gt;</text:span></text:p>
      <text:p text:style-name="P293"><text:span text:style-name="T180">Matrix “bloat”</text:span>.</text:p>
      <text:p text:style-name="P33"/>
      <text:p text:style-name="P86">This program has not yet been written!</text:p>
      <text:p text:style-name="P45"/>
      <text:p text:style-name="P47">Each entry in the input matrix (in a “larger” field) is rewritten as a matrix in the smaller field, so that the field is made smaller at the expense of the dimension.</text:p>
      <text:p text:style-name="P40"/>
      <text:p text:style-name="P76">Design.</text:p>
      <text:p text:style-name="P45"/>
      <text:p text:style-name="P45">If the field is the same, the matrix is simply copied.</text:p>
      <text:p text:style-name="P45"/>
      <text:p text:style-name="P78"><text:span text:style-name="T27">Otherwise the key step is to compute a companion matrix over the smaller field representing the generator of the larger one. <text:s/></text:span><text:span text:style-name="T39">This looks a bit tricky. <text:s/>The basic idea is to compute, as an element of the large field, the roots of the small-field polynomial and then compute the polynomial itself. <text:s/>It remains then to identify the elements of the large field that are in fact in the small one as elements in the small one. <text:s/>This problem arises with greater force in zkc, and the solution (whatever it may be) needs to be applied to this program also. <text:s/>If the target field is the ground field, or if logs are available, this does not pose too great a problem, but otherwise I think there is a need to do Gaussian elimination over the ground field to solve this problem, so I am not writing this program at the moment until I have thought this out properly.</text:span></text:p>
      <text:p text:style-name="P48"/>
      <text:p text:style-name="P78"><text:span text:style-name="T27">Once this has been done, it is powered up (in Dfmt) to make one matrix for each power of the generator in the large field. <text:s/>For example to move from 3</text:span><text:span text:style-name="T44">12</text:span><text:span text:style-name="T64"> to 3</text:span><text:span text:style-name="T44">3</text:span><text:span text:style-name="T64"> we make 12 powers. <text:s/>Each element of the input matrix is then extracted into its coefficients (over the ground field) and the corresponding matrices multiply-and-added to make a block of the output matrix.</text:span></text:p>
      <text:p text:style-name="P156"/>
      <text:p text:style-name="P74">Example</text:p>
      <text:p text:style-name="P33"/>
      <text:p text:style-name="P306"><text:soft-page-break/>z<text:span text:style-name="T139">kb</text:span> <text:span text:style-name="T139">a1 3 b1</text:span></text:p>
      <text:p text:style-name="P33"/>
      <text:p text:style-name="P161">writes b1 as the matrix a1, but <text:span text:style-name="T141">written </text:span>over the field of order <text:span text:style-name="T180">3</text:span>. <text:s/>The matrix a1 must be over a field of <text:span text:style-name="T180">order 3</text:span><text:span text:style-name="T56">d</text:span><text:span text:style-name="T180"> and the dimension of the matrix is increased by a factor of d.</text:span></text:p>
      <text:p text:style-name="P161"/>
      <text:p text:style-name="P243">Performance.</text:p>
      <text:p text:style-name="P149"/>
      <text:p text:style-name="P201">None as yet.</text:p>
      <text:p text:style-name="P149"/>
      <text:p text:style-name="P251">Suggestions for Version 3.</text:p>
      <text:p text:style-name="P167"/>
      <text:p text:style-name="P201">None as yet.</text:p>
      <text:p text:style-name="P167"/>
      <text:p text:style-name="P90">z<text:span text:style-name="T137">kc</text:span><text:span text:style-name="T109"> </text:span><text:span text:style-name="T112">&lt;</text:span><text:span text:style-name="T111">input&gt; </text:span><text:span text:style-name="T113">&lt;</text:span><text:span text:style-name="T114">small</text:span><text:span text:style-name="T113"> field order &gt; </text:span><text:span text:style-name="T111">&lt;output&gt;</text:span></text:p>
      <text:p text:style-name="P288">Field <text:span text:style-name="T144">Contract</text:span>.</text:p>
      <text:p text:style-name="P28"/>
      <text:p text:style-name="P38"><text:span text:style-name="T137">Each entry in the input matrix (in a “larger” field) is rewritten (if possible) in the smaller field, whose order is given in &lt;small field order&gt;.</text:span><text:span text:style-name="T71"> <text:s/>The </text:span><text:span text:style-name="T72">smaller field must be a subfield of the larger one. <text:s/>If an entry is found that is not in the smaller field, the conversion is abandoned with an error message.</text:span></text:p>
      <text:p text:style-name="P170"/>
      <text:p text:style-name="P42"><text:span text:style-name="T72">I</text:span><text:span text:style-name="T57">nternally, zkc uses three modes.</text:span></text:p>
      <text:p text:style-name="P39">Mode 1 just copies the matrix when the field<text:span text:style-name="T139">s are identical</text:span>.</text:p>
      <text:p text:style-name="P39">Mode 2 uses <text:span text:style-name="T139">the natural embedding if the field of &lt;output&gt; is of prime order.</text:span></text:p>
      <text:p text:style-name="P39"><text:span text:style-name="T57">Mode 3 </text:span><text:span text:style-name="T73">uses log and alog to make the conversion, and is therefore limited to &lt;input&gt; fields of order at most 65536.</text:span></text:p>
      <text:p text:style-name="P173"/>
      <text:p text:style-name="P42"><text:span text:style-name="T57">If none of these applies, the current version of the program will not function at all. <text:s/>This will be the case where the &lt;input&gt; field is bigger than 65536, and the &lt;output&gt; field is </text:span><text:span text:style-name="T74">strictly </text:span><text:span text:style-name="T57">smaller, but still not the prime field.</text:span></text:p>
      <text:p text:style-name="P38"/>
      <text:p text:style-name="P153"><text:span text:style-name="T135">The program</text:span> works by reading and writing one row at a time, so is <text:span text:style-name="T135">virtually</text:span> unlimited in the size of matrix it can handle.</text:p>
      <text:p text:style-name="P153"/>
      <text:p text:style-name="P160">There is only one version – zk<text:span text:style-name="T145">c</text:span> – of this program.</text:p>
      <text:p text:style-name="P28"/>
      <text:p text:style-name="P69">Example</text:p>
      <text:p text:style-name="P28"/>
      <text:p text:style-name="P301">z<text:span text:style-name="T139">kc</text:span> <text:span text:style-name="T139">a1 9 b1</text:span></text:p>
      <text:p text:style-name="P28"/>
      <text:p text:style-name="P160">writes b1 as the matrix a1, but <text:span text:style-name="T141">written </text:span>over the field of order 9. <text:s/>The matrix a1 must be <text:span text:style-name="T145">over a field of order { 9 , 81 , 729 , 6561 , 59049 }, </text:span>or an error message will be given. <text:s/><text:span text:style-name="T145">Furthermore the basis must be such that each element of the input matrix is actually already in the field of order 9, even though it is not written as such. <text:s/>The “standard basis” procedure is usually used to reach this stage.</text:span></text:p>
      <text:p text:style-name="P135"><text:soft-page-break/></text:p>
      <text:p text:style-name="P238">Performance.</text:p>
      <text:p text:style-name="P143"/>
      <text:p text:style-name="P172">The performance of this program is relatively insensitive to the field. <text:s/>For 100,000 x 100,000 it took 512 sec from 3<text:span text:style-name="T43">10</text:span> to 3<text:span text:style-name="T43">2</text:span>, 629 sec from 991<text:span text:style-name="T43">3</text:span> to 991, 442 sec from 2<text:span text:style-name="T43">3</text:span> to 2 and 424 sec from 5<text:span text:style-name="T43">6</text:span> to 5<text:span text:style-name="T43">3</text:span>.</text:p>
      <text:p text:style-name="P143"/>
      <text:p text:style-name="P143">The program is of quadratic complexity in the dimension <text:span text:style-name="T135">and uses only a single core.</text:span></text:p>
      <text:p text:style-name="P143"/>
      <text:p text:style-name="P246">Suggestions for Version 3.</text:p>
      <text:p text:style-name="P164"/>
      <text:p text:style-name="P43"><text:span text:style-name="T57">Once the linear functions module has settled down it should be possible to do large extension fields to </text:span><text:span text:style-name="T74">smaller</text:span><text:span text:style-name="T57"> ones by working with little matrices and vectors mod p, </text:span><text:span text:style-name="T74">thereby allowing the program to work in all cases.</text:span></text:p>
      <text:p text:style-name="P171"/>
      <text:p text:style-name="P44"><text:span text:style-name="T74">I</text:span><text:span text:style-name="T57">t would also be possible to use some sort of hash-table look-up for the case where the input field is large but the output field is reasonably small.</text:span></text:p>
      <text:p text:style-name="P171"/>
      <text:p text:style-name="P91">z<text:span text:style-name="T137">kx</text:span><text:span text:style-name="T109"> </text:span><text:span text:style-name="T112">&lt;</text:span><text:span text:style-name="T111">input&gt; </text:span><text:span text:style-name="T113">&lt;big field order &gt; </text:span><text:span text:style-name="T111">&lt;output&gt;</text:span></text:p>
      <text:p text:style-name="P289">Field Extend.</text:p>
      <text:p text:style-name="P27"/>
      <text:p text:style-name="P37"><text:span text:style-name="T137">Each entry in the input matrix (in a “smaller” field) is rewritten in a larger field whose order is given in &lt;big field order&gt;. <text:s/>There are issues if the input is already over an extension field approaching 2</text:span><text:span text:style-name="T46">32</text:span><text:span text:style-name="T71">, as described below. <text:s/>The input field must be a subfield of the field of order &lt;big field order&gt;.</text:span></text:p>
      <text:p text:style-name="P155"/>
      <text:p text:style-name="P37">Internally it uses t<text:span text:style-name="T139">hree</text:span> modes. <text:s/></text:p>
      <text:p text:style-name="P37">Mode 1 just copies the matrix when the field<text:span text:style-name="T139">s are identical</text:span>.</text:p>
      <text:p text:style-name="P37">Mode 2 uses <text:span text:style-name="T139">the natural embedding if the field of &lt;input&gt; is of prime order.</text:span></text:p>
      <text:p text:style-name="P37">Mode 3 <text:span text:style-name="T139">makes a look-up table for each element of the smaller &lt;input&gt; field, and then looks up each input element to produce the output element.</text:span></text:p>
      <text:p text:style-name="P37"/>
      <text:p text:style-name="P152"><text:span text:style-name="T135">The program</text:span> works by reading and writing one row at a time, so is <text:span text:style-name="T135">virtually</text:span> unlimited in the size of matrix it can handle.</text:p>
      <text:p text:style-name="P152"/>
      <text:p text:style-name="P157">There is only one version – zkx – of this program.</text:p>
      <text:p text:style-name="P27"/>
      <text:p text:style-name="P68">Example</text:p>
      <text:p text:style-name="P27"/>
      <text:p text:style-name="P300">z<text:span text:style-name="T139">kx</text:span> <text:span text:style-name="T139">a1 729 b1</text:span></text:p>
      <text:p text:style-name="P27"/>
      <text:p text:style-name="P158">writes b1 as the matrix a1, but <text:span text:style-name="T141">written </text:span>over the field of order 729. <text:s/>The matrix a1 must be over a field of order 3, 9, 27 or 729, or an error message will be given.</text:p>
      <text:p text:style-name="P134"/>
      <text:p text:style-name="P237">Performance.</text:p>
      <text:p text:style-name="P141"/>
      <text:p text:style-name="P157"><text:soft-page-break/>Mode 1 (fields identical) is not a very useful case, and should run at I/O speed. <text:s/><text:span text:style-name="T142">For example</text:span> <text:span text:style-name="T142">100,000 x 100,000 takes 52 seconds from 2</text:span><text:span text:style-name="T48">2</text:span><text:span text:style-name="T142"> to 2</text:span><text:span text:style-name="T48">2</text:span><text:span text:style-name="T142">.</text:span></text:p>
      <text:p text:style-name="P157">Mode 2 (extending from a ground field to an extension field) <text:span text:style-name="T143">is</text:span> fine in all cases. <text:s/><text:span text:style-name="T143">For example extending 61 to 61</text:span><text:span text:style-name="T49">4</text:span><text:span text:style-name="T140"> (13845841) takes 530 seconds at 100,000 x 100,000. <text:s/>No table look-up is required in this case.</text:span></text:p>
      <text:p text:style-name="P159">Mode 3 (Extending from an extension field to a larger extension field) is fine provided the <text:span text:style-name="T127">field</text:span> of the &lt;input&gt; is less than 1,000,000 or so. <text:s/><text:span text:style-name="T142">Extending 100,000 x 100,000 <text:s/>from 2</text:span><text:span text:style-name="T48">2</text:span><text:span text:style-name="T142"> to 2</text:span><text:span text:style-name="T48">4</text:span><text:span text:style-name="T142"> takes 300 sec, from 2</text:span><text:span text:style-name="T48">2</text:span><text:span text:style-name="T142"> to 2</text:span><text:span text:style-name="T48">12</text:span><text:span text:style-name="T142"> takes 350 sec, and from 3</text:span><text:span text:style-name="T49">6</text:span><text:span text:style-name="T142"> to 3</text:span><text:span text:style-name="T49">12</text:span><text:span text:style-name="T142"> takes 675 sec.</text:span></text:p>
      <text:p text:style-name="P159"><text:span text:style-name="T142">F</text:span>or “massive” &lt;input&gt; <text:span text:style-name="T1">extension</text:span> field<text:span text:style-name="T143">s, however</text:span>, this program is slow and may even fail entirely <text:span text:style-name="T146">due to the excessive size of the look-up table</text:span>. <text:s/><text:span text:style-name="T140">For example, extending 3</text:span><text:span text:style-name="T47">12</text:span><text:span text:style-name="T140"> (531,441) to 3</text:span><text:span text:style-name="T47">24</text:span><text:span text:style-name="T140"> , it takes nearly a minute to build the look-up table, though the conversion of a 10,000 x 10,000 matrix then only takes another ten seconds. </text:span></text:p>
      <text:p text:style-name="P142"/>
      <text:p text:style-name="P142">The program is of quadratic complexity in the dimension <text:span text:style-name="T135">and uses only a single core.</text:span></text:p>
      <text:p text:style-name="P142"/>
      <text:p text:style-name="P245">Suggestions for Version 3.</text:p>
      <text:p text:style-name="P163"/>
      <text:p text:style-name="P163">Once the linear functions module has settled down it should be possible to do large extension fields to yet larger ones by working with little matrices and vectors mod p, removing the need for the look-up table when the input is over a large extension field.</text:p>
      <text:p text:style-name="P177">The look-up table method should still be used for small and moderate starting fields.</text:p>
      <text:p text:style-name="P177"/>
      <text:p text:style-name="P168"/>
      <text:p text:style-name="P97">z<text:span text:style-name="T181">pt</text:span><text:span text:style-name="T109"> </text:span><text:span text:style-name="T112">&lt;</text:span><text:span text:style-name="T123">vec</text:span><text:span text:style-name="T111">&gt; </text:span><text:span text:style-name="T113">&lt;</text:span><text:span text:style-name="T123">gen-pfx</text:span><text:span text:style-name="T113"> &gt; </text:span><text:span text:style-name="T111">&lt;</text:span><text:span text:style-name="T123">#gens</text:span><text:span text:style-name="T111">&gt; </text:span><text:span text:style-name="T123">&lt;output-space&gt;</text:span></text:p>
      <text:p text:style-name="P295">Prethrash</text:p>
      <text:p text:style-name="P34"/>
      <text:p text:style-name="P87">This program has not yet been written!</text:p>
      <text:p text:style-name="P46"/>
      <text:p text:style-name="P49">The vector <text:span text:style-name="T129">TBD</text:span><text:span text:style-name="T126"> or vectors?</text:span> in &lt;vec&gt; <text:span text:style-name="T182">is grown to a space that </text:span>is multiplied repeatedly by the generators, <text:span text:style-name="T182">discarding any that are linearly dependent,</text:span> until <text:span text:style-name="T182">it reaches the stage where 64 vectors </text:span><text:span text:style-name="T129">TBD</text:span><text:span text:style-name="T126"> can this be over-ridden by the user?</text:span><text:span text:style-name="T182"> or more would be multiplied by the next generator. <text:s/>It is then output, along with a little file </text:span><text:span text:style-name="T128">(</text:span><text:span text:style-name="T129">TBD</text:span><text:span text:style-name="T126"> to ./nextgen?)</text:span><text:span text:style-name="T110"> </text:span><text:span text:style-name="T129">TBD</text:span><text:span text:style-name="T126"> in decimal? <text:s/>In standard file format?</text:span><text:span text:style-name="T182"> specifying the next generator that was not used.</text:span></text:p>
      <text:p text:style-name="P41"/>
      <text:p text:style-name="P77">Design.</text:p>
      <text:p text:style-name="P46"/>
      <text:p text:style-name="P50">The program works in a single core in Dfmt, retaining the original orbit of vectors. <text:s/>It works by keeping and multiplying the original vectors, keeping a separate echelon form (unreduced – not back-cleaned) to test linear dependence. <text:s/>It is therefore suitable for both split and standard-base</text:p>
      <text:p text:style-name="P49"/>
      <text:p text:style-name="P178"/>
      <text:p text:style-name="P94">z<text:span text:style-name="T159">s2</text:span><text:span text:style-name="T109"> </text:span><text:span text:style-name="T112">&lt;</text:span><text:span text:style-name="T115">m1</text:span><text:span text:style-name="T111">&gt; </text:span><text:span text:style-name="T113">&lt;</text:span><text:span text:style-name="T115">m2</text:span><text:span text:style-name="T113"> <text:s/></text:span><text:span text:style-name="T120">=</text:span><text:span text:style-name="T113"> </text:span><text:span text:style-name="T119">Symmetric</text:span><text:span text:style-name="T118"> of m1</text:span><text:span text:style-name="T113">&gt;</text:span></text:p>
      <text:p text:style-name="P291"><text:soft-page-break/><text:span text:style-name="T159">Symmetric square – action on quadratic polynomials</text:span>.</text:p>
      <text:p text:style-name="P31"/>
      <text:p text:style-name="P182">This program <text:span text:style-name="T154">reads m1 into memory, and then forms its symmetric square. <text:s/>There is no requirement that m1 be square.</text:span></text:p>
      <text:p text:style-name="P182"/>
      <text:p text:style-name="P189">The basis chosen for the resulting space is <text:span text:style-name="T160">first Vi.Vi for all I, and then </text:span>(Vi.Vj<text:span text:style-name="T159">+Vj.Vi</text:span>) for i &lt; j in lexicographic order of the pair (i,j).<text:span text:style-name="T161"> <text:s/></text:span><text:span text:style-name="T162">Cut-n-paste and </text:span><text:span text:style-name="T161">DSMad </text:span><text:span text:style-name="T162">are used </text:span><text:span text:style-name="T161">for the innermost loop.</text:span></text:p>
      <text:p text:style-name="P189"/>
      <text:p text:style-name="P197">The program computes the action on quadratic polynomials. <text:s/>In characteristic 2 this is the tensor square modulo the exterior square, with the Frobenius square as a submodule. <text:s/>If the action on the subspace is wanted, this can be obtained by first transposing the generators, then applying this program, then transposing the result.</text:p>
      <text:p text:style-name="P189"/>
      <text:p text:style-name="P72">Example</text:p>
      <text:p text:style-name="P31"/>
      <text:p text:style-name="P304">z<text:span text:style-name="T159">s2</text:span> <text:span text:style-name="T139">a1 b1</text:span></text:p>
      <text:p text:style-name="P31"/>
      <text:p text:style-name="P182">Computes the <text:span text:style-name="T160">symmetric square of a1 and writes it to b1</text:span>.</text:p>
      <text:p text:style-name="P138"/>
      <text:p text:style-name="P241">Performance.</text:p>
      <text:p text:style-name="P147"/>
      <text:p text:style-name="P192">Making the <text:span text:style-name="T160">symmetric</text:span> square of 44<text:span text:style-name="T159">7</text:span> (giving dimension 100128) for the following fields takes the times given. <text:s text:c="2"/>q=2 takes 13 sec, q=3 takes <text:span text:style-name="T160">39</text:span> sec, q=17 takes <text:span text:style-name="T160">105</text:span> sec, q=169 takes <text:span text:style-name="T156">106 sec</text:span>, q=<text:span text:style-name="T156">15625 (5</text:span><text:span text:style-name="T54">6</text:span><text:span text:style-name="T156">) takes 408 sec, q=234571 (a prime) takes 515 sec.</text:span></text:p>
      <text:p text:style-name="P195">For extension fields above 65536, performance is much lower. <text:s/>Making the <text:span text:style-name="T159">symmetric</text:span> square of 14<text:span text:style-name="T160">1</text:span> (giving dimension 10011) for 823543 (7<text:span text:style-name="T43">7</text:span>) takes <text:span text:style-name="T176">1425 <text:s/>sec, or about 24 <text:s/>mins.</text:span></text:p>
      <text:p text:style-name="P194"/>
      <text:p text:style-name="P194">Performance is quadratic in the dimension <text:span text:style-name="T175">and only a single core is used.</text:span></text:p>
      <text:p text:style-name="P147"/>
      <text:p text:style-name="P249">Suggestions for Version 3.</text:p>
      <text:p text:style-name="P264"/>
      <text:p text:style-name="P260">It is possible that a version of this program using linear form technology would improve things considerably for large extension fields.</text:p>
      <text:p text:style-name="P175"/>
      <text:p text:style-name="P92">z<text:span text:style-name="T147">te</text:span><text:span text:style-name="T109"> </text:span><text:span text:style-name="T112">&lt;</text:span><text:span text:style-name="T115">m1</text:span><text:span text:style-name="T111">&gt; </text:span><text:span text:style-name="T113">&lt;</text:span><text:span text:style-name="T115">m2</text:span><text:span text:style-name="T113"> &gt; </text:span><text:span text:style-name="T111">&lt;</text:span><text:span text:style-name="T116">m3 </text:span><text:span text:style-name="T120">=</text:span><text:span text:style-name="T116"> </text:span><text:span text:style-name="T117">m1 tensor m2</text:span><text:span text:style-name="T111">&gt;</text:span></text:p>
      <text:p text:style-name="P290"><text:span text:style-name="T147">Tensor Product</text:span>.</text:p>
      <text:p text:style-name="P29"/>
      <text:p text:style-name="P179">This program take two matrices m1 and m2, and forms their tensor product <text:span text:style-name="T149">m3</text:span>. <text:s/><text:span text:style-name="T150">In general, the operation will be fastest if m2 is the larger, provided only that m2 fits into memory.</text:span></text:p>
      <text:p text:style-name="P136"/>
      <text:p text:style-name="P179">Internally it uses <text:span text:style-name="T149">one of three strategies.</text:span></text:p>
      <text:p text:style-name="P179"><text:span text:style-name="T149">Strategy 0</text:span> is only used when the resulting matrix has zero entries – one of the input <text:soft-page-break/>dimensions is zero. <text:s/>The program still reads through the input matrices to check the checksum and to write the logfile.</text:p>
      <text:p text:style-name="P179"><text:span text:style-name="T149">Strategy 1</text:span> is the natural <text:span text:style-name="T149">one</text:span>, whereby matrix m2 is read into memory, and the matrix m1 is read one row at a time. <text:s/>As many rows of the result matrix m3 are computed at once as will fit in memory, <text:span text:style-name="T152">computed</text:span> <text:span text:style-name="T149">using cut-n-paste and scalar multiplication. <text:s/>This strategy is used provided matrix m2, one row of m1 and at least one row of m3 and a working row of m2 can all fit together into memory.</text:span></text:p>
      <text:p text:style-name="P180"><text:span text:style-name="T149">Strategy</text:span> <text:span text:style-name="T149">2</text:span> <text:span text:style-name="T148">is for when m2 is huge and m1 is tiny. <text:s/>For each row of m1 the matrix m2 is read and a chunk of m3 written with as many rows as m2 has. <text:s/>Again cut-n-paste is used to increase performance. <text:s/>This strategy is used only when there is not enough memory for strategy 1, and where at least one row of matrices m1 and m3, and two rows of m2 fit in memory. <text:s/></text:span></text:p>
      <text:p text:style-name="P136"/>
      <text:p text:style-name="P70">Example</text:p>
      <text:p text:style-name="P29"/>
      <text:p text:style-name="P302">z<text:span text:style-name="T147">te</text:span> <text:span text:style-name="T139">a1 b1 c1</text:span></text:p>
      <text:p text:style-name="P29"/>
      <text:p text:style-name="P179">Computes the tensor product of a1 and b1, and writes the result to c1. <text:s/>The matrix c1 therefore has a block structure, where each block is a copy of matrix b1 scaled by the entry in a1 corresponding to the block.</text:p>
      <text:p text:style-name="P136"/>
      <text:p text:style-name="P239">Performance.</text:p>
      <text:p text:style-name="P144"/>
      <text:p text:style-name="P187"><text:span text:style-name="T150">Under normal circumstances, the performance is dominated by the time taken to write the result. <text:s/>For example for 100x100 tensor 1000x1000 to produce a matrix of 100,000x100,000 for the following fields, the times given. <text:s/>q=2 takes 10 sec, q=3 takes 19 sec, q=243 (3</text:span><text:span text:style-name="T51">5</text:span><text:span text:style-name="T150">) takes 108 sec, <text:s/>q=257 takes 240 sec. <text:s/>In common with meataxe64 generally, performance is poor for extension fields of order greater than 65536, so that 100x100 tensor 100x100 for the field of order 9765625 (5</text:span><text:span text:style-name="T52">10</text:span><text:span text:style-name="T151">) takes 1410 sec (23.5 mins). <text:s/>This is primarily spent doing the 10</text:span><text:span text:style-name="T53">8</text:span><text:span text:style-name="T153"> field multiplications.</text:span></text:p>
      <text:p text:style-name="P187"/>
      <text:p text:style-name="P198">Only a single core is used.</text:p>
      <text:p text:style-name="P145"/>
      <text:p text:style-name="P247">Suggestions for Version 3.</text:p>
      <text:p text:style-name="P165"/>
      <text:p text:style-name="P229">For extension fields of order greater than 65536 it may be desirable to find a better way to multiply field elements for this program. <text:s/>For example, where log and antilog tables fit in memory, it would be worthwhile for large matrices to compute this upfront for the zte program. <text:s/>Alternatively the linear functions module may provide a better approach once it is settled.</text:p>
      <text:p text:style-name="P229"/>
      <text:p text:style-name="P98">z<text:span text:style-name="T147">tr</text:span><text:span text:style-name="T109"> </text:span><text:span text:style-name="T112">&lt;</text:span><text:span text:style-name="T115">m1</text:span><text:span text:style-name="T111">&gt; </text:span><text:span text:style-name="T113">&lt;</text:span><text:span text:style-name="T115">m2</text:span><text:span text:style-name="T113"> </text:span><text:span text:style-name="T124">= transpose of m1</text:span><text:span text:style-name="T113">&gt;</text:span></text:p>
      <text:p text:style-name="P294"><text:span text:style-name="T211">Transpose</text:span>.</text:p>
      <text:p text:style-name="P35"/>
      <text:p text:style-name="P186">This program take<text:span text:style-name="T211">s</text:span> <text:span text:style-name="T211">one input matrix and computes its transpose.</text:span></text:p>
      <text:p text:style-name="P230">There are currently <text:span text:style-name="T213">four</text:span> implementations. <text:s/>ztr1 is a simple-minded memory version <text:soft-page-break/>for testing purposes only. <text:s/>ztr2 <text:span text:style-name="T213">does a single-core slab-based transpose in memory, ztr3 used multiple cores in memory - now entirely obsolete. <text:s/>ztr4 is the production version, transposing in memory if possible, otherwise chopping on disk. <text:s/>The slab transpose uses cache-friendly look-up tables and a single core is fast enough to keep up with the disk. <text:s/>This version will only use 10% of memory at most.</text:span></text:p>
      <text:p text:style-name="P230"/>
      <text:p text:style-name="P75">Example</text:p>
      <text:p text:style-name="P35"/>
      <text:p text:style-name="P307">z<text:span text:style-name="T147">tr</text:span> <text:span text:style-name="T139">a1 b1</text:span></text:p>
      <text:p text:style-name="P35"/>
      <text:p text:style-name="P186">Computes the <text:span text:style-name="T211">transpose of a1 and put the result into b1.</text:span></text:p>
      <text:p text:style-name="P186"/>
      <text:p text:style-name="P244">Performance.</text:p>
      <text:p text:style-name="P150"/>
      <text:p text:style-name="P230">The performance is dominated by the time taken to perform the disk I/O. <text:s/>On my laptop, it takes 25 seconds to transpose a 1 GB matrix<text:span text:style-name="T214"> essentially</text:span> independent of the field.</text:p>
      <text:p text:style-name="P150"/>
      <text:p text:style-name="P252">Suggestions for Version 3.</text:p>
      <text:p text:style-name="P169"/>
      <text:p text:style-name="P232">No enhancement currently expected.</text:p>
      <text:p text:style-name="P310"><text:span text:style-name="T193">Appendix</text:span> <text:span text:style-name="T216">1</text:span> – <text:span text:style-name="T194">Things to do.</text:span></text:p>
      <text:p text:style-name="P122"/>
      <text:p text:style-name="P271"><text:span text:style-name="T206">1. <text:s/></text:span><text:span text:style-name="T207">Port zpe to new interfaces <text:s/></text:span><text:span text:style-name="T194">DONE</text:span>.</text:p>
      <text:p text:style-name="P284">The zpe program is now the only program that uses the older technology. <text:s/>It needs to be ported to the new interfaces, after which a general clear-up of the thread-farm will be possible, deleting lots of older routines. <text:s/>There is also a more minor clear-up of the proggies, which probably still have some older things.</text:p>
      <text:p text:style-name="P282"><text:span text:style-name="T194">2</text:span>. <text:s/><text:span text:style-name="T194">Write a proper (multi-core) ftra</text:span>.<text:span text:style-name="T212"> <text:s/></text:span><text:span text:style-name="T199">NOT NEEDED</text:span></text:p>
      <text:p text:style-name="P284">Thackray’s ztr4 is now working correctly, but the foo program that it calls is still the single-core version.<text:span text:style-name="T212"> <text:s/>NO! <text:s/>The table-based single-core ftra is now fast enough.</text:span></text:p>
      <text:p text:style-name="P271"><text:span text:style-name="T194">3</text:span>. <text:s/><text:span text:style-name="T194">Sort out mezzanine.</text:span></text:p>
      <text:p text:style-name="P215">Ther<text:span text:style-name="T215">e are eventually two mezzanine programs</text:span>.<text:span text:style-name="T215"> <text:s/>The first (and easiest) is multiply-and-add. <text:s/>This is mainly done, needing only flow-control on the addition matrix. <text:s/>The Gaussian one needs to address the problem of multi-core </text:span><text:span text:style-name="T161">Gaussian elimination.</text:span><text:span text:style-name="T168"> <text:s/>Hopefully Gabi will write the "paper" that will clarify this procedure.</text:span><text:span text:style-name="T215"> <text:s/></text:span></text:p>
      <text:p text:style-name="P271"><text:span text:style-name="T194">4</text:span>. <text:s/><text:span text:style-name="T194">zpe needs to emit the row-select</text:span>.</text:p>
      <text:p text:style-name="P214">Full-scale splitting, let alone Standard Base, require knowledge of which of the new rows were linearly independent, so that these can be row-selected and further multiplied by the generators. <text:s/><text:span text:style-name="T200">This may be sufficient to produce an early “standard base” program/shell-script.</text:span></text:p>
      <text:p text:style-name="P271"><text:span text:style-name="T194">5</text:span>. <text:s/><text:span text:style-name="T215">Function for disk chopping Gaussian.</text:span></text:p>
      <text:p text:style-name="P233"><text:span text:style-name="T168">A</text:span><text:span text:style-name="T161"> whole new algorithm is needed here. <text:s/>The input matrix is chopped horizontally (only) on disk, and then the parts are subjected to mezzanine Gaussian and mezzanine multiply-and-add. <text:s/>This must (optionally) handle keeptrack, and we must consider whether a non-back-cleaned option is appropriate.</text:span></text:p>
      <text:p text:style-name="P271"><text:span text:style-name="T207">6</text:span><text:span text:style-name="T206">. <text:s/></text:span><text:span text:style-name="T207">Need a simple pre-thrash program</text:span><text:span text:style-name="T206">. <text:s/></text:span><text:span text:style-name="T205">DONE</text:span></text:p>
      <text:p text:style-name="P285">At the very early stages of spinning, whether for split or for standard base, a program is needed that simply works by reading the generators a few rows at a time and multiplies vectors, directly in Dfmt, and keeps a Gaussian version of the vectors also to test linear dependence.</text:p>
      <text:p text:style-name="P271"><text:span text:style-name="T194">7</text:span>. <text:s/><text:span text:style-name="T194">Grow the RDL, MOJ and JOB structures.</text:span></text:p>
      <text:p text:style-name="P103">The interfaces to the thread farm have now been changed, but the job of making more structures when they run out has not yet been done.</text:p>
      <text:p text:style-name="P271"><text:span text:style-name="T194">8</text:span>. <text:s/><text:span text:style-name="T195">Grow the runnable job heap</text:span></text:p>
      <text:p text:style-name="P216"><text:span text:style-name="T165">E</text:span><text:span text:style-name="T161">ach layer of the runnable job heap needs to be a separate “malloc” and the heap managed so that the rows use an array of pointers rather than a single array.</text:span></text:p>
      <text:p text:style-name="P272"><text:span text:style-name="T195">9</text:span>. <text:s/><text:span text:style-name="T195">HPMI for characteristic 5.</text:span></text:p>
      <text:p text:style-name="P216"><text:span text:style-name="T165">T</text:span><text:span text:style-name="T161">he “logic-13” approach has been fairly completely designed. <text:s/>It remains to implement it. <text:s/>I am not sure whether anything other than AVX-2 will be worth doing – I think it is OK to insist on Haswell+ for big work in characteristic 5.</text:span></text:p>
      <text:p text:style-name="P272">1<text:span text:style-name="T195">0</text:span>. <text:s/><text:span text:style-name="T195">The Barrett-41 might be replaced with Barrett-64</text:span></text:p>
      <text:p text:style-name="P216"><text:span text:style-name="T165">T</text:span><text:span text:style-name="T161">he Barrett 64 approach is more powerful than 41, but it is a subroutine call and it may be that Barrett-41 still has a place. <text:s/>This needs to be checked out, and a decision made as to how to proceed.</text:span></text:p>
      <text:p text:style-name="P216"><text:span text:style-name="T173">1</text:span><text:span text:style-name="T172">1</text:span><text:span text:style-name="T173">. <text:s/></text:span><text:span text:style-name="T172">How much performance is lost with Cfmt-Dfmt-Cfmt conversions?</text:span></text:p>
      <text:p text:style-name="P216"><text:span text:style-name="T165">A</text:span><text:span text:style-name="T161">t present, the slab multiplication converts the output to Dfmt and does the addition in Dfmt. <text:s/>It would surely be faster to have an alternative whereby the Cfmt is passed from slab to slab, though I don’t know how much faster that would be.</text:span></text:p>
      <text:p text:style-name="P273">1<text:span text:style-name="T196">2</text:span>. <text:s/><text:span text:style-name="T196">Start the job of having polynomials in meataxe64</text:span>.</text:p>
      <text:p text:style-name="P217"><text:span text:style-name="T165">T</text:span><text:span text:style-name="T161">he Holt/Rees trick is probably the place to start. <text:s/>Currently it is not really possible to work even with small matrices over large fields, and this should be fixed.</text:span></text:p>
      <text:p text:style-name="P273"><text:soft-page-break/>1<text:span text:style-name="T196">3</text:span>. <text:s/><text:span text:style-name="T196">Review the field programs zfr, zkx, zkc and zkb now the field stuff works.</text:span></text:p>
      <text:p text:style-name="P213"><text:span text:style-name="T165">The</text:span><text:span text:style-name="T166">se four programs were written before the “ground field” changes were done to the field module. <text:s/>They should now be upgraded to use these features, both for performance and also to make them work in harder cases.</text:span></text:p>
      <text:p text:style-name="P273">1<text:span text:style-name="T196">4</text:span>. <text:s/>“<text:span text:style-name="T196">thrash” program wanted</text:span>.</text:p>
      <text:p text:style-name="P217"><text:span text:style-name="T165">A</text:span><text:span text:style-name="T161">fter pre-thrash, the next stage is to use multi-core slab proggies to grow a small (but not tiny) space into a memory-full of invariant subspace.</text:span></text:p>
      <text:p text:style-name="P281">1<text:span text:style-name="T196">5</text:span>. <text:s/><text:span text:style-name="T196">A program to compute the Albrecht linear forms.</text:span><text:span text:style-name="T198">DONE</text:span></text:p>
      <text:p text:style-name="P283"><text:span text:style-name="T165">A</text:span><text:span text:style-name="T161">t present, linear forms can compute only with quadratic extensions (Karatsuba) and the field of order 8. <text:s/>Probably the key difficulty for doing other fields is to do the Gaussian work over the prime field to compute the linear forms. <text:s/>A secondary issue is to convert the matrices into a sequence of program steps to execute them. <text:s/>This would enable fields li</text:span><text:span text:style-name="T169">k</text:span><text:span text:style-name="T161">e 16, 27, 125 etc. to utilize the HPMI, which currently they do not.</text:span></text:p>
      <text:p text:style-name="P273">1<text:span text:style-name="T196">6</text:span>. <text:s/><text:span text:style-name="T196">Large prime HPMI</text:span>.</text:p>
      <text:p text:style-name="P217"><text:span text:style-name="T165">T</text:span><text:span text:style-name="T161">here are vectorized instructions that can be used to multiply lots of values at once, and (probably with several versions) this can be used to work with large primes. <text:s/>I think that different sized primes need their own version (e.g. 8-bit, 16-bit and 32-bit primes) and additionaly there may be two versions depending on how often the reduction mod p is needed. (often or rarely at least).</text:span></text:p>
      <text:p text:style-name="P273">1<text:span text:style-name="T196">7</text:span>. <text:s/><text:span text:style-name="T196">AS-code HPMI</text:span>.</text:p>
      <text:p text:style-name="P217"><text:span text:style-name="T165">F</text:span><text:span text:style-name="T161">or moderate primes (probably 11-5000) the fastest way I know to multiply matrices is to use the AS-codes. <text:s/>There is considerable difficulty in finding the correct compromise between speed and generality – the fastest for any given prime is best done specificatlly for that prime. <text:s/>This is particularly the case for “adequate reduction”.</text:span></text:p>
      <text:p text:style-name="P274">1<text:span text:style-name="T215">8</text:span>. <text:s/><text:span text:style-name="T215">Slab echelize speedup.</text:span></text:p>
      <text:p text:style-name="P105">The plan is to implement a pivot extract from Cfmt and Dftm-&gt;Cfmt conversion in the HPMI, to upgrade linear forms to enable them to extract into target (a bit like Cfmt, but in Dfmt) form, and then to change slab echelize to do a "batch" of rows in Dfmt, and then use the HPMI to do the majority of the cleaning.</text:p>
      <text:p text:style-name="P274">1<text:span text:style-name="T215">9</text:span>. <text:s/><text:span text:style-name="T215">A version of spinning with an instructions file.</text:span></text:p>
      <text:p text:style-name="P105">For free decomposition we will need a program that spins a batch of rows according to an instructions file. <text:s/>This can be used for standard base and pre-thrash, I believe.</text:p>
      <text:p text:style-name="P274"><text:span text:style-name="T215">20</text:span>. <text:s/><text:span text:style-name="T215">Pubcrawl.</text:span></text:p>
      <text:p text:style-name="P105">This program reads a group as permutations and a maximum number of registers, and produces an instructions file for visiting all the points exactly once.</text:p>
      <text:p text:style-name="P275"><text:span text:style-name="T215">21</text:span>. <text:s/><text:span text:style-name="T216">Vector Permute.</text:span></text:p>
      <text:p text:style-name="P106">As a minimum, we need a method for producing permutations for input to pubcrawl. <text:s/>There is then a very considerable scope for enhancement to work with spaces rather than vectors, helper-subgroups, multiple cores, direct condense (including trivial source condense) etc. etc. etc.</text:p>
      <text:p text:style-name="P275"><text:span text:style-name="T215">22</text:span>. <text:s/><text:span text:style-name="T216">Standard Base with instruction output.</text:span></text:p>
      <text:p text:style-name="P234"><text:span text:style-name="T161">This is needed when a new representation is investigated to produce the instruction file (including the register limit) for testing isomorphism via the spin-with-instructions. <text:s/></text:span><text:span text:style-name="T170">It is not clear where the group-algebra element belongs.</text:span></text:p>
      <text:p text:style-name="P276"><text:span text:style-name="T215">23</text:span>. <text:s/><text:span text:style-name="T215">Peakword search.</text:span></text:p>
      <text:p text:style-name="P107">This may well be several programs, whose aim is to take a set of (mainly small) representations and search for group-algebra elements with suitable nullity properties.</text:p>
      <text:p text:style-name="P107"/>
      <text:p text:style-name="P277"><text:soft-page-break/><text:span text:style-name="T215">24.</text:span> <text:span text:style-name="T217">3-tensor "transpose".</text:span></text:p>
      <text:p text:style-name="P108">For large matrices, this is a heavily disk-based operation needed to take a 3-tensor and swap the second and third indices. <text:s/>In other words, it permutes the rows such that instead of the batches being contiguous, the images of each vector of a batch are contingu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06-23T20:03:16.995653657</dc:date>
    <meta:editing-duration>P1DT6H36S</meta:editing-duration>
    <meta:editing-cycles>235</meta:editing-cycles>
    <meta:generator>LibreOffice/5.1.6.2$Linux_X86_64 LibreOffice_project/10m0$Build-2</meta:generator>
    <meta:print-date>2016-05-21T17:31:23.826722282</meta:print-date>
    <meta:document-statistic meta:table-count="0" meta:image-count="0" meta:object-count="0" meta:page-count="14" meta:paragraph-count="210" meta:word-count="4275" meta:character-count="24313" meta:non-whitespace-character-count="20081"/>
  </office:meta>
</office:document-meta>
</file>